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5.009cm"/>
    </style:style>
    <style:style style:name="Таблица1.B" style:family="table-column">
      <style:table-column-properties style:column-width="11.991cm"/>
    </style:style>
    <style:style style:name="Таблица1.A1" style:family="table-cell">
      <style:table-cell-properties style:vertical-align="middle" fo:padding="0.049cm" fo:border="none"/>
    </style:style>
    <style:style style:name="Таблица2" style:family="table">
      <style:table-properties style:width="12.972cm" table:align="left"/>
    </style:style>
    <style:style style:name="Таблица2.A" style:family="table-column">
      <style:table-column-properties style:column-width="0.639cm"/>
    </style:style>
    <style:style style:name="Таблица2.B" style:family="table-column">
      <style:table-column-properties style:column-width="3.971cm"/>
    </style:style>
    <style:style style:name="Таблица2.C" style:family="table-column">
      <style:table-column-properties style:column-width="8.363cm"/>
    </style:style>
    <style:style style:name="Таблица2.A1" style:family="table-cell">
      <style:table-cell-properties style:vertical-align="middle" fo:padding="0.049cm" fo:border="none"/>
    </style:style>
    <style:style style:name="Таблица3" style:family="table">
      <style:table-properties style:width="17cm" table:align="left"/>
    </style:style>
    <style:style style:name="Таблица3.A" style:family="table-column">
      <style:table-column-properties style:column-width="3.997cm"/>
    </style:style>
    <style:style style:name="Таблица3.B" style:family="table-column">
      <style:table-column-properties style:column-width="13.003cm"/>
    </style:style>
    <style:style style:name="Таблица3.A1" style:family="table-cell">
      <style:table-cell-properties style:vertical-align="middle" fo:padding="0.049cm" fo:border="none"/>
    </style:style>
    <style:style style:name="Таблица4" style:family="table">
      <style:table-properties style:width="17cm" table:align="left"/>
    </style:style>
    <style:style style:name="Таблица4.A" style:family="table-column">
      <style:table-column-properties style:column-width="4.549cm"/>
    </style:style>
    <style:style style:name="Таблица4.B" style:family="table-column">
      <style:table-column-properties style:column-width="5.523cm"/>
    </style:style>
    <style:style style:name="Таблица4.C" style:family="table-column">
      <style:table-column-properties style:column-width="6.929cm"/>
    </style:style>
    <style:style style:name="Таблица4.A1" style:family="table-cell">
      <style:table-cell-properties style:vertical-align="middle" fo:padding="0.049cm" fo:border="none"/>
    </style:style>
    <style:style style:name="Таблица5" style:family="table">
      <style:table-properties style:width="17cm" table:align="left"/>
    </style:style>
    <style:style style:name="Таблица5.A" style:family="table-column">
      <style:table-column-properties style:column-width="3.799cm"/>
    </style:style>
    <style:style style:name="Таблица5.B" style:family="table-column">
      <style:table-column-properties style:column-width="4.304cm"/>
    </style:style>
    <style:style style:name="Таблица5.C" style:family="table-column">
      <style:table-column-properties style:column-width="3.886cm"/>
    </style:style>
    <style:style style:name="Таблица5.D" style:family="table-column">
      <style:table-column-properties style:column-width="5.011cm"/>
    </style:style>
    <style:style style:name="Таблица5.A1" style:family="table-cell">
      <style:table-cell-properties style:vertical-align="middle" fo:padding="0.049cm" fo:border="none"/>
    </style:style>
    <style:style style:name="Таблица6" style:family="table">
      <style:table-properties style:width="17cm" table:align="left"/>
    </style:style>
    <style:style style:name="Таблица6.A" style:family="table-column">
      <style:table-column-properties style:column-width="5.353cm"/>
    </style:style>
    <style:style style:name="Таблица6.B" style:family="table-column">
      <style:table-column-properties style:column-width="7.158cm"/>
    </style:style>
    <style:style style:name="Таблица6.C" style:family="table-column">
      <style:table-column-properties style:column-width="4.489cm"/>
    </style:style>
    <style:style style:name="Таблица6.A1" style:family="table-cell">
      <style:table-cell-properties style:vertical-align="middle" fo:padding="0.049cm" fo:border="none"/>
    </style:style>
    <style:style style:name="Таблица7" style:family="table">
      <style:table-properties style:width="16.928cm" table:align="left"/>
    </style:style>
    <style:style style:name="Таблица7.A" style:family="table-column">
      <style:table-column-properties style:column-width="4.524cm"/>
    </style:style>
    <style:style style:name="Таблица7.B" style:family="table-column">
      <style:table-column-properties style:column-width="6.017cm"/>
    </style:style>
    <style:style style:name="Таблица7.C" style:family="table-column">
      <style:table-column-properties style:column-width="6.387cm"/>
    </style:style>
    <style:style style:name="Таблица7.A1" style:family="table-cell">
      <style:table-cell-properties style:vertical-align="middle" fo:padding="0.049cm" fo:border="none"/>
    </style:style>
    <style:style style:name="Таблица8" style:family="table">
      <style:table-properties style:width="17cm" table:align="left"/>
    </style:style>
    <style:style style:name="Таблица8.A" style:family="table-column">
      <style:table-column-properties style:column-width="3.392cm"/>
    </style:style>
    <style:style style:name="Таблица8.B" style:family="table-column">
      <style:table-column-properties style:column-width="5.322cm"/>
    </style:style>
    <style:style style:name="Таблица8.C" style:family="table-column">
      <style:table-column-properties style:column-width="4.39cm"/>
    </style:style>
    <style:style style:name="Таблица8.D" style:family="table-column">
      <style:table-column-properties style:column-width="3.896cm"/>
    </style:style>
    <style:style style:name="Таблица8.A1" style:family="table-cell">
      <style:table-cell-properties style:vertical-align="middle" fo:padding="0.049cm" fo:border="none"/>
    </style:style>
    <style:style style:name="Таблица9" style:family="table">
      <style:table-properties style:width="17cm" table:align="left"/>
    </style:style>
    <style:style style:name="Таблица9.A" style:family="table-column">
      <style:table-column-properties style:column-width="4.272cm"/>
    </style:style>
    <style:style style:name="Таблица9.B" style:family="table-column">
      <style:table-column-properties style:column-width="6.145cm"/>
    </style:style>
    <style:style style:name="Таблица9.C" style:family="table-column">
      <style:table-column-properties style:column-width="6.583cm"/>
    </style:style>
    <style:style style:name="Таблица9.A1" style:family="table-cell">
      <style:table-cell-properties style:vertical-align="middle" fo:padding="0.049cm" fo:border="none"/>
    </style:style>
    <style:style style:name="Таблица10" style:family="table">
      <style:table-properties style:width="11.322cm" table:align="left"/>
    </style:style>
    <style:style style:name="Таблица10.A" style:family="table-column">
      <style:table-column-properties style:column-width="0.639cm"/>
    </style:style>
    <style:style style:name="Таблица10.B" style:family="table-column">
      <style:table-column-properties style:column-width="1.102cm"/>
    </style:style>
    <style:style style:name="Таблица10.C" style:family="table-column">
      <style:table-column-properties style:column-width="1.459cm"/>
    </style:style>
    <style:style style:name="Таблица10.D" style:family="table-column">
      <style:table-column-properties style:column-width="3.263cm"/>
    </style:style>
    <style:style style:name="Таблица10.E" style:family="table-column">
      <style:table-column-properties style:column-width="1.552cm"/>
    </style:style>
    <style:style style:name="Таблица10.F" style:family="table-column">
      <style:table-column-properties style:column-width="3.307cm"/>
    </style:style>
    <style:style style:name="Таблица10.A1" style:family="table-cell">
      <style:table-cell-properties style:vertical-align="middle" fo:padding="0.049cm" fo:border="none"/>
    </style:style>
    <style:style style:name="Таблица11" style:family="table">
      <style:table-properties style:width="17cm" table:align="left"/>
    </style:style>
    <style:style style:name="Таблица11.A" style:family="table-column">
      <style:table-column-properties style:column-width="0.639cm"/>
    </style:style>
    <style:style style:name="Таблица11.B" style:family="table-column">
      <style:table-column-properties style:column-width="2.092cm"/>
    </style:style>
    <style:style style:name="Таблица11.C" style:family="table-column">
      <style:table-column-properties style:column-width="2.722cm"/>
    </style:style>
    <style:style style:name="Таблица11.D" style:family="table-column">
      <style:table-column-properties style:column-width="6.687cm"/>
    </style:style>
    <style:style style:name="Таблица11.E" style:family="table-column">
      <style:table-column-properties style:column-width="1.552cm"/>
    </style:style>
    <style:style style:name="Таблица11.F" style:family="table-column">
      <style:table-column-properties style:column-width="3.309cm"/>
    </style:style>
    <style:style style:name="Таблица11.A1" style:family="table-cell">
      <style:table-cell-properties style:vertical-align="middle" fo:padding="0.049cm" fo:border="none"/>
    </style:style>
    <style:style style:name="Таблица12" style:family="table">
      <style:table-properties style:width="13.753cm" table:align="left"/>
    </style:style>
    <style:style style:name="Таблица12.A" style:family="table-column">
      <style:table-column-properties style:column-width="4.196cm"/>
    </style:style>
    <style:style style:name="Таблица12.B" style:family="table-column">
      <style:table-column-properties style:column-width="2.023cm"/>
    </style:style>
    <style:style style:name="Таблица12.C" style:family="table-column">
      <style:table-column-properties style:column-width="3.295cm"/>
    </style:style>
    <style:style style:name="Таблица12.D" style:family="table-column">
      <style:table-column-properties style:column-width="4.239cm"/>
    </style:style>
    <style:style style:name="Таблица12.A1" style:family="table-cell">
      <style:table-cell-properties style:vertical-align="middle" fo:padding="0.049cm" fo:border="none"/>
    </style:style>
    <style:style style:name="Таблица13" style:family="table">
      <style:table-properties style:width="17cm" table:align="left"/>
    </style:style>
    <style:style style:name="Таблица13.A" style:family="table-column">
      <style:table-column-properties style:column-width="3.381cm"/>
    </style:style>
    <style:style style:name="Таблица13.B" style:family="table-column">
      <style:table-column-properties style:column-width="4.068cm"/>
    </style:style>
    <style:style style:name="Таблица13.C" style:family="table-column">
      <style:table-column-properties style:column-width="5.592cm"/>
    </style:style>
    <style:style style:name="Таблица13.D" style:family="table-column">
      <style:table-column-properties style:column-width="3.96cm"/>
    </style:style>
    <style:style style:name="Таблица13.A1" style:family="table-cell">
      <style:table-cell-properties style:vertical-align="middle" fo:padding="0.049cm" fo:border="none"/>
    </style:style>
    <style:style style:name="Таблица14" style:family="table">
      <style:table-properties style:width="17cm" table:align="left"/>
    </style:style>
    <style:style style:name="Таблица14.A" style:family="table-column">
      <style:table-column-properties style:column-width="3.381cm"/>
    </style:style>
    <style:style style:name="Таблица14.B" style:family="table-column">
      <style:table-column-properties style:column-width="13.619cm"/>
    </style:style>
    <style:style style:name="Таблица14.A1" style:family="table-cell">
      <style:table-cell-properties style:vertical-align="middle" fo:padding="0.049cm" fo:border="none"/>
    </style:style>
    <style:style style:name="Таблица15" style:family="table">
      <style:table-properties style:width="15.358cm" table:align="left"/>
    </style:style>
    <style:style style:name="Таблица15.A" style:family="table-column">
      <style:table-column-properties style:column-width="3.381cm"/>
    </style:style>
    <style:style style:name="Таблица15.B" style:family="table-column">
      <style:table-column-properties style:column-width="11.977cm"/>
    </style:style>
    <style:style style:name="Таблица15.A1" style:family="table-cell">
      <style:table-cell-properties style:vertical-align="middle" fo:padding="0.049cm" fo:border="none"/>
    </style:style>
    <style:style style:name="Таблица16" style:family="table">
      <style:table-properties style:width="17cm" table:align="left"/>
    </style:style>
    <style:style style:name="Таблица16.A" style:family="table-column">
      <style:table-column-properties style:column-width="4.053cm"/>
    </style:style>
    <style:style style:name="Таблица16.B" style:family="table-column">
      <style:table-column-properties style:column-width="4.163cm"/>
    </style:style>
    <style:style style:name="Таблица16.C" style:family="table-column">
      <style:table-column-properties style:column-width="8.784cm"/>
    </style:style>
    <style:style style:name="Таблица16.A1" style:family="table-cell">
      <style:table-cell-properties style:vertical-align="middle" fo:padding="0.049cm" fo:border="none"/>
    </style:style>
    <style:style style:name="Таблица17" style:family="table">
      <style:table-properties style:width="17.794cm" table:align="left"/>
    </style:style>
    <style:style style:name="Таблица17.A" style:family="table-column">
      <style:table-column-properties style:column-width="3.05cm"/>
    </style:style>
    <style:style style:name="Таблица17.B" style:family="table-column">
      <style:table-column-properties style:column-width="2.088cm"/>
    </style:style>
    <style:style style:name="Таблица17.C" style:family="table-column">
      <style:table-column-properties style:column-width="1.967cm"/>
    </style:style>
    <style:style style:name="Таблица17.D" style:family="table-column">
      <style:table-column-properties style:column-width="2.108cm"/>
    </style:style>
    <style:style style:name="Таблица17.E" style:family="table-column">
      <style:table-column-properties style:column-width="1.986cm"/>
    </style:style>
    <style:style style:name="Таблица17.F" style:family="table-column">
      <style:table-column-properties style:column-width="2.357cm"/>
    </style:style>
    <style:style style:name="Таблица17.G" style:family="table-column">
      <style:table-column-properties style:column-width="4.239cm"/>
    </style:style>
    <style:style style:name="Таблица17.A1" style:family="table-cell">
      <style:table-cell-properties style:vertical-align="middle" fo:padding="0.049cm" fo:border="none"/>
    </style:style>
    <style:style style:name="P1" style:family="paragraph" style:parent-style-name="Text_20_body">
      <style:text-properties style:font-name="Times New Roman" fo:font-size="14pt" style:font-size-asian="12.25pt" style:font-size-complex="14pt"/>
    </style:style>
    <style:style style:name="P2" style:family="paragraph" style:parent-style-name="Heading_20_1">
      <style:paragraph-properties fo:margin-left="0cm" fo:margin-right="0cm" fo:text-indent="0cm" style:auto-text-indent="false"/>
      <style:text-properties style:font-name="Times New Roman" fo:font-size="14pt" style:font-size-asian="12.25pt" style:font-size-complex="14pt"/>
    </style:style>
    <style:style style:name="P3" style:family="paragraph" style:parent-style-name="Text_20_body">
      <style:paragraph-properties fo:margin-left="0cm" fo:margin-right="0cm" fo:text-indent="0cm" style:auto-text-indent="false"/>
      <style:text-properties style:font-name="Times New Roman" fo:font-size="14pt" style:font-size-asian="12.25pt" style:font-size-complex="14pt"/>
    </style:style>
    <style:style style:name="P4" style:family="paragraph" style:parent-style-name="Text_20_body" style:list-style-name="L1">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5" style:family="paragraph" style:parent-style-name="Text_20_body" style:list-style-name="L1">
      <style:paragraph-properties fo:margin-left="0cm" fo:margin-right="0cm" fo:text-indent="0cm" style:auto-text-indent="false"/>
      <style:text-properties style:font-name="Times New Roman" fo:font-size="14pt" style:font-size-asian="12.25pt" style:font-size-complex="14pt"/>
    </style:style>
    <style:style style:name="P6" style:family="paragraph" style:parent-style-name="Text_20_body" style:list-style-name="L2">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7" style:family="paragraph" style:parent-style-name="Text_20_body" style:list-style-name="L2">
      <style:paragraph-properties fo:margin-left="0cm" fo:margin-right="0cm" fo:text-indent="0cm" style:auto-text-indent="false"/>
      <style:text-properties style:font-name="Times New Roman" fo:font-size="14pt" style:font-size-asian="12.25pt" style:font-size-complex="14pt"/>
    </style:style>
    <style:style style:name="P8" style:family="paragraph" style:parent-style-name="Horizontal_20_Line">
      <style:text-properties style:font-name="Times New Roman" fo:font-size="14pt" style:font-size-asian="12.25pt" style:font-size-complex="14pt"/>
    </style:style>
    <style:style style:name="P9" style:family="paragraph" style:parent-style-name="Heading_20_2">
      <style:paragraph-properties fo:margin-left="0cm" fo:margin-right="0cm" fo:text-indent="0cm" style:auto-text-indent="false"/>
      <style:text-properties style:font-name="Times New Roman" fo:font-size="14pt" style:font-size-asian="12.25pt" style:font-size-complex="14pt"/>
    </style:style>
    <style:style style:name="P10"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1" style:family="paragraph" style:parent-style-name="Text_20_body" style:list-style-name="L3">
      <style:paragraph-properties fo:margin-left="0cm" fo:margin-right="0cm" fo:text-indent="0cm" style:auto-text-indent="false"/>
      <style:text-properties style:font-name="Times New Roman" fo:font-size="14pt" style:font-size-asian="12.25pt" style:font-size-complex="14pt"/>
    </style:style>
    <style:style style:name="P12" style:family="paragraph" style:parent-style-name="Text_20_body" style:list-style-name="L4">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3" style:family="paragraph" style:parent-style-name="Text_20_body" style:list-style-name="L4">
      <style:paragraph-properties fo:margin-left="0cm" fo:margin-right="0cm" fo:text-indent="0cm" style:auto-text-indent="false"/>
      <style:text-properties style:font-name="Times New Roman" fo:font-size="14pt" style:font-size-asian="12.25pt" style:font-size-complex="14pt"/>
    </style:style>
    <style:style style:name="P14"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5" style:family="paragraph" style:parent-style-name="Text_20_body" style:list-style-name="L5">
      <style:paragraph-properties fo:margin-left="0cm" fo:margin-right="0cm" fo:text-indent="0cm" style:auto-text-indent="false"/>
      <style:text-properties style:font-name="Times New Roman" fo:font-size="14pt" style:font-size-asian="12.25pt" style:font-size-complex="14pt"/>
    </style:style>
    <style:style style:name="P16" style:family="paragraph" style:parent-style-name="Text_20_body" style:list-style-name="L6">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7" style:family="paragraph" style:parent-style-name="Text_20_body" style:list-style-name="L6">
      <style:paragraph-properties fo:margin-left="0cm" fo:margin-right="0cm" fo:text-indent="0cm" style:auto-text-indent="false"/>
      <style:text-properties style:font-name="Times New Roman" fo:font-size="14pt" style:font-size-asian="12.25pt" style:font-size-complex="14pt"/>
    </style:style>
    <style:style style:name="P18" style:family="paragraph" style:parent-style-name="Table_20_Heading">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style>
    <style:style style:name="P20" style:family="paragraph" style:parent-style-name="Text_20_body" style:list-style-name="L7">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21" style:family="paragraph" style:parent-style-name="Text_20_body" style:list-style-name="L7">
      <style:paragraph-properties fo:margin-left="0cm" fo:margin-right="0cm" fo:text-indent="0cm" style:auto-text-indent="false"/>
      <style:text-properties style:font-name="Times New Roman" fo:font-size="14pt" style:font-size-asian="12.25pt" style:font-size-complex="14pt"/>
    </style:style>
    <style:style style:name="P22" style:family="paragraph" style:parent-style-name="Text_20_body" style:list-style-name="L8">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23" style:family="paragraph" style:parent-style-name="Text_20_body" style:list-style-name="L8">
      <style:paragraph-properties fo:margin-left="0cm" fo:margin-right="0cm" fo:text-indent="0cm" style:auto-text-indent="false"/>
      <style:text-properties style:font-name="Times New Roman" fo:font-size="14pt" style:font-size-asian="12.25pt" style:font-size-complex="14pt"/>
    </style:style>
    <style:style style:name="P24" style:family="paragraph" style:parent-style-name="Text_20_body" style:list-style-name="L9">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25" style:family="paragraph" style:parent-style-name="Text_20_body" style:list-style-name="L9">
      <style:paragraph-properties fo:margin-left="0cm" fo:margin-right="0cm" fo:text-indent="0cm" style:auto-text-indent="false"/>
      <style:text-properties style:font-name="Times New Roman" fo:font-size="14pt" style:font-size-asian="12.25pt" style:font-size-complex="14pt"/>
    </style:style>
    <style:style style:name="P26" style:family="paragraph" style:parent-style-name="Text_20_body" style:list-style-name="L10">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27" style:family="paragraph" style:parent-style-name="Text_20_body" style:list-style-name="L10">
      <style:paragraph-properties fo:margin-left="0cm" fo:margin-right="0cm" fo:text-indent="0cm" style:auto-text-indent="false"/>
      <style:text-properties style:font-name="Times New Roman" fo:font-size="14pt" style:font-size-asian="12.25pt" style:font-size-complex="14pt"/>
    </style:style>
    <style:style style:name="P28" style:family="paragraph" style:parent-style-name="Heading_20_3">
      <style:paragraph-properties fo:margin-left="0cm" fo:margin-right="0cm" fo:text-indent="0cm" style:auto-text-indent="false"/>
      <style:text-properties style:font-name="Times New Roman" style:font-size-asian="12.25pt"/>
    </style:style>
    <style:style style:name="P29" style:family="paragraph" style:parent-style-name="Text_20_body" style:list-style-name="L11">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30" style:family="paragraph" style:parent-style-name="Text_20_body" style:list-style-name="L11">
      <style:paragraph-properties fo:margin-left="0cm" fo:margin-right="0cm" fo:text-indent="0cm" style:auto-text-indent="false"/>
      <style:text-properties style:font-name="Times New Roman" fo:font-size="14pt" style:font-size-asian="12.25pt" style:font-size-complex="14pt"/>
    </style:style>
    <style:style style:name="P31" style:family="paragraph" style:parent-style-name="Text_20_body" style:list-style-name="L12">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32" style:family="paragraph" style:parent-style-name="Text_20_body" style:list-style-name="L12">
      <style:paragraph-properties fo:margin-left="0cm" fo:margin-right="0cm" fo:text-indent="0cm" style:auto-text-indent="false"/>
      <style:text-properties style:font-name="Times New Roman" fo:font-size="14pt" style:font-size-asian="12.25pt" style:font-size-complex="14pt"/>
    </style:style>
    <style:style style:name="P33" style:family="paragraph" style:parent-style-name="Text_20_body" style:list-style-name="L13">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34" style:family="paragraph" style:parent-style-name="Text_20_body" style:list-style-name="L13">
      <style:paragraph-properties fo:margin-left="0cm" fo:margin-right="0cm" fo:text-indent="0cm" style:auto-text-indent="false"/>
      <style:text-properties style:font-name="Times New Roman" fo:font-size="14pt" style:font-size-asian="12.25pt" style:font-size-complex="14pt"/>
    </style:style>
    <style:style style:name="P35" style:family="paragraph" style:parent-style-name="Text_20_body" style:list-style-name="L14">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36" style:family="paragraph" style:parent-style-name="Text_20_body" style:list-style-name="L14">
      <style:paragraph-properties fo:margin-left="0cm" fo:margin-right="0cm" fo:text-indent="0cm" style:auto-text-indent="false"/>
      <style:text-properties style:font-name="Times New Roman" fo:font-size="14pt" style:font-size-asian="12.25pt" style:font-size-complex="14pt"/>
    </style:style>
    <style:style style:name="P37" style:family="paragraph" style:parent-style-name="Text_20_body" style:list-style-name="L15">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38" style:family="paragraph" style:parent-style-name="Text_20_body" style:list-style-name="L15">
      <style:paragraph-properties fo:margin-left="0cm" fo:margin-right="0cm" fo:text-indent="0cm" style:auto-text-indent="false"/>
      <style:text-properties style:font-name="Times New Roman" fo:font-size="14pt" style:font-size-asian="12.25pt" style:font-size-complex="14pt"/>
    </style:style>
    <style:style style:name="P39" style:family="paragraph" style:parent-style-name="Text_20_body" style:list-style-name="L16">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40" style:family="paragraph" style:parent-style-name="Text_20_body" style:list-style-name="L16">
      <style:paragraph-properties fo:margin-left="0cm" fo:margin-right="0cm" fo:text-indent="0cm" style:auto-text-indent="false"/>
      <style:text-properties style:font-name="Times New Roman" fo:font-size="14pt" style:font-size-asian="12.25pt" style:font-size-complex="14pt"/>
    </style:style>
    <style:style style:name="P41" style:family="paragraph" style:parent-style-name="Text_20_body" style:list-style-name="L17">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42" style:family="paragraph" style:parent-style-name="Text_20_body" style:list-style-name="L17">
      <style:paragraph-properties fo:margin-left="0cm" fo:margin-right="0cm" fo:text-indent="0cm" style:auto-text-indent="false"/>
      <style:text-properties style:font-name="Times New Roman" fo:font-size="14pt" style:font-size-asian="12.25pt" style:font-size-complex="14pt"/>
    </style:style>
    <style:style style:name="P43" style:family="paragraph" style:parent-style-name="Text_20_body" style:list-style-name="L18">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44" style:family="paragraph" style:parent-style-name="Text_20_body" style:list-style-name="L18">
      <style:paragraph-properties fo:margin-left="0cm" fo:margin-right="0cm" fo:text-indent="0cm" style:auto-text-indent="false"/>
      <style:text-properties style:font-name="Times New Roman" fo:font-size="14pt" style:font-size-asian="12.25pt" style:font-size-complex="14pt"/>
    </style:style>
    <style:style style:name="P45" style:family="paragraph" style:parent-style-name="Text_20_body" style:list-style-name="L19">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46" style:family="paragraph" style:parent-style-name="Text_20_body" style:list-style-name="L19">
      <style:paragraph-properties fo:margin-left="0cm" fo:margin-right="0cm" fo:text-indent="0cm" style:auto-text-indent="false"/>
      <style:text-properties style:font-name="Times New Roman" fo:font-size="14pt" style:font-size-asian="12.25pt" style:font-size-complex="14pt"/>
    </style:style>
    <style:style style:name="P47" style:family="paragraph" style:parent-style-name="Preformatted_20_Text">
      <style:paragraph-properties fo:margin-left="0cm" fo:margin-right="0cm" fo:margin-top="0cm" fo:margin-bottom="0.499cm" style:contextual-spacing="false" fo:text-indent="0cm" style:auto-text-indent="false"/>
      <style:text-properties style:font-name="Times New Roman" fo:font-size="14pt" style:font-size-asian="12.25pt" style:font-size-complex="14pt"/>
    </style:style>
    <style:style style:name="P48" style:family="paragraph" style:parent-style-name="Preformatted_20_Text">
      <style:paragraph-properties fo:margin-left="0cm" fo:margin-right="0cm" fo:text-indent="0cm" style:auto-text-indent="false"/>
      <style:text-properties style:font-name="Times New Roman" fo:font-size="14pt" style:font-size-asian="12.25pt" style:font-size-complex="14pt"/>
    </style:style>
    <style:style style:name="P49" style:family="paragraph" style:parent-style-name="Text_20_body" style:list-style-name="L20">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50" style:family="paragraph" style:parent-style-name="Text_20_body" style:list-style-name="L20">
      <style:paragraph-properties fo:margin-left="0cm" fo:margin-right="0cm" fo:text-indent="0cm" style:auto-text-indent="false"/>
      <style:text-properties style:font-name="Times New Roman" fo:font-size="14pt" style:font-size-asian="12.25pt" style:font-size-complex="14pt"/>
    </style:style>
    <style:style style:name="P51" style:family="paragraph" style:parent-style-name="Text_20_body" style:list-style-name="L21">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52" style:family="paragraph" style:parent-style-name="Text_20_body" style:list-style-name="L21">
      <style:paragraph-properties fo:margin-left="0cm" fo:margin-right="0cm" fo:text-indent="0cm" style:auto-text-indent="false"/>
      <style:text-properties style:font-name="Times New Roman" fo:font-size="14pt" style:font-size-asian="12.25pt" style:font-size-complex="14pt"/>
    </style:style>
    <style:style style:name="P53" style:family="paragraph" style:parent-style-name="Text_20_body" style:list-style-name="L22">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54" style:family="paragraph" style:parent-style-name="Text_20_body" style:list-style-name="L22">
      <style:paragraph-properties fo:margin-left="0cm" fo:margin-right="0cm" fo:text-indent="0cm" style:auto-text-indent="false"/>
      <style:text-properties style:font-name="Times New Roman" fo:font-size="14pt" style:font-size-asian="12.25pt" style:font-size-complex="14pt"/>
    </style:style>
    <style:style style:name="P55" style:family="paragraph" style:parent-style-name="Text_20_body" style:list-style-name="L23">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56" style:family="paragraph" style:parent-style-name="Text_20_body" style:list-style-name="L23">
      <style:paragraph-properties fo:margin-left="0cm" fo:margin-right="0cm" fo:text-indent="0cm" style:auto-text-indent="false"/>
      <style:text-properties style:font-name="Times New Roman" fo:font-size="14pt" style:font-size-asian="12.25pt" style:font-size-complex="14pt"/>
    </style:style>
    <style:style style:name="P57" style:family="paragraph" style:parent-style-name="Text_20_body" style:list-style-name="L24">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58" style:family="paragraph" style:parent-style-name="Text_20_body" style:list-style-name="L24">
      <style:paragraph-properties fo:margin-left="0cm" fo:margin-right="0cm" fo:text-indent="0cm" style:auto-text-indent="false"/>
      <style:text-properties style:font-name="Times New Roman" fo:font-size="14pt" style:font-size-asian="12.25pt" style:font-size-complex="14pt"/>
    </style:style>
    <style:style style:name="P59" style:family="paragraph" style:parent-style-name="Text_20_body" style:list-style-name="L25">
      <style:paragraph-properties fo:margin-left="0cm" fo:margin-right="0cm" fo:text-indent="0cm" style:auto-text-indent="false"/>
      <style:text-properties style:font-name="Times New Roman" fo:font-size="14pt" style:font-size-asian="12.25pt" style:font-size-complex="14pt"/>
    </style:style>
    <style:style style:name="P60" style:family="paragraph" style:parent-style-name="Text_20_body" style:list-style-name="L26">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61" style:family="paragraph" style:parent-style-name="Text_20_body" style:list-style-name="L26">
      <style:paragraph-properties fo:margin-left="0cm" fo:margin-right="0cm" fo:text-indent="0cm" style:auto-text-indent="false"/>
      <style:text-properties style:font-name="Times New Roman" fo:font-size="14pt" style:font-size-asian="12.25pt" style:font-size-complex="14pt"/>
    </style:style>
    <style:style style:name="P62" style:family="paragraph" style:parent-style-name="Text_20_body" style:list-style-name="L27">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63" style:family="paragraph" style:parent-style-name="Text_20_body" style:list-style-name="L27">
      <style:paragraph-properties fo:margin-left="0cm" fo:margin-right="0cm" fo:text-indent="0cm" style:auto-text-indent="false"/>
      <style:text-properties style:font-name="Times New Roman" fo:font-size="14pt" style:font-size-asian="12.25pt" style:font-size-complex="14pt"/>
    </style:style>
    <style:style style:name="P64" style:family="paragraph" style:parent-style-name="Text_20_body" style:list-style-name="L28">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65" style:family="paragraph" style:parent-style-name="Text_20_body" style:list-style-name="L28">
      <style:paragraph-properties fo:margin-left="0cm" fo:margin-right="0cm" fo:text-indent="0cm" style:auto-text-indent="false"/>
      <style:text-properties style:font-name="Times New Roman" fo:font-size="14pt" style:font-size-asian="12.25pt" style:font-size-complex="14pt"/>
    </style:style>
    <style:style style:name="P66" style:family="paragraph" style:parent-style-name="Text_20_body" style:list-style-name="L29">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67" style:family="paragraph" style:parent-style-name="Text_20_body" style:list-style-name="L29">
      <style:paragraph-properties fo:margin-left="0cm" fo:margin-right="0cm" fo:text-indent="0cm" style:auto-text-indent="false"/>
      <style:text-properties style:font-name="Times New Roman" fo:font-size="14pt" style:font-size-asian="12.25pt" style:font-size-complex="14pt"/>
    </style:style>
    <style:style style:name="P68" style:family="paragraph" style:parent-style-name="Text_20_body" style:list-style-name="L30">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69" style:family="paragraph" style:parent-style-name="Text_20_body" style:list-style-name="L30">
      <style:paragraph-properties fo:margin-left="0cm" fo:margin-right="0cm" fo:text-indent="0cm" style:auto-text-indent="false"/>
      <style:text-properties style:font-name="Times New Roman" fo:font-size="14pt" style:font-size-asian="12.25pt" style:font-size-complex="14pt"/>
    </style:style>
    <style:style style:name="P70" style:family="paragraph" style:parent-style-name="Text_20_body" style:list-style-name="L31">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71" style:family="paragraph" style:parent-style-name="Text_20_body" style:list-style-name="L31">
      <style:paragraph-properties fo:margin-left="0cm" fo:margin-right="0cm" fo:text-indent="0cm" style:auto-text-indent="false"/>
      <style:text-properties style:font-name="Times New Roman" fo:font-size="14pt" style:font-size-asian="12.25pt" style:font-size-complex="14pt"/>
    </style:style>
    <style:style style:name="P72" style:family="paragraph" style:parent-style-name="Table_20_Contents">
      <style:paragraph-properties fo:margin-left="0cm" fo:margin-right="0cm" fo:text-indent="0cm" style:auto-text-indent="false"/>
      <style:text-properties fo:font-size="2pt" style:font-size-asian="2pt" style:font-size-complex="2pt"/>
    </style:style>
    <style:style style:name="P73" style:family="paragraph" style:parent-style-name="Text_20_body" style:list-style-name="L32">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74" style:family="paragraph" style:parent-style-name="Text_20_body" style:list-style-name="L32">
      <style:paragraph-properties fo:margin-left="0cm" fo:margin-right="0cm" fo:text-indent="0cm" style:auto-text-indent="false"/>
      <style:text-properties style:font-name="Times New Roman" fo:font-size="14pt" style:font-size-asian="12.25pt" style:font-size-complex="14pt"/>
    </style:style>
    <style:style style:name="P75" style:family="paragraph" style:parent-style-name="Text_20_body" style:list-style-name="L33">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76" style:family="paragraph" style:parent-style-name="Text_20_body" style:list-style-name="L33">
      <style:paragraph-properties fo:margin-left="0cm" fo:margin-right="0cm" fo:text-indent="0cm" style:auto-text-indent="false"/>
      <style:text-properties style:font-name="Times New Roman" fo:font-size="14pt" style:font-size-asian="12.25pt" style:font-size-complex="14pt"/>
    </style:style>
    <style:style style:name="P77" style:family="paragraph" style:parent-style-name="Text_20_body" style:list-style-name="L34">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78" style:family="paragraph" style:parent-style-name="Text_20_body" style:list-style-name="L34">
      <style:paragraph-properties fo:margin-left="0cm" fo:margin-right="0cm" fo:text-indent="0cm" style:auto-text-indent="false"/>
      <style:text-properties style:font-name="Times New Roman" fo:font-size="14pt" style:font-size-asian="12.25pt" style:font-size-complex="14pt"/>
    </style:style>
    <style:style style:name="P79" style:family="paragraph" style:parent-style-name="Text_20_body" style:list-style-name="L35">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80" style:family="paragraph" style:parent-style-name="Text_20_body" style:list-style-name="L35">
      <style:paragraph-properties fo:margin-left="0cm" fo:margin-right="0cm" fo:text-indent="0cm" style:auto-text-indent="false"/>
      <style:text-properties style:font-name="Times New Roman" fo:font-size="14pt" style:font-size-asian="12.25pt" style:font-size-complex="14pt"/>
    </style:style>
    <style:style style:name="P81" style:family="paragraph" style:parent-style-name="Text_20_body" style:list-style-name="L36">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82" style:family="paragraph" style:parent-style-name="Text_20_body" style:list-style-name="L36">
      <style:paragraph-properties fo:margin-left="0cm" fo:margin-right="0cm" fo:text-indent="0cm" style:auto-text-indent="false"/>
      <style:text-properties style:font-name="Times New Roman" fo:font-size="14pt" style:font-size-asian="12.25pt" style:font-size-complex="14pt"/>
    </style:style>
    <style:style style:name="P83" style:family="paragraph" style:parent-style-name="Text_20_body" style:list-style-name="L37">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84" style:family="paragraph" style:parent-style-name="Text_20_body" style:list-style-name="L37">
      <style:paragraph-properties fo:margin-left="0cm" fo:margin-right="0cm" fo:text-indent="0cm" style:auto-text-indent="false"/>
      <style:text-properties style:font-name="Times New Roman" fo:font-size="14pt" style:font-size-asian="12.25pt" style:font-size-complex="14pt"/>
    </style:style>
    <style:style style:name="P85" style:family="paragraph" style:parent-style-name="Text_20_body" style:list-style-name="L38">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86" style:family="paragraph" style:parent-style-name="Text_20_body" style:list-style-name="L38">
      <style:paragraph-properties fo:margin-left="0cm" fo:margin-right="0cm" fo:text-indent="0cm" style:auto-text-indent="false"/>
      <style:text-properties style:font-name="Times New Roman" fo:font-size="14pt" style:font-size-asian="12.25pt" style:font-size-complex="14pt"/>
    </style:style>
    <style:style style:name="P87" style:family="paragraph" style:parent-style-name="Text_20_body" style:list-style-name="L39">
      <style:paragraph-properties fo:margin-left="0cm" fo:margin-right="0cm" fo:text-indent="0cm" style:auto-text-indent="false"/>
      <style:text-properties style:font-name="Times New Roman" fo:font-size="14pt" style:font-size-asian="12.25pt" style:font-size-complex="14pt"/>
    </style:style>
    <style:style style:name="P88" style:family="paragraph" style:parent-style-name="Text_20_body" style:list-style-name="L39">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89" style:family="paragraph" style:parent-style-name="Text_20_body" style:list-style-name="L40">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90" style:family="paragraph" style:parent-style-name="Text_20_body" style:list-style-name="L40">
      <style:paragraph-properties fo:margin-left="0cm" fo:margin-right="0cm" fo:text-indent="0cm" style:auto-text-indent="false"/>
      <style:text-properties style:font-name="Times New Roman" fo:font-size="14pt" style:font-size-asian="12.25pt" style:font-size-complex="14pt"/>
    </style:style>
    <style:style style:name="P91" style:family="paragraph" style:parent-style-name="Text_20_body" style:list-style-name="L41">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92" style:family="paragraph" style:parent-style-name="Text_20_body" style:list-style-name="L41">
      <style:paragraph-properties fo:margin-left="0cm" fo:margin-right="0cm" fo:text-indent="0cm" style:auto-text-indent="false"/>
      <style:text-properties style:font-name="Times New Roman" fo:font-size="14pt" style:font-size-asian="12.25pt" style:font-size-complex="14pt"/>
    </style:style>
    <style:style style:name="P93" style:family="paragraph" style:parent-style-name="Text_20_body" style:list-style-name="L42">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94" style:family="paragraph" style:parent-style-name="Text_20_body" style:list-style-name="L42">
      <style:paragraph-properties fo:margin-left="0cm" fo:margin-right="0cm" fo:text-indent="0cm" style:auto-text-indent="false"/>
      <style:text-properties style:font-name="Times New Roman" fo:font-size="14pt" style:font-size-asian="12.25pt" style:font-size-complex="14pt"/>
    </style:style>
    <style:style style:name="P95" style:family="paragraph" style:parent-style-name="Text_20_body" style:list-style-name="L43">
      <style:paragraph-properties fo:margin-left="0cm" fo:margin-right="0cm" fo:text-indent="0cm" style:auto-text-indent="false"/>
      <style:text-properties style:font-name="Times New Roman" fo:font-size="14pt" style:font-size-asian="12.25pt" style:font-size-complex="14pt"/>
    </style:style>
    <style:style style:name="P96" style:family="paragraph" style:parent-style-name="Table_20_Contents">
      <style:text-properties fo:font-size="2pt" style:font-size-asian="2pt" style:font-size-complex="2pt"/>
    </style:style>
    <style:style style:name="P97" style:family="paragraph" style:parent-style-name="Text_20_body" style:list-style-name="L44">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98" style:family="paragraph" style:parent-style-name="Text_20_body" style:list-style-name="L44">
      <style:paragraph-properties fo:margin-left="0cm" fo:margin-right="0cm" fo:text-indent="0cm" style:auto-text-indent="false"/>
      <style:text-properties style:font-name="Times New Roman" fo:font-size="14pt" style:font-size-asian="12.25pt" style:font-size-complex="14pt"/>
    </style:style>
    <style:style style:name="P99" style:family="paragraph" style:parent-style-name="Text_20_body" style:list-style-name="L45">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00" style:family="paragraph" style:parent-style-name="Text_20_body" style:list-style-name="L45">
      <style:paragraph-properties fo:margin-left="0cm" fo:margin-right="0cm" fo:text-indent="0cm" style:auto-text-indent="false"/>
      <style:text-properties style:font-name="Times New Roman" fo:font-size="14pt" style:font-size-asian="12.25pt" style:font-size-complex="14pt"/>
    </style:style>
    <style:style style:name="P101" style:family="paragraph" style:parent-style-name="Text_20_body" style:list-style-name="L46">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02" style:family="paragraph" style:parent-style-name="Text_20_body" style:list-style-name="L46">
      <style:paragraph-properties fo:margin-left="0cm" fo:margin-right="0cm" fo:text-indent="0cm" style:auto-text-indent="false"/>
      <style:text-properties style:font-name="Times New Roman" fo:font-size="14pt" style:font-size-asian="12.25pt" style:font-size-complex="14pt"/>
    </style:style>
    <style:style style:name="P103" style:family="paragraph" style:parent-style-name="Text_20_body" style:list-style-name="L47">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04" style:family="paragraph" style:parent-style-name="Text_20_body" style:list-style-name="L47">
      <style:paragraph-properties fo:margin-left="0cm" fo:margin-right="0cm" fo:text-indent="0cm" style:auto-text-indent="false"/>
      <style:text-properties style:font-name="Times New Roman" fo:font-size="14pt" style:font-size-asian="12.25pt" style:font-size-complex="14pt"/>
    </style:style>
    <style:style style:name="P105" style:family="paragraph" style:parent-style-name="Text_20_body" style:list-style-name="L48">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06" style:family="paragraph" style:parent-style-name="Text_20_body" style:list-style-name="L48">
      <style:paragraph-properties fo:margin-left="0cm" fo:margin-right="0cm" fo:text-indent="0cm" style:auto-text-indent="false"/>
      <style:text-properties style:font-name="Times New Roman" fo:font-size="14pt" style:font-size-asian="12.25pt" style:font-size-complex="14pt"/>
    </style:style>
    <style:style style:name="P107" style:family="paragraph" style:parent-style-name="Text_20_body" style:list-style-name="L49">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08" style:family="paragraph" style:parent-style-name="Text_20_body" style:list-style-name="L49">
      <style:paragraph-properties fo:margin-left="0cm" fo:margin-right="0cm" fo:text-indent="0cm" style:auto-text-indent="false"/>
      <style:text-properties style:font-name="Times New Roman" fo:font-size="14pt" style:font-size-asian="12.25pt" style:font-size-complex="14pt"/>
    </style:style>
    <style:style style:name="P109" style:family="paragraph" style:parent-style-name="Text_20_body" style:list-style-name="L50">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10" style:family="paragraph" style:parent-style-name="Text_20_body" style:list-style-name="L50">
      <style:paragraph-properties fo:margin-left="0cm" fo:margin-right="0cm" fo:text-indent="0cm" style:auto-text-indent="false"/>
      <style:text-properties style:font-name="Times New Roman" fo:font-size="14pt" style:font-size-asian="12.25pt" style:font-size-complex="14pt"/>
    </style:style>
    <style:style style:name="P111" style:family="paragraph" style:parent-style-name="Text_20_body" style:list-style-name="L51">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12" style:family="paragraph" style:parent-style-name="Text_20_body" style:list-style-name="L51">
      <style:paragraph-properties fo:margin-left="0cm" fo:margin-right="0cm" fo:text-indent="0cm" style:auto-text-indent="false"/>
      <style:text-properties style:font-name="Times New Roman" fo:font-size="14pt" style:font-size-asian="12.25pt" style:font-size-complex="14pt"/>
    </style:style>
    <style:style style:name="P113" style:family="paragraph" style:parent-style-name="Text_20_body" style:list-style-name="L52">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14" style:family="paragraph" style:parent-style-name="Text_20_body" style:list-style-name="L52">
      <style:paragraph-properties fo:margin-left="0cm" fo:margin-right="0cm" fo:text-indent="0cm" style:auto-text-indent="false"/>
      <style:text-properties style:font-name="Times New Roman" fo:font-size="14pt" style:font-size-asian="12.25pt" style:font-size-complex="14pt"/>
    </style:style>
    <style:style style:name="P115" style:family="paragraph" style:parent-style-name="Text_20_body" style:list-style-name="L53">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16" style:family="paragraph" style:parent-style-name="Text_20_body" style:list-style-name="L53">
      <style:paragraph-properties fo:margin-left="0cm" fo:margin-right="0cm" fo:text-indent="0cm" style:auto-text-indent="false"/>
      <style:text-properties style:font-name="Times New Roman" fo:font-size="14pt" style:font-size-asian="12.25pt" style:font-size-complex="14pt"/>
    </style:style>
    <style:style style:name="P117" style:family="paragraph" style:parent-style-name="Text_20_body" style:list-style-name="L54">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18" style:family="paragraph" style:parent-style-name="Text_20_body" style:list-style-name="L54">
      <style:paragraph-properties fo:margin-left="0cm" fo:margin-right="0cm" fo:text-indent="0cm" style:auto-text-indent="false"/>
      <style:text-properties style:font-name="Times New Roman" fo:font-size="14pt" style:font-size-asian="12.25pt" style:font-size-complex="14pt"/>
    </style:style>
    <style:style style:name="P119" style:family="paragraph" style:parent-style-name="Text_20_body" style:list-style-name="L55">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20" style:family="paragraph" style:parent-style-name="Text_20_body" style:list-style-name="L55">
      <style:paragraph-properties fo:margin-left="0cm" fo:margin-right="0cm" fo:text-indent="0cm" style:auto-text-indent="false"/>
      <style:text-properties style:font-name="Times New Roman" fo:font-size="14pt" style:font-size-asian="12.25pt" style:font-size-complex="14pt"/>
    </style:style>
    <style:style style:name="P121" style:family="paragraph" style:parent-style-name="Text_20_body" style:list-style-name="L56">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22" style:family="paragraph" style:parent-style-name="Text_20_body" style:list-style-name="L56">
      <style:paragraph-properties fo:margin-left="0cm" fo:margin-right="0cm" fo:text-indent="0cm" style:auto-text-indent="false"/>
      <style:text-properties style:font-name="Times New Roman" fo:font-size="14pt" style:font-size-asian="12.25pt" style:font-size-complex="14pt"/>
    </style:style>
    <style:style style:name="P123" style:family="paragraph" style:parent-style-name="Text_20_body" style:list-style-name="L57">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24" style:family="paragraph" style:parent-style-name="Text_20_body" style:list-style-name="L57">
      <style:paragraph-properties fo:margin-left="0cm" fo:margin-right="0cm" fo:text-indent="0cm" style:auto-text-indent="false"/>
      <style:text-properties style:font-name="Times New Roman" fo:font-size="14pt" style:font-size-asian="12.25pt" style:font-size-complex="14pt"/>
    </style:style>
    <style:style style:name="P125" style:family="paragraph" style:parent-style-name="Text_20_body" style:list-style-name="L58">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26" style:family="paragraph" style:parent-style-name="Text_20_body" style:list-style-name="L58">
      <style:paragraph-properties fo:margin-left="0cm" fo:margin-right="0cm" fo:text-indent="0cm" style:auto-text-indent="false"/>
      <style:text-properties style:font-name="Times New Roman" fo:font-size="14pt" style:font-size-asian="12.25pt" style:font-size-complex="14pt"/>
    </style:style>
    <style:style style:name="P127" style:family="paragraph" style:parent-style-name="Text_20_body" style:list-style-name="L59">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28" style:family="paragraph" style:parent-style-name="Text_20_body" style:list-style-name="L59">
      <style:paragraph-properties fo:margin-left="0cm" fo:margin-right="0cm" fo:text-indent="0cm" style:auto-text-indent="false"/>
      <style:text-properties style:font-name="Times New Roman" fo:font-size="14pt" style:font-size-asian="12.25pt" style:font-size-complex="14pt"/>
    </style:style>
    <style:style style:name="P129" style:family="paragraph" style:parent-style-name="Text_20_body" style:list-style-name="L60">
      <style:paragraph-properties fo:margin-left="0cm" fo:margin-right="0cm" fo:text-indent="0cm" style:auto-text-indent="false"/>
      <style:text-properties style:font-name="Times New Roman" fo:font-size="14pt" style:font-size-asian="12.25pt" style:font-size-complex="14pt"/>
    </style:style>
    <style:style style:name="P130" style:family="paragraph" style:parent-style-name="Text_20_body" style:list-style-name="L60">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31" style:family="paragraph" style:parent-style-name="Text_20_body" style:list-style-name="L61">
      <style:paragraph-properties fo:margin-left="0cm" fo:margin-right="0cm" fo:margin-top="0cm" fo:margin-bottom="0cm" style:contextual-spacing="false" fo:text-indent="0cm" style:auto-text-indent="false"/>
      <style:text-properties style:font-name="Times New Roman" fo:font-size="14pt" style:font-size-asian="12.25pt" style:font-size-complex="14pt"/>
    </style:style>
    <style:style style:name="P132" style:family="paragraph" style:parent-style-name="Text_20_body" style:list-style-name="L61">
      <style:paragraph-properties fo:margin-left="0cm" fo:margin-right="0cm" fo:text-indent="0cm" style:auto-text-indent="false"/>
      <style:text-properties style:font-name="Times New Roman" fo:font-size="14pt" style:font-size-asian="12.25pt" style:font-size-complex="14pt"/>
    </style:style>
    <style:style style:name="P133" style:family="paragraph" style:parent-style-name="Standard">
      <style:text-properties style:font-name="Times New Roman" fo:font-size="14pt" style:font-size-asian="12.25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ВВЕДЕНИЕ</text:h>
      <text:p text:style-name="P3">Проходя учебную практику по профессиональному модулю УП.06 «Сопровождение информационных систем», я ставил перед собой цель углубить теоретические знания и получить практические навыки, необходимые для эксплуатации, сопровождения, настройки и обеспечения качества, надежности и безопасности информационных систем.</text:p>
      <text:p text:style-name="P3"><text:span text:style-name="Strong_20_Emphasis">Цели практики:</text:span></text:p>
      <text:list text:style-name="L1">
        <text:list-item>
          <text:p text:style-name="P4">Сформировать целостное представление об эксплуатации и сопровождении информационных систем на всех этапах их жизненного цикла.</text:p>
        </text:list-item>
        <text:list-item>
          <text:p text:style-name="P4">Изучить структуру и виды информационных систем, а также особенности их функционирования.</text:p>
        </text:list-item>
        <text:list-item>
          <text:p text:style-name="P4">Освоить основы разработки и оформления технической и эксплуатационной документации.</text:p>
        </text:list-item>
        <text:list-item>
          <text:p text:style-name="P4">Приобрести навыки настройки параметров информационных систем и выполнения регламентных работ.</text:p>
        </text:list-item>
        <text:list-item>
          <text:p text:style-name="P4">Изучить методы обеспечения надежности, долговечности и качества информационных систем.</text:p>
        </text:list-item>
        <text:list-item>
          <text:p text:style-name="P4">Освоить основные принципы обеспечения информационной безопасности и защиты от несанкционированного доступа.</text:p>
        </text:list-item>
        <text:list-item>
          <text:p text:style-name="P5">Получить представление об интеллектуальных информационных системах и областях их применения.</text:p>
        </text:list-item>
      </text:list>
      <text:p text:style-name="P3"><text:span text:style-name="Strong_20_Emphasis">Задачи:</text:span></text:p>
      <text:list text:style-name="L2">
        <text:list-item>
          <text:p text:style-name="P6">Изучить назначение, структуру и основные компоненты информационных систем.</text:p>
        </text:list-item>
        <text:list-item>
          <text:p text:style-name="P6">Проанализировать предметную область и сформировать требования к информационной системе.</text:p>
        </text:list-item>
        <text:list-item>
          <text:p text:style-name="P6">Разработать техническое задание и сопроводительную документацию на информационную систему.</text:p>
        </text:list-item>
        <text:list-item>
          <text:p text:style-name="P6">Освоить выполнение регламентов по обновлению, резервному копированию и восстановлению данных.</text:p>
        </text:list-item>
        <text:list-item>
          <text:p text:style-name="P6">Изучить методы технического сопровождения и консультирования пользователей в процессе эксплуатации ИС.</text:p>
        </text:list-item>
        <text:list-item>
          <text:p text:style-name="P6">Провести оценку надежности, долговечности, качества и безопасности информационной системы.</text:p>
        </text:list-item>
        <text:list-item>
          <text:p text:style-name="P7"><text:soft-page-break/>Ознакомиться с основными моделями и видами интеллектуальных информационных систем.</text:p>
        </text:list-item>
      </text:list>
      <text:p text:style-name="P8"/>
      <text:h text:style-name="P2" text:outline-level="1">1. РАЗРАБОТКА ТЕХНИЧЕСКОГО ЗАДАНИЯ ИС</text:h>
      <text:h text:style-name="P9" text:outline-level="2">1.1. Выбор предметной области ИС</text:h>
      <text:p text:style-name="P3"><text:span text:style-name="Strong_20_Emphasis">Предметная область:</text:span> Автоматизация процесса выдачи кредитных карт в коммерческом банке.</text:p>
      <text:h text:style-name="P9" text:outline-level="2">1.2. Описание предметной области</text:h>
      <text:p text:style-name="P3"><text:span text:style-name="Strong_20_Emphasis">Организация:</text:span> Коммерческий банк "УниверсалБанк", осуществляющий розничное кредитование физических лиц.</text:p>
      <text:p text:style-name="P3"><text:span text:style-name="Strong_20_Emphasis">Чем занимается организация:</text:span></text:p>
      <text:list text:style-name="L3">
        <text:list-item>
          <text:p text:style-name="P10">Приём заявок на выдачу кредитных карт от клиентов</text:p>
        </text:list-item>
        <text:list-item>
          <text:p text:style-name="P10">Проверка кредитоспособности заявителей</text:p>
        </text:list-item>
        <text:list-item>
          <text:p text:style-name="P10">Принятие решений об одобрении или отказе в выдаче кредитной карты</text:p>
        </text:list-item>
        <text:list-item>
          <text:p text:style-name="P10">Оформление договоров и выпуск карт</text:p>
        </text:list-item>
        <text:list-item>
          <text:p text:style-name="P11">Ведение базы данных клиентов и их кредитных историй</text:p>
        </text:list-item>
      </text:list>
      <text:p text:style-name="P3"><text:span text:style-name="Strong_20_Emphasis">Процессы, выполняемые вручную:</text:span></text:p>
      <text:list text:style-name="L4">
        <text:list-item>
          <text:p text:style-name="P12">Заполнение анкет клиентами на бумажных носителях</text:p>
        </text:list-item>
        <text:list-item>
          <text:p text:style-name="P12">Ручная проверка документов и данных клиента</text:p>
        </text:list-item>
        <text:list-item>
          <text:p text:style-name="P12">Расчёт кредитного лимита сотрудником</text:p>
        </text:list-item>
        <text:list-item>
          <text:p text:style-name="P12">Формирование договора вручную</text:p>
        </text:list-item>
        <text:list-item>
          <text:p text:style-name="P12">Передача документов между отделами в бумажном виде</text:p>
        </text:list-item>
        <text:list-item>
          <text:p text:style-name="P13">Ручное внесение данных в различные журналы учёта</text:p>
        </text:list-item>
      </text:list>
      <text:p text:style-name="P3"><text:span text:style-name="Strong_20_Emphasis">Существующие проблемы:</text:span></text:p>
      <text:list text:style-name="L5">
        <text:list-item>
          <text:p text:style-name="P14">Длительное время обработки заявки (от 3 до 7 рабочих дней)</text:p>
        </text:list-item>
        <text:list-item>
          <text:p text:style-name="P14">Высокий процент ошибок при ручном вводе данных (до 15%)</text:p>
        </text:list-item>
        <text:list-item>
          <text:p text:style-name="P14">Дублирование информации в различных документах</text:p>
        </text:list-item>
        <text:list-item>
          <text:p text:style-name="P14">Сложность отслеживания статуса заявки</text:p>
        </text:list-item>
        <text:list-item>
          <text:p text:style-name="P14">Отсутствие единой базы данных по клиентам</text:p>
        </text:list-item>
        <text:list-item>
          <text:p text:style-name="P14">Невозможность оперативного получения отчётности</text:p>
        </text:list-item>
        <text:list-item>
          <text:p text:style-name="P15">Потеря документов при передаче между подразделениями</text:p>
        </text:list-item>
      </text:list>
      <text:h text:style-name="P9" text:outline-level="2"><text:soft-page-break/>1.3. Формулирование проблемы автоматизации</text:h>
      <text:p text:style-name="P3">Информационная система должна решить следующие проблемы:</text:p>
      <text:list text:style-name="L6">
        <text:list-item>
          <text:p text:style-name="P16"><text:span text:style-name="Strong_20_Emphasis">Снижение количества ошибок</text:span> при обработке заявок за счёт автоматизации ввода и проверки данных</text:p>
        </text:list-item>
        <text:list-item>
          <text:p text:style-name="P16"><text:span text:style-name="Strong_20_Emphasis">Ускорение обработки данных</text:span> путём автоматического расчёта кредитного лимита и формирования документов</text:p>
        </text:list-item>
        <text:list-item>
          <text:p text:style-name="P16"><text:span text:style-name="Strong_20_Emphasis">Упрощение доступа к информации</text:span> через создание единой базы данных клиентов с возможностью поиска и фильтрации</text:p>
        </text:list-item>
        <text:list-item>
          <text:p text:style-name="P16"><text:span text:style-name="Strong_20_Emphasis">Повышение прозрачности процесса</text:span> за счёт автоматического отслеживания статуса заявки</text:p>
        </text:list-item>
        <text:list-item>
          <text:p text:style-name="P17"><text:span text:style-name="Strong_20_Emphasis">Обеспечение безопасности данных</text:span> клиентов и защита от несанкционированного доступа</text:p>
        </text:list-item>
      </text:list>
      <text:h text:style-name="P9" text:outline-level="2">1.4. Цель разработки ИС</text:h>
      <text:p text:style-name="P3">Целью разработки ИС «БанкКредитКарт» является автоматизация процесса приёма, обработки заявок на выдачу кредитных карт и принятия решений о выдаче, что позволит сократить время обработки заявки до 1 рабочего дня и снизить количество ошибок на 90%.</text:p>
      <text:h text:style-name="P9" text:outline-level="2">1.5. Определение пользователей системы</text:h>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18">Категория пользователя</text:p>
            </table:table-cell>
            <table:table-cell table:style-name="Таблица1.A1" office:value-type="string">
              <text:p text:style-name="P18">Описание</text:p>
            </table:table-cell>
          </table:table-row>
        </table:table-header-rows>
        <table:table-row>
          <table:table-cell table:style-name="Таблица1.A1" office:value-type="string">
            <text:p text:style-name="P19">Администратор системы</text:p>
          </table:table-cell>
          <table:table-cell table:style-name="Таблица1.A1" office:value-type="string">
            <text:p text:style-name="P19">Управление пользователями, настройка системы, резервное копирование</text:p>
          </table:table-cell>
        </table:table-row>
        <table:table-row>
          <table:table-cell table:style-name="Таблица1.A1" office:value-type="string">
            <text:p text:style-name="P19">Кредитный специалист</text:p>
          </table:table-cell>
          <table:table-cell table:style-name="Таблица1.A1" office:value-type="string">
            <text:p text:style-name="P19">Приём и первичная обработка заявок, работа с клиентами</text:p>
          </table:table-cell>
        </table:table-row>
        <table:table-row>
          <table:table-cell table:style-name="Таблица1.A1" office:value-type="string">
            <text:p text:style-name="P19">Кредитный аналитик</text:p>
          </table:table-cell>
          <table:table-cell table:style-name="Таблица1.A1" office:value-type="string">
            <text:p text:style-name="P19">Анализ кредитоспособности, принятие решений по заявкам</text:p>
          </table:table-cell>
        </table:table-row>
        <table:table-row>
          <table:table-cell table:style-name="Таблица1.A1" office:value-type="string">
            <text:p text:style-name="P19">Руководитель отдела</text:p>
          </table:table-cell>
          <table:table-cell table:style-name="Таблица1.A1" office:value-type="string">
            <text:p text:style-name="P19">Контроль работы сотрудников, просмотр отчётности, утверждение крупных лимитов</text:p>
          </table:table-cell>
        </table:table-row>
        <table:table-row>
          <table:table-cell table:style-name="Таблица1.A1" office:value-type="string">
            <text:p text:style-name="P19">Клиент (через личный кабинет)</text:p>
          </table:table-cell>
          <table:table-cell table:style-name="Таблица1.A1" office:value-type="string">
            <text:p text:style-name="Table_20_Contents">Подача онлайн-заявки, отслеживание статуса</text:p>
          </table:table-cell>
        </table:table-row>
      </table:table>
      <text:h text:style-name="P9" text:outline-level="2">1.6. Определение функций ИС</text:h>
      <text:list text:style-name="L7">
        <text:list-item>
          <text:p text:style-name="P20"><text:span text:style-name="Strong_20_Emphasis">Регистрация заявок</text:span> – ввод данных клиента и параметров запрашиваемой кредитной карты</text:p>
        </text:list-item>
        <text:list-item>
          <text:p text:style-name="P20"><text:span text:style-name="Strong_20_Emphasis">Проверка данных клиента</text:span> – автоматическая валидация введённых данных и проверка по внешним базам</text:p>
        </text:list-item>
        <text:list-item>
          <text:p text:style-name="P20"><text:span text:style-name="Strong_20_Emphasis">Скоринговая оценка</text:span> – автоматический расчёт кредитного рейтинга клиента</text:p>
        </text:list-item>
        <text:list-item>
          <text:p text:style-name="P20"><text:span text:style-name="Strong_20_Emphasis">Расчёт кредитного лимита</text:span> – определение максимальной суммы кредита на основе скоринга</text:p>
        </text:list-item>
        <text:list-item>
          <text:p text:style-name="P20"><text:soft-page-break/><text:span text:style-name="Strong_20_Emphasis">Формирование решения</text:span> – автоматическое или ручное принятие решения по заявке</text:p>
        </text:list-item>
        <text:list-item>
          <text:p text:style-name="P20"><text:span text:style-name="Strong_20_Emphasis">Генерация документов</text:span> – автоматическое формирование договора и сопутствующих документов</text:p>
        </text:list-item>
        <text:list-item>
          <text:p text:style-name="P20"><text:span text:style-name="Strong_20_Emphasis">Управление статусами заявок</text:span> – отслеживание этапов обработки заявки</text:p>
        </text:list-item>
        <text:list-item>
          <text:p text:style-name="P20"><text:span text:style-name="Strong_20_Emphasis">Поиск и фильтрация</text:span> – поиск заявок и клиентов по различным критериям</text:p>
        </text:list-item>
        <text:list-item>
          <text:p text:style-name="P20"><text:span text:style-name="Strong_20_Emphasis">Формирование отчётов</text:span> – генерация статистических и аналитических отчётов</text:p>
        </text:list-item>
        <text:list-item>
          <text:p text:style-name="P20"><text:span text:style-name="Strong_20_Emphasis">Управление доступом</text:span> – разграничение прав пользователей</text:p>
        </text:list-item>
        <text:list-item>
          <text:p text:style-name="P20"><text:span text:style-name="Strong_20_Emphasis">Ведение справочников</text:span> – управление справочными данными системы</text:p>
        </text:list-item>
        <text:list-item>
          <text:p text:style-name="P21"><text:span text:style-name="Strong_20_Emphasis">Интеграция с внешними системами</text:span> – взаимодействие с БКИ, ПФР, ФНС</text:p>
        </text:list-item>
      </text:list>
      <text:h text:style-name="P9" text:outline-level="2">1.7. Входные и выходные данные</text:h>
      <text:p text:style-name="P3"><text:span text:style-name="Strong_20_Emphasis">Входные данные:</text:span></text:p>
      <text:list text:style-name="L8">
        <text:list-item>
          <text:p text:style-name="P22">Персональные данные клиента (ФИО, дата рождения, паспортные данные)</text:p>
        </text:list-item>
        <text:list-item>
          <text:p text:style-name="P22">Контактная информация (телефон, email, адрес)</text:p>
        </text:list-item>
        <text:list-item>
          <text:p text:style-name="P22">Данные о трудоустройстве (место работы, должность, стаж)</text:p>
        </text:list-item>
        <text:list-item>
          <text:p text:style-name="P22">Финансовая информация (доход, расходы, существующие кредиты)</text:p>
        </text:list-item>
        <text:list-item>
          <text:p text:style-name="P22">Параметры запрашиваемой карты (тип карты, желаемый лимит)</text:p>
        </text:list-item>
        <text:list-item>
          <text:p text:style-name="P23">Скан-копии документов</text:p>
        </text:list-item>
      </text:list>
      <text:p text:style-name="P3"><text:span text:style-name="Strong_20_Emphasis">Выходные данные:</text:span></text:p>
      <text:list text:style-name="L9">
        <text:list-item>
          <text:p text:style-name="P24">Решение по заявке (одобрено/отказано/на доработку)</text:p>
        </text:list-item>
        <text:list-item>
          <text:p text:style-name="P24">Кредитный договор</text:p>
        </text:list-item>
        <text:list-item>
          <text:p text:style-name="P24">Анкета-заявление</text:p>
        </text:list-item>
        <text:list-item>
          <text:p text:style-name="P24">Уведомления клиенту (SMS, email)</text:p>
        </text:list-item>
        <text:list-item>
          <text:p text:style-name="P24">Статистические отчёты (по заявкам, одобрениям, отказам)</text:p>
        </text:list-item>
        <text:list-item>
          <text:p text:style-name="P25">Аналитические отчёты (по сотрудникам, периодам, типам карт)</text:p>
        </text:list-item>
      </text:list>
      <text:h text:style-name="P9" text:outline-level="2">1.8. Изучение структуры ТЗ (ГОСТ 34)</text:h>
      <text:p text:style-name="P3">Техническое задание на информационную систему согласно ГОСТ 34.602-89 включает следующие разделы:</text:p>
      <text:list text:style-name="L10">
        <text:list-item>
          <text:p text:style-name="P26">Общие сведения</text:p>
        </text:list-item>
        <text:list-item>
          <text:p text:style-name="P26">Назначение и цели создания системы</text:p>
        </text:list-item>
        <text:list-item>
          <text:p text:style-name="P26">Характеристика объекта автоматизации</text:p>
        </text:list-item>
        <text:list-item>
          <text:p text:style-name="P26"><text:soft-page-break/>Требования к системе</text:p>
        </text:list-item>
        <text:list-item>
          <text:p text:style-name="P26">Состав и содержание работ по созданию системы</text:p>
        </text:list-item>
        <text:list-item>
          <text:p text:style-name="P26">Порядок контроля и приёмки системы</text:p>
        </text:list-item>
        <text:list-item>
          <text:p text:style-name="P26">Требования к составу и содержанию работ по подготовке объекта автоматизации к вводу системы в действие</text:p>
        </text:list-item>
        <text:list-item>
          <text:p text:style-name="P26">Требования к документированию</text:p>
        </text:list-item>
        <text:list-item>
          <text:p text:style-name="P27">Источники разработки</text:p>
        </text:list-item>
      </text:list>
      <text:h text:style-name="P9" text:outline-level="2">1.9. Оформление разделов ТЗ</text:h>
      <text:h text:style-name="P28" text:outline-level="3">1.9.1. Общие сведения</text:h>
      <text:p text:style-name="P3"><text:span text:style-name="Strong_20_Emphasis">Наименование системы:</text:span> Информационная система автоматизации выдачи кредитных карт «БанкКредитКарт»</text:p>
      <text:p text:style-name="P3"><text:span text:style-name="Strong_20_Emphasis">Основание для разработки:</text:span> Приказ директора ПАО «УниверсалБанк» № 127 от 15.01.2024 «О внедрении автоматизированной системы обработки заявок на кредитные карты»</text:p>
      <text:p text:style-name="P3"><text:span text:style-name="Strong_20_Emphasis">Разработчик:</text:span> ООО «СофтБанкСистемс»</text:p>
      <text:p text:style-name="P3"><text:span text:style-name="Strong_20_Emphasis">Заказчик:</text:span> ПАО «УниверсалБанк»</text:p>
      <text:h text:style-name="P28" text:outline-level="3">1.9.2. Назначение и цели создания системы</text:h>
      <text:p text:style-name="P3"><text:span text:style-name="Strong_20_Emphasis">Назначение ИС:</text:span> Система предназначена для автоматизации процессов приёма, обработки заявок на выдачу кредитных карт, оценки кредитоспособности клиентов и формирования необходимой документации.</text:p>
      <text:p text:style-name="P3"><text:span text:style-name="Strong_20_Emphasis">Основные цели внедрения:</text:span></text:p>
      <text:list text:style-name="L11">
        <text:list-item>
          <text:p text:style-name="P29">Сокращение времени обработки заявки с 5 дней до 1 дня</text:p>
        </text:list-item>
        <text:list-item>
          <text:p text:style-name="P29">Снижение количества ошибок при обработке на 90%</text:p>
        </text:list-item>
        <text:list-item>
          <text:p text:style-name="P29">Повышение пропускной способности отдела кредитования на 200%</text:p>
        </text:list-item>
        <text:list-item>
          <text:p text:style-name="P29">Обеспечение прозрачности процесса для клиентов и руководства</text:p>
        </text:list-item>
        <text:list-item>
          <text:p text:style-name="P30">Создание единой базы данных клиентов банка</text:p>
        </text:list-item>
      </text:list>
      <text:h text:style-name="P28" text:outline-level="3">1.9.3. Характеристика объекта автоматизации</text:h>
      <text:p text:style-name="P3"><text:span text:style-name="Strong_20_Emphasis">Объект автоматизации:</text:span> Отдел розничного кредитования ПАО «УниверсалБанк»</text:p>
      <text:p text:style-name="P3"><text:span text:style-name="Strong_20_Emphasis">Краткое описание:</text:span> Отдел занимается обработкой заявок физических лиц на получение кредитных карт. В штате 25 кредитных специалистов, 5 кредитных аналитиков, 2 руководителя.</text:p>
      <text:p text:style-name="P3"><text:span text:style-name="Strong_20_Emphasis">Существующий порядок работы:</text:span></text:p>
      <text:list text:style-name="L12">
        <text:list-item>
          <text:p text:style-name="P31"><text:soft-page-break/>Клиент обращается в офис банка или оставляет заявку на сайте</text:p>
        </text:list-item>
        <text:list-item>
          <text:p text:style-name="P31">Кредитный специалист заполняет анкету и собирает документы</text:p>
        </text:list-item>
        <text:list-item>
          <text:p text:style-name="P31">Документы передаются кредитному аналитику</text:p>
        </text:list-item>
        <text:list-item>
          <text:p text:style-name="P31">Аналитик проверяет данные и рассчитывает лимит вручную</text:p>
        </text:list-item>
        <text:list-item>
          <text:p text:style-name="P31">Решение согласовывается с руководителем (при лимите свыше 100 000 руб.)</text:p>
        </text:list-item>
        <text:list-item>
          <text:p text:style-name="P31">Формируется договор и передаётся на подписание</text:p>
        </text:list-item>
        <text:list-item>
          <text:p text:style-name="P32">Карта выпускается и выдаётся клиенту</text:p>
        </text:list-item>
      </text:list>
      <text:h text:style-name="P28" text:outline-level="3">1.9.4. Требования к функциям системы</text:h>
      <table:table table:name="Таблица2" table:style-name="Таблица2">
        <table:table-column table:style-name="Таблица2.A"/>
        <table:table-column table:style-name="Таблица2.B"/>
        <table:table-column table:style-name="Таблица2.C"/>
        <table:table-header-rows>
          <table:table-row>
            <table:table-cell table:style-name="Таблица2.A1" office:value-type="string">
              <text:p text:style-name="P18">№</text:p>
            </table:table-cell>
            <table:table-cell table:style-name="Таблица2.A1" office:value-type="string">
              <text:p text:style-name="P18">Функция</text:p>
            </table:table-cell>
            <table:table-cell table:style-name="Таблица2.A1" office:value-type="string">
              <text:p text:style-name="P18">Описание</text:p>
            </table:table-cell>
          </table:table-row>
        </table:table-header-rows>
        <table:table-row>
          <table:table-cell table:style-name="Таблица2.A1" office:value-type="string">
            <text:p text:style-name="P19">1</text:p>
          </table:table-cell>
          <table:table-cell table:style-name="Таблица2.A1" office:value-type="string">
            <text:p text:style-name="P19">Регистрация заявки</text:p>
          </table:table-cell>
          <table:table-cell table:style-name="Таблица2.A1" office:value-type="string">
            <text:p text:style-name="P19">Ввод данных клиента с валидацией полей</text:p>
          </table:table-cell>
        </table:table-row>
        <table:table-row>
          <table:table-cell table:style-name="Таблица2.A1" office:value-type="string">
            <text:p text:style-name="P19">2</text:p>
          </table:table-cell>
          <table:table-cell table:style-name="Таблица2.A1" office:value-type="string">
            <text:p text:style-name="P19">Проверка по БКИ</text:p>
          </table:table-cell>
          <table:table-cell table:style-name="Таблица2.A1" office:value-type="string">
            <text:p text:style-name="P19">Автоматический запрос кредитной истории</text:p>
          </table:table-cell>
        </table:table-row>
        <table:table-row>
          <table:table-cell table:style-name="Таблица2.A1" office:value-type="string">
            <text:p text:style-name="P19">3</text:p>
          </table:table-cell>
          <table:table-cell table:style-name="Таблица2.A1" office:value-type="string">
            <text:p text:style-name="P19">Скоринг</text:p>
          </table:table-cell>
          <table:table-cell table:style-name="Таблица2.A1" office:value-type="string">
            <text:p text:style-name="P19">Расчёт кредитного рейтинга по алгоритму</text:p>
          </table:table-cell>
        </table:table-row>
        <table:table-row>
          <table:table-cell table:style-name="Таблица2.A1" office:value-type="string">
            <text:p text:style-name="P19">4</text:p>
          </table:table-cell>
          <table:table-cell table:style-name="Таблица2.A1" office:value-type="string">
            <text:p text:style-name="P19">Определение лимита</text:p>
          </table:table-cell>
          <table:table-cell table:style-name="Таблица2.A1" office:value-type="string">
            <text:p text:style-name="P19">Автоматический расчёт допустимого лимита</text:p>
          </table:table-cell>
        </table:table-row>
        <table:table-row>
          <table:table-cell table:style-name="Таблица2.A1" office:value-type="string">
            <text:p text:style-name="P19">5</text:p>
          </table:table-cell>
          <table:table-cell table:style-name="Таблица2.A1" office:value-type="string">
            <text:p text:style-name="P19">Принятие решения</text:p>
          </table:table-cell>
          <table:table-cell table:style-name="Таблица2.A1" office:value-type="string">
            <text:p text:style-name="P19">Автоматическое/ручное одобрение заявки</text:p>
          </table:table-cell>
        </table:table-row>
        <table:table-row>
          <table:table-cell table:style-name="Таблица2.A1" office:value-type="string">
            <text:p text:style-name="P19">6</text:p>
          </table:table-cell>
          <table:table-cell table:style-name="Таблица2.A1" office:value-type="string">
            <text:p text:style-name="P19">Генерация договора</text:p>
          </table:table-cell>
          <table:table-cell table:style-name="Таблица2.A1" office:value-type="string">
            <text:p text:style-name="P19">Формирование документов по шаблонам</text:p>
          </table:table-cell>
        </table:table-row>
        <table:table-row>
          <table:table-cell table:style-name="Таблица2.A1" office:value-type="string">
            <text:p text:style-name="P19">7</text:p>
          </table:table-cell>
          <table:table-cell table:style-name="Таблица2.A1" office:value-type="string">
            <text:p text:style-name="P19">Уведомления</text:p>
          </table:table-cell>
          <table:table-cell table:style-name="Таблица2.A1" office:value-type="string">
            <text:p text:style-name="P19">Отправка SMS и email клиентам</text:p>
          </table:table-cell>
        </table:table-row>
        <table:table-row>
          <table:table-cell table:style-name="Таблица2.A1" office:value-type="string">
            <text:p text:style-name="P19">8</text:p>
          </table:table-cell>
          <table:table-cell table:style-name="Таблица2.A1" office:value-type="string">
            <text:p text:style-name="P19">Отчётность</text:p>
          </table:table-cell>
          <table:table-cell table:style-name="Таблица2.A1" office:value-type="string">
            <text:p text:style-name="P19">Формирование отчётов различных типов</text:p>
          </table:table-cell>
        </table:table-row>
        <table:table-row>
          <table:table-cell table:style-name="Таблица2.A1" office:value-type="string">
            <text:p text:style-name="P19">9</text:p>
          </table:table-cell>
          <table:table-cell table:style-name="Таблица2.A1" office:value-type="string">
            <text:p text:style-name="P19">Поиск</text:p>
          </table:table-cell>
          <table:table-cell table:style-name="Таблица2.A1" office:value-type="string">
            <text:p text:style-name="P19">Поиск заявок и клиентов по критериям</text:p>
          </table:table-cell>
        </table:table-row>
        <table:table-row>
          <table:table-cell table:style-name="Таблица2.A1" office:value-type="string">
            <text:p text:style-name="P19">10</text:p>
          </table:table-cell>
          <table:table-cell table:style-name="Таблица2.A1" office:value-type="string">
            <text:p text:style-name="P19">Администрирование</text:p>
          </table:table-cell>
          <table:table-cell table:style-name="Таблица2.A1" office:value-type="string">
            <text:p text:style-name="Table_20_Contents">Управление пользователями и настройками</text:p>
          </table:table-cell>
        </table:table-row>
      </table:table>
      <text:h text:style-name="P28" text:outline-level="3">1.9.5. Требования к пользователям</text:h>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18">Роль</text:p>
            </table:table-cell>
            <table:table-cell table:style-name="Таблица3.A1" office:value-type="string">
              <text:p text:style-name="P18">Требования к подготовке</text:p>
            </table:table-cell>
          </table:table-row>
        </table:table-header-rows>
        <table:table-row>
          <table:table-cell table:style-name="Таблица3.A1" office:value-type="string">
            <text:p text:style-name="P19">Администратор</text:p>
          </table:table-cell>
          <table:table-cell table:style-name="Таблица3.A1" office:value-type="string">
            <text:p text:style-name="P19">Высшее/среднее профессиональное образование в области ИТ, опыт администрирования БД</text:p>
          </table:table-cell>
        </table:table-row>
        <table:table-row>
          <table:table-cell table:style-name="Таблица3.A1" office:value-type="string">
            <text:p text:style-name="P19">Кредитный специалист</text:p>
          </table:table-cell>
          <table:table-cell table:style-name="Таблица3.A1" office:value-type="string">
            <text:p text:style-name="P19">Среднее профессиональное образование, навыки работы с ПК</text:p>
          </table:table-cell>
        </table:table-row>
        <table:table-row>
          <table:table-cell table:style-name="Таблица3.A1" office:value-type="string">
            <text:p text:style-name="P19">Кредитный аналитик</text:p>
          </table:table-cell>
          <table:table-cell table:style-name="Таблица3.A1" office:value-type="string">
            <text:p text:style-name="P19">Высшее экономическое образование, опыт анализа финансовых данных</text:p>
          </table:table-cell>
        </table:table-row>
        <table:table-row>
          <table:table-cell table:style-name="Таблица3.A1" office:value-type="string">
            <text:p text:style-name="P19">Руководитель отдела</text:p>
          </table:table-cell>
          <table:table-cell table:style-name="Таблица3.A1" office:value-type="string">
            <text:p text:style-name="Table_20_Contents">Высшее образование, опыт работы в банковской сфере</text:p>
          </table:table-cell>
        </table:table-row>
      </table:table>
      <text:h text:style-name="P9" text:outline-level="2">1.10. Условия эксплуатации и ограничения</text:h>
      <text:p text:style-name="P3"><text:span text:style-name="Strong_20_Emphasis">Предполагаемая среда эксплуатации:</text:span></text:p>
      <text:list text:style-name="L13">
        <text:list-item>
          <text:p text:style-name="P33">Серверная часть: Windows Server 2019/2022 или Linux Ubuntu Server 22.04</text:p>
        </text:list-item>
        <text:list-item>
          <text:p text:style-name="P33">Клиентская часть: веб-браузер (Chrome, Firefox, Edge последних версий)</text:p>
        </text:list-item>
        <text:list-item>
          <text:p text:style-name="P34">СУБД: PostgreSQL 14+ или MS SQL Server 2019+</text:p>
        </text:list-item>
      </text:list>
      <text:p text:style-name="P3"><text:span text:style-name="Strong_20_Emphasis">Аппаратные требования:</text:span></text:p>
      <text:list text:style-name="L14">
        <text:list-item>
          <text:p text:style-name="P35">Сервер: 16 ГБ RAM, 8-ядерный процессор, 500 ГБ SSD</text:p>
        </text:list-item>
        <text:list-item>
          <text:p text:style-name="P36">Рабочие станции: 8 ГБ RAM, 4-ядерный процессор</text:p>
        </text:list-item>
      </text:list>
      <text:p text:style-name="P3"><text:span text:style-name="Strong_20_Emphasis">Программные ограничения:</text:span></text:p>
      <text:list text:style-name="L15">
        <text:list-item>
          <text:p text:style-name="P37"><text:soft-page-break/>Обязательная интеграция с существующей АБС банка</text:p>
        </text:list-item>
        <text:list-item>
          <text:p text:style-name="P37">Соответствие требованиям ФЗ-152 «О персональных данных»</text:p>
        </text:list-item>
        <text:list-item>
          <text:p text:style-name="P38">Поддержка HTTPS для всех соединений</text:p>
        </text:list-item>
      </text:list>
      <text:p text:style-name="P3"><text:span text:style-name="Strong_20_Emphasis">Требования к надёжности:</text:span></text:p>
      <text:list text:style-name="L16">
        <text:list-item>
          <text:p text:style-name="P39">Доступность системы не менее 99,5%</text:p>
        </text:list-item>
        <text:list-item>
          <text:p text:style-name="P39">Время восстановления после сбоя не более 4 часов</text:p>
        </text:list-item>
        <text:list-item>
          <text:p text:style-name="P40">Резервное копирование данных ежедневно</text:p>
        </text:list-item>
      </text:list>
      <text:p text:style-name="P3"><text:span text:style-name="Strong_20_Emphasis">Требования к безопасности:</text:span></text:p>
      <text:list text:style-name="L17">
        <text:list-item>
          <text:p text:style-name="P41">Двухфакторная аутентификация для сотрудников</text:p>
        </text:list-item>
        <text:list-item>
          <text:p text:style-name="P41">Шифрование персональных данных в БД</text:p>
        </text:list-item>
        <text:list-item>
          <text:p text:style-name="P42">Журналирование всех действий пользователей</text:p>
        </text:list-item>
      </text:list>
      <text:h text:style-name="P9" text:outline-level="2">1.11. Проверка документа</text:h>
      <text:p text:style-name="P3"><text:span text:style-name="Strong_20_Emphasis">Проверка логичности структуры:</text:span> Документ содержит все необходимые разделы ТЗ согласно ГОСТ 34.602-89, разделы расположены в логической последовательности.</text:p>
      <text:p text:style-name="P3"><text:span text:style-name="Strong_20_Emphasis">Соответствие цели и функций:</text:span> Все заявленные функции системы направлены на достижение поставленных целей (сокращение времени обработки, снижение ошибок, повышение пропускной способности).</text:p>
      <text:p text:style-name="P3"><text:span text:style-name="Strong_20_Emphasis">Корректность формулировок:</text:span> Требования сформулированы конкретно, с указанием измеримых показателей где это возможно.</text:p>
      <text:p text:style-name="P8"/>
      <text:h text:style-name="P2" text:outline-level="1">2. ЧТЕНИЕ ПРОЕКТНОЙ ДОКУМЕНТАЦИИ НА РАЗРАБОТКУ ИС</text:h>
      <text:h text:style-name="P9" text:outline-level="2">2.1. Изучение понятия проектной документации ИС</text:h>
      <text:p text:style-name="P3"><text:span text:style-name="Strong_20_Emphasis">Проектная документация</text:span> – это комплект документов, содержащих описание архитектуры, функциональности, технических решений и порядка разработки информационной системы. Она служит основой для разработки, внедрения и последующего сопровождения ИС.</text:p>
      <text:p text:style-name="P3"><text:span text:style-name="Strong_20_Emphasis">Назначение проектной документации:</text:span></text:p>
      <text:list text:style-name="L18">
        <text:list-item>
          <text:p text:style-name="P43">Фиксация требований заказчика</text:p>
        </text:list-item>
        <text:list-item>
          <text:p text:style-name="P43">Описание технических решений</text:p>
        </text:list-item>
        <text:list-item>
          <text:p text:style-name="P43">Планирование работ по разработке</text:p>
        </text:list-item>
        <text:list-item>
          <text:p text:style-name="P43">Обеспечение взаимопонимания между участниками проекта</text:p>
        </text:list-item>
        <text:list-item>
          <text:p text:style-name="P44"><text:soft-page-break/>Основа для тестирования и приёмки системы</text:p>
        </text:list-item>
      </text:list>
      <text:h text:style-name="P9" text:outline-level="2">2.2. Виды проектной документации</text:h>
      <text:p text:style-name="P3"><text:span text:style-name="Strong_20_Emphasis">Техническое задание (ТЗ)</text:span> – документ, определяющий требования к системе, её функциям, характеристикам и условиям эксплуатации. Является основой для всех последующих этапов разработки.</text:p>
      <text:p text:style-name="P3"><text:span text:style-name="Strong_20_Emphasis">Эскизный проект</text:span> – документ, содержащий предварительные проектные решения, общую структуру системы и принципы её функционирования.</text:p>
      <text:p text:style-name="P3"><text:span text:style-name="Strong_20_Emphasis">Технический проект</text:span> – детальное описание архитектуры системы, структуры данных, алгоритмов работы, интерфейсов и технологий реализации.</text:p>
      <text:p text:style-name="P3"><text:span text:style-name="Strong_20_Emphasis">Рабочая документация</text:span> – комплект документов, необходимых для разработки и отладки программного обеспечения (спецификации модулей, описание API, схемы БД).</text:p>
      <text:p text:style-name="P3"><text:span text:style-name="Strong_20_Emphasis">Эксплуатационная документация</text:span> – документы для пользователей и администраторов системы (руководства, инструкции, регламенты).</text:p>
      <text:h text:style-name="P9" text:outline-level="2">2.3. Этапы проектирования ИС</text:h>
      <text:list text:style-name="L19">
        <text:list-item>
          <text:p text:style-name="P45"><text:span text:style-name="Strong_20_Emphasis">Предпроектное обследование</text:span> – изучение объекта автоматизации, анализ существующих процессов, выявление проблем</text:p>
        </text:list-item>
        <text:list-item>
          <text:p text:style-name="P45"><text:span text:style-name="Strong_20_Emphasis">Формирование требований</text:span> – определение функциональных и нефункциональных требований к системе</text:p>
        </text:list-item>
        <text:list-item>
          <text:p text:style-name="P45"><text:span text:style-name="Strong_20_Emphasis">Проектирование системы</text:span> – разработка архитектуры, структуры данных, интерфейсов</text:p>
        </text:list-item>
        <text:list-item>
          <text:p text:style-name="P45"><text:span text:style-name="Strong_20_Emphasis">Разработка и тестирование</text:span> – программирование модулей, модульное и интеграционное тестирование</text:p>
        </text:list-item>
        <text:list-item>
          <text:p text:style-name="P45"><text:span text:style-name="Strong_20_Emphasis">Внедрение</text:span> – развёртывание системы, обучение пользователей, опытная эксплуатация</text:p>
        </text:list-item>
        <text:list-item>
          <text:p text:style-name="P46"><text:span text:style-name="Strong_20_Emphasis">Сопровождение</text:span> – поддержка работоспособности, исправление ошибок, развитие системы</text:p>
        </text:list-item>
      </text:list>
      <text:h text:style-name="P9" text:outline-level="2">2.4. Связь документации и этапов проектирования</text:h>
      <text:p text:style-name="P3"><text:span text:style-name="Strong_20_Emphasis">Таблица 1 – Этап – Документация</text:span></text:p>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string">
              <text:p text:style-name="P18">Этап проектирования</text:p>
            </table:table-cell>
            <table:table-cell table:style-name="Таблица4.A1" office:value-type="string">
              <text:p text:style-name="P18">Вид документации</text:p>
            </table:table-cell>
            <table:table-cell table:style-name="Таблица4.A1" office:value-type="string">
              <text:p text:style-name="P18">Краткое описание</text:p>
            </table:table-cell>
          </table:table-row>
        </table:table-header-rows>
        <table:table-row>
          <table:table-cell table:style-name="Таблица4.A1" office:value-type="string">
            <text:p text:style-name="P19">Предпроектное обследование</text:p>
          </table:table-cell>
          <table:table-cell table:style-name="Таблица4.A1" office:value-type="string">
            <text:p text:style-name="P19">Отчёт об обследовании</text:p>
          </table:table-cell>
          <table:table-cell table:style-name="Таблица4.A1" office:value-type="string">
            <text:p text:style-name="P19">Описание текущего состояния объекта автоматизации</text:p>
          </table:table-cell>
        </table:table-row>
        <table:table-row>
          <table:table-cell table:style-name="Таблица4.A1" office:value-type="string">
            <text:p text:style-name="P19">Формирование требований</text:p>
          </table:table-cell>
          <table:table-cell table:style-name="Таблица4.A1" office:value-type="string">
            <text:p text:style-name="P19">Техническое задание</text:p>
          </table:table-cell>
          <table:table-cell table:style-name="Таблица4.A1" office:value-type="string">
            <text:p text:style-name="P19">Требования к функциям и характеристикам системы</text:p>
          </table:table-cell>
        </table:table-row>
        <table:table-row>
          <table:table-cell table:style-name="Таблица4.A1" office:value-type="string">
            <text:p text:style-name="P19">Проектирование</text:p>
          </table:table-cell>
          <table:table-cell table:style-name="Таблица4.A1" office:value-type="string">
            <text:p text:style-name="P19">Эскизный проект, <text:soft-page-break/>Технический проект</text:p>
          </table:table-cell>
          <table:table-cell table:style-name="Таблица4.A1" office:value-type="string">
            <text:p text:style-name="P19">Архитектура и технические решения</text:p>
          </table:table-cell>
        </table:table-row>
        <table:table-row>
          <table:table-cell table:style-name="Таблица4.A1" office:value-type="string">
            <text:p text:style-name="P19">Разработка и тестирование</text:p>
          </table:table-cell>
          <table:table-cell table:style-name="Таблица4.A1" office:value-type="string">
            <text:p text:style-name="P19">Рабочая документация</text:p>
          </table:table-cell>
          <table:table-cell table:style-name="Таблица4.A1" office:value-type="string">
            <text:p text:style-name="P19">Спецификации модулей, описание тестов</text:p>
          </table:table-cell>
        </table:table-row>
        <table:table-row>
          <table:table-cell table:style-name="Таблица4.A1" office:value-type="string">
            <text:p text:style-name="P19">Внедрение</text:p>
          </table:table-cell>
          <table:table-cell table:style-name="Таблица4.A1" office:value-type="string">
            <text:p text:style-name="P19">Программа и методика испытаний</text:p>
          </table:table-cell>
          <table:table-cell table:style-name="Таблица4.A1" office:value-type="string">
            <text:p text:style-name="P19">Порядок приёмки системы</text:p>
          </table:table-cell>
        </table:table-row>
        <table:table-row>
          <table:table-cell table:style-name="Таблица4.A1" office:value-type="string">
            <text:p text:style-name="P19">Сопровождение</text:p>
          </table:table-cell>
          <table:table-cell table:style-name="Таблица4.A1" office:value-type="string">
            <text:p text:style-name="P19">Эксплуатационная документация</text:p>
          </table:table-cell>
          <table:table-cell table:style-name="Таблица4.A1" office:value-type="string">
            <text:p text:style-name="Table_20_Contents">Руководства пользователей, регламенты</text:p>
          </table:table-cell>
        </table:table-row>
      </table:table>
      <text:h text:style-name="P9" text:outline-level="2">2.5. Схема жизненного цикла ИС</text:h>
      <text:p text:style-name="P47">text</text:p>
      <text:p text:style-name="P48"><text:span text:style-name="Source_20_Text">┌─────────────────────────────────────────────────────────────────┐</text:span></text:p>
      <text:p text:style-name="P48"><text:span text:style-name="Source_20_Text">│ <text:s text:c="19"/>ЖИЗНЕННЫЙ ЦИКЛ ИС <text:s text:c="27"/>│</text:span></text:p>
      <text:p text:style-name="P48"><text:span text:style-name="Source_20_Text">├─────────────────────────────────────────────────────────────────┤</text:span></text:p>
      <text:p text:style-name="P48"><text:span text:style-name="Source_20_Text">│ <text:s text:c="64"/>│</text:span></text:p>
      <text:p text:style-name="P48"><text:span text:style-name="Source_20_Text">│ <text:s/>┌──────────────┐ <text:s text:c="3"/>┌──────────────┐ <text:s text:c="3"/>┌──────────────┐ <text:s text:c="5"/>│</text:span></text:p>
      <text:p text:style-name="P48"><text:span text:style-name="Source_20_Text">│ <text:s/>│Предпроектное │───&gt;│ Формирование │───&gt;│Проектирование│ <text:s text:c="5"/>│</text:span></text:p>
      <text:p text:style-name="P48"><text:span text:style-name="Source_20_Text">│ <text:s/>│ обследование │ <text:s text:c="3"/>│ <text:s/>требований <text:s/>│ <text:s text:c="3"/>│ <text:s text:c="2"/>системы <text:s text:c="3"/>│ <text:s text:c="5"/>│</text:span></text:p>
      <text:p text:style-name="P48"><text:span text:style-name="Source_20_Text">│ <text:s/>└──────────────┘ <text:s text:c="3"/>└──────────────┘ <text:s text:c="3"/>└──────────────┘ <text:s text:c="5"/>│</text:span></text:p>
      <text:p text:style-name="P48"><text:span text:style-name="Source_20_Text">│ <text:s text:c="8"/>│ <text:s text:c="18"/>│ <text:s text:c="18"/>│ <text:s text:c="14"/>│</text:span></text:p>
      <text:p text:style-name="P48"><text:span text:style-name="Source_20_Text">│ <text:s text:c="8"/>▼ <text:s text:c="18"/>▼ <text:s text:c="18"/>▼ <text:s text:c="14"/>│</text:span></text:p>
      <text:p text:style-name="P48"><text:span text:style-name="Source_20_Text">│ <text:s/>[Отчёт об <text:s text:c="9"/>[Техническое <text:s text:c="7"/>[Эскизный и <text:s text:c="11"/>│</text:span></text:p>
      <text:p text:style-name="P48"><text:span text:style-name="Source_20_Text">│ <text:s text:c="2"/>обследовании] <text:s text:c="5"/>задание] <text:s text:c="11"/>Технический <text:s text:c="11"/>│</text:span></text:p>
      <text:p text:style-name="P48"><text:span text:style-name="Source_20_Text">│ <text:s text:c="41"/>проекты] <text:s text:c="14"/>│</text:span></text:p>
      <text:p text:style-name="P48"><text:span text:style-name="Source_20_Text">│ <text:s text:c="64"/>│</text:span></text:p>
      <text:p text:style-name="P48"><text:span text:style-name="Source_20_Text">│ <text:s/>┌──────────────┐ <text:s text:c="3"/>┌──────────────┐ <text:s text:c="3"/>┌──────────────┐ <text:s text:c="5"/>│</text:span></text:p>
      <text:p text:style-name="P48"><text:span text:style-name="Source_20_Text">│ <text:s/>│ <text:s/>Разработка <text:s/>│───&gt;│ <text:s text:c="2"/>Внедрение <text:s/>│───&gt;│Сопровождение │ <text:s text:c="5"/>│</text:span></text:p>
      <text:p text:style-name="P48"><text:span text:style-name="Source_20_Text">│ <text:s/>│и тестирование│ <text:s text:c="3"/>│ <text:s text:c="13"/>│ <text:s text:c="3"/>│ <text:s text:c="13"/>│ <text:s text:c="5"/>│</text:span></text:p>
      <text:p text:style-name="P48"><text:soft-page-break/><text:span text:style-name="Source_20_Text">│ <text:s/>└──────────────┘ <text:s text:c="3"/>└──────────────┘ <text:s text:c="3"/>└──────────────┘ <text:s text:c="5"/>│</text:span></text:p>
      <text:p text:style-name="P48"><text:span text:style-name="Source_20_Text">│ <text:s text:c="8"/>│ <text:s text:c="18"/>│ <text:s text:c="18"/>│ <text:s text:c="14"/>│</text:span></text:p>
      <text:p text:style-name="P48"><text:span text:style-name="Source_20_Text">│ <text:s text:c="8"/>▼ <text:s text:c="18"/>▼ <text:s text:c="18"/>▼ <text:s text:c="14"/>│</text:span></text:p>
      <text:p text:style-name="P48"><text:span text:style-name="Source_20_Text">│ <text:s/>[Рабочая <text:s text:c="12"/>[Акт приёмки, <text:s text:c="4"/>[Эксплуатационная <text:s text:c="5"/>│</text:span></text:p>
      <text:p text:style-name="P48"><text:span text:style-name="Source_20_Text">│ <text:s text:c="2"/>документация] <text:s text:c="7"/>Протоколы <text:s text:c="8"/>документация] <text:s text:c="9"/>│</text:span></text:p>
      <text:p text:style-name="P48"><text:span text:style-name="Source_20_Text">│ <text:s text:c="23"/>испытаний] <text:s text:c="30"/>│</text:span></text:p>
      <text:p text:style-name="P48"><text:span text:style-name="Source_20_Text">│ <text:s text:c="64"/>│</text:span></text:p>
      <text:p text:style-name="P47"><text:span text:style-name="Source_20_Text">└─────────────────────────────────────────────────────────────────┘</text:span></text:p>
      <text:h text:style-name="P9" text:outline-level="2">2.6. Ознакомление с примером документации</text:h>
      <text:p text:style-name="P3">На основании изучения типового технического задания на информационную систему выполнен анализ структуры и содержания документа.</text:p>
      <text:h text:style-name="P9" text:outline-level="2">2.7. Анализ структуры документа</text:h>
      <text:p text:style-name="P3"><text:span text:style-name="Strong_20_Emphasis">Присутствующие разделы:</text:span></text:p>
      <text:list text:style-name="L20">
        <text:list-item>
          <text:p text:style-name="P49">Общие сведения</text:p>
        </text:list-item>
        <text:list-item>
          <text:p text:style-name="P49">Назначение и цели создания системы</text:p>
        </text:list-item>
        <text:list-item>
          <text:p text:style-name="P49">Характеристика объекта автоматизации</text:p>
        </text:list-item>
        <text:list-item>
          <text:p text:style-name="P49">Требования к системе</text:p>
        </text:list-item>
        <text:list-item>
          <text:p text:style-name="P50">Требования к функциям</text:p>
        </text:list-item>
      </text:list>
      <text:p text:style-name="P3"><text:span text:style-name="Strong_20_Emphasis">Отсутствующие или неполно оформленные разделы:</text:span></text:p>
      <text:list text:style-name="L21">
        <text:list-item>
          <text:p text:style-name="P51">Порядок контроля и приёмки системы (отсутствует)</text:p>
        </text:list-item>
        <text:list-item>
          <text:p text:style-name="P51">Требования к документированию (частично)</text:p>
        </text:list-item>
        <text:list-item>
          <text:p text:style-name="P51">Состав и содержание работ по созданию системы (отсутствует)</text:p>
        </text:list-item>
        <text:list-item>
          <text:p text:style-name="P52">Источники разработки (отсутствует)</text:p>
        </text:list-item>
      </text:list>
      <text:h text:style-name="P9" text:outline-level="2">2.8. Анализ содержания документации</text:h>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P18">Раздел</text:p>
            </table:table-cell>
            <table:table-cell table:style-name="Таблица5.A1" office:value-type="string">
              <text:p text:style-name="P18">Назначение</text:p>
            </table:table-cell>
            <table:table-cell table:style-name="Таблица5.A1" office:value-type="string">
              <text:p text:style-name="P18">Качество изложения</text:p>
            </table:table-cell>
            <table:table-cell table:style-name="Таблица5.A1" office:value-type="string">
              <text:p text:style-name="P18">Замечания</text:p>
            </table:table-cell>
          </table:table-row>
        </table:table-header-rows>
        <table:table-row>
          <table:table-cell table:style-name="Таблица5.A1" office:value-type="string">
            <text:p text:style-name="P19">Общие сведения</text:p>
          </table:table-cell>
          <table:table-cell table:style-name="Таблица5.A1" office:value-type="string">
            <text:p text:style-name="P19">Идентификация проекта</text:p>
          </table:table-cell>
          <table:table-cell table:style-name="Таблица5.A1" office:value-type="string">
            <text:p text:style-name="P19">Достаточно чётко</text:p>
          </table:table-cell>
          <table:table-cell table:style-name="Таблица5.A1" office:value-type="string">
            <text:p text:style-name="P19">Отсутствует срок разработки</text:p>
          </table:table-cell>
        </table:table-row>
        <table:table-row>
          <table:table-cell table:style-name="Таблица5.A1" office:value-type="string">
            <text:p text:style-name="P19">Назначение <text:soft-page-break/>системы</text:p>
          </table:table-cell>
          <table:table-cell table:style-name="Таблица5.A1" office:value-type="string">
            <text:p text:style-name="P19">Определение целей</text:p>
          </table:table-cell>
          <table:table-cell table:style-name="Таблица5.A1" office:value-type="string">
            <text:p text:style-name="P19">Понятно</text:p>
          </table:table-cell>
          <table:table-cell table:style-name="Таблица5.A1" office:value-type="string">
            <text:p text:style-name="P19">Нет количественных <text:soft-page-break/>показателей</text:p>
          </table:table-cell>
        </table:table-row>
        <table:table-row>
          <table:table-cell table:style-name="Таблица5.A1" office:value-type="string">
            <text:p text:style-name="P19">Характеристика объекта</text:p>
          </table:table-cell>
          <table:table-cell table:style-name="Таблица5.A1" office:value-type="string">
            <text:p text:style-name="P19">Описание предметной области</text:p>
          </table:table-cell>
          <table:table-cell table:style-name="Таблица5.A1" office:value-type="string">
            <text:p text:style-name="P19">Средне</text:p>
          </table:table-cell>
          <table:table-cell table:style-name="Таблица5.A1" office:value-type="string">
            <text:p text:style-name="P19">Недостаточно детализирован процесс</text:p>
          </table:table-cell>
        </table:table-row>
        <table:table-row>
          <table:table-cell table:style-name="Таблица5.A1" office:value-type="string">
            <text:p text:style-name="P19">Требования к функциям</text:p>
          </table:table-cell>
          <table:table-cell table:style-name="Таблица5.A1" office:value-type="string">
            <text:p text:style-name="P19">Перечень функций</text:p>
          </table:table-cell>
          <table:table-cell table:style-name="Таблица5.A1" office:value-type="string">
            <text:p text:style-name="P19">Удовлетворительно</text:p>
          </table:table-cell>
          <table:table-cell table:style-name="Таблица5.A1" office:value-type="string">
            <text:p text:style-name="Table_20_Contents">Отсутствуют критерии выполнения</text:p>
          </table:table-cell>
        </table:table-row>
      </table:table>
      <text:h text:style-name="P9" text:outline-level="2">2.9. Анализ требований</text:h>
      <text:p text:style-name="P3"><text:span text:style-name="Strong_20_Emphasis">Понятны ли требования к функциям системы:</text:span> Требования изложены в общем виде, однако не все функции детализированы до уровня, достаточного для начала разработки. Отсутствуют сценарии использования.</text:p>
      <text:p text:style-name="P3"><text:span text:style-name="Strong_20_Emphasis">Можно ли по документу начать разработку ИС:</text:span> Начать разработку возможно, однако потребуется дополнительное уточнение требований, особенно в части алгоритмов скоринга и интеграции с внешними системами.</text:p>
      <text:p text:style-name="P3"><text:span text:style-name="Strong_20_Emphasis">Какие требования требуют уточнения:</text:span></text:p>
      <text:list text:style-name="L22">
        <text:list-item>
          <text:p text:style-name="P53">Алгоритм расчёта кредитного рейтинга</text:p>
        </text:list-item>
        <text:list-item>
          <text:p text:style-name="P53">Формат обмена данными с БКИ</text:p>
        </text:list-item>
        <text:list-item>
          <text:p text:style-name="P53">Требования к времени отклика системы</text:p>
        </text:list-item>
        <text:list-item>
          <text:p text:style-name="P54">Количество одновременно работающих пользователей</text:p>
        </text:list-item>
      </text:list>
      <text:h text:style-name="P9" text:outline-level="2">2.10. Выявление ошибок и недостатков</text:h>
      <text:p text:style-name="P3"><text:span text:style-name="Strong_20_Emphasis">Нечёткие формулировки:</text:span></text:p>
      <text:list text:style-name="L23">
        <text:list-item>
          <text:p text:style-name="P55">«Система должна работать быстро» – не указано конкретное время отклика</text:p>
        </text:list-item>
        <text:list-item>
          <text:p text:style-name="P56">«Удобный интерфейс» – не определены критерии удобства</text:p>
        </text:list-item>
      </text:list>
      <text:p text:style-name="P3"><text:span text:style-name="Strong_20_Emphasis">Отсутствие критериев:</text:span></text:p>
      <text:list text:style-name="L24">
        <text:list-item>
          <text:p text:style-name="P57">Не указаны показатели производительности</text:p>
        </text:list-item>
        <text:list-item>
          <text:p text:style-name="P58">Не определены критерии успешности внедрения</text:p>
        </text:list-item>
      </text:list>
      <text:p text:style-name="P3"><text:span text:style-name="Strong_20_Emphasis">Дублирование требований:</text:span></text:p>
      <text:list text:style-name="L25">
        <text:list-item>
          <text:p text:style-name="P59">Требование о защите персональных данных упоминается в разных разделах с разной степенью детализации</text:p>
        </text:list-item>
      </text:list>
      <text:h text:style-name="P9" text:outline-level="2">2.11. Формулирование выводов</text:h>
      <text:p text:style-name="P3">Проанализированная проектная документация в целом соответствует требованиям ГОСТ 34 и может служить основой для разработки ИС. Однако для полноценного начала работ необходимо:</text:p>
      <text:list text:style-name="L26">
        <text:list-item>
          <text:p text:style-name="P60"><text:soft-page-break/>Дополнить документ отсутствующими разделами</text:p>
        </text:list-item>
        <text:list-item>
          <text:p text:style-name="P60">Уточнить нечёткие формулировки с указанием конкретных показателей</text:p>
        </text:list-item>
        <text:list-item>
          <text:p text:style-name="P60">Добавить критерии приёмки для каждой функции</text:p>
        </text:list-item>
        <text:list-item>
          <text:p text:style-name="P61">Детализировать требования к интеграции</text:p>
        </text:list-item>
      </text:list>
      <text:p text:style-name="P8"/>
      <text:h text:style-name="P2" text:outline-level="1">3. ФОРМАЛИЗАЦИЯ ЦЕЛЕЙ И ОЦЕНКА ЗАТРАТ ВНЕДРЕНИЯ ИНФОРМАЦИОННОЙ СИСТЕМЫ</text:h>
      <text:h text:style-name="P9" text:outline-level="2">3.1. Формализация целей внедрения ИС</text:h>
      <text:p text:style-name="P3"><text:span text:style-name="Strong_20_Emphasis">Основная цель:</text:span> Автоматизация процесса обработки заявок на выдачу кредитных карт с сокращением времени принятия решения до 1 рабочего дня.</text:p>
      <text:p text:style-name="P3"><text:span text:style-name="Strong_20_Emphasis">Дополнительные цели:</text:span></text:p>
      <text:list text:style-name="L27">
        <text:list-item>
          <text:p text:style-name="P62">Снижение операционных затрат на обработку одной заявки на 40%</text:p>
        </text:list-item>
        <text:list-item>
          <text:p text:style-name="P62">Повышение качества принимаемых решений за счёт автоматизированного скоринга</text:p>
        </text:list-item>
        <text:list-item>
          <text:p text:style-name="P63">Обеспечение прозрачности процесса для клиентов через личный кабинет</text:p>
        </text:list-item>
      </text:list>
      <text:h text:style-name="P9" text:outline-level="2">3.2. Определение ожидаемых результатов внедрения</text:h>
      <text:p text:style-name="P3"><text:span text:style-name="Strong_20_Emphasis">Организационные изменения:</text:span></text:p>
      <text:list text:style-name="L28">
        <text:list-item>
          <text:p text:style-name="P64">Оптимизация бизнес-процессов отдела кредитования</text:p>
        </text:list-item>
        <text:list-item>
          <text:p text:style-name="P64">Чёткое распределение ролей и ответственности</text:p>
        </text:list-item>
        <text:list-item>
          <text:p text:style-name="P64">Стандартизация процедур обработки заявок</text:p>
        </text:list-item>
        <text:list-item>
          <text:p text:style-name="P65">Сокращение бумажного документооборота</text:p>
        </text:list-item>
      </text:list>
      <text:p text:style-name="P3"><text:span text:style-name="Strong_20_Emphasis">Технические изменения:</text:span></text:p>
      <text:list text:style-name="L29">
        <text:list-item>
          <text:p text:style-name="P66">Создание единой базы данных клиентов</text:p>
        </text:list-item>
        <text:list-item>
          <text:p text:style-name="P66">Автоматизация расчётов и формирования документов</text:p>
        </text:list-item>
        <text:list-item>
          <text:p text:style-name="P66">Интеграция с внешними информационными системами</text:p>
        </text:list-item>
        <text:list-item>
          <text:p text:style-name="P67">Обеспечение защиты персональных данных</text:p>
        </text:list-item>
      </text:list>
      <text:p text:style-name="P3"><text:span text:style-name="Strong_20_Emphasis">Экономические изменения:</text:span></text:p>
      <text:list text:style-name="L30">
        <text:list-item>
          <text:p text:style-name="P68">Увеличение количества обработанных заявок без роста штата</text:p>
        </text:list-item>
        <text:list-item>
          <text:p text:style-name="P68">Снижение затрат на бумагу и хранение документов</text:p>
        </text:list-item>
        <text:list-item>
          <text:p text:style-name="P68">Уменьшение потерь от ошибок при ручной обработке</text:p>
        </text:list-item>
        <text:list-item>
          <text:p text:style-name="P69">Рост лояльности клиентов и привлечение новых</text:p>
        </text:list-item>
      </text:list>
      <text:h text:style-name="P9" text:outline-level="2"><text:soft-page-break/>3.3. Определение видов затрат</text:h>
      <text:p text:style-name="P3"><text:span text:style-name="Strong_20_Emphasis">Основные статьи затрат:</text:span></text:p>
      <text:list text:style-name="L31">
        <text:list-item>
          <text:p text:style-name="P70">Разработка или приобретение программного обеспечения</text:p>
        </text:list-item>
        <text:list-item>
          <text:p text:style-name="P70">Приобретение серверного оборудования</text:p>
        </text:list-item>
        <text:list-item>
          <text:p text:style-name="P70">Лицензии на системное и прикладное ПО</text:p>
        </text:list-item>
        <text:list-item>
          <text:p text:style-name="P70">Затраты на обучение персонала</text:p>
        </text:list-item>
        <text:list-item>
          <text:p text:style-name="P70">Затраты на внедрение и настройку</text:p>
        </text:list-item>
        <text:list-item>
          <text:p text:style-name="P70">Затраты на сопровождение (ежегодно)</text:p>
        </text:list-item>
        <text:list-item>
          <text:p text:style-name="P71">Модернизация сетевой инфраструктуры</text:p>
        </text:list-item>
      </text:list>
      <text:h text:style-name="P9" text:outline-level="2">3.4. Предварительная оценка затрат</text:h>
      <text:p text:style-name="P3"><text:span text:style-name="Strong_20_Emphasis">Таблица 2 – Затраты на внедрение ИС</text:span></text:p>
      <table:table table:name="Таблица6" table:style-name="Таблица6">
        <table:table-column table:style-name="Таблица6.A"/>
        <table:table-column table:style-name="Таблица6.B"/>
        <table:table-column table:style-name="Таблица6.C"/>
        <table:table-header-rows>
          <table:table-row>
            <table:table-cell table:style-name="Таблица6.A1" office:value-type="string">
              <text:p text:style-name="P18">Статья затрат</text:p>
            </table:table-cell>
            <table:table-cell table:style-name="Таблица6.A1" office:value-type="string">
              <text:p text:style-name="P18">Описание</text:p>
            </table:table-cell>
            <table:table-cell table:style-name="Таблица6.A1" office:value-type="string">
              <text:p text:style-name="P18">Примерная стоимость (руб.)</text:p>
            </table:table-cell>
          </table:table-row>
        </table:table-header-rows>
        <table:table-row>
          <table:table-cell table:style-name="Таблица6.A1" office:value-type="string">
            <text:p text:style-name="P19">Разработка ПО</text:p>
          </table:table-cell>
          <table:table-cell table:style-name="Таблица6.A1" office:value-type="string">
            <text:p text:style-name="P19">Проектирование, программирование, тестирование</text:p>
          </table:table-cell>
          <table:table-cell table:style-name="Таблица6.A1" office:value-type="string">
            <text:p text:style-name="P19">3 500 000</text:p>
          </table:table-cell>
        </table:table-row>
        <table:table-row>
          <table:table-cell table:style-name="Таблица6.A1" office:value-type="string">
            <text:p text:style-name="P19">Серверное оборудование</text:p>
          </table:table-cell>
          <table:table-cell table:style-name="Таблица6.A1" office:value-type="string">
            <text:p text:style-name="P19">Сервер БД, сервер приложений</text:p>
          </table:table-cell>
          <table:table-cell table:style-name="Таблица6.A1" office:value-type="string">
            <text:p text:style-name="P19">800 000</text:p>
          </table:table-cell>
        </table:table-row>
        <table:table-row>
          <table:table-cell table:style-name="Таблица6.A1" office:value-type="string">
            <text:p text:style-name="P19">Лицензии СУБД</text:p>
          </table:table-cell>
          <table:table-cell table:style-name="Таблица6.A1" office:value-type="string">
            <text:p text:style-name="P19">PostgreSQL Enterprise или MS SQL</text:p>
          </table:table-cell>
          <table:table-cell table:style-name="Таблица6.A1" office:value-type="string">
            <text:p text:style-name="P19">350 000</text:p>
          </table:table-cell>
        </table:table-row>
        <table:table-row>
          <table:table-cell table:style-name="Таблица6.A1" office:value-type="string">
            <text:p text:style-name="P19">Лицензии ОС</text:p>
          </table:table-cell>
          <table:table-cell table:style-name="Таблица6.A1" office:value-type="string">
            <text:p text:style-name="P19">Windows Server или Linux</text:p>
          </table:table-cell>
          <table:table-cell table:style-name="Таблица6.A1" office:value-type="string">
            <text:p text:style-name="P19">150 000</text:p>
          </table:table-cell>
        </table:table-row>
        <table:table-row>
          <table:table-cell table:style-name="Таблица6.A1" office:value-type="string">
            <text:p text:style-name="P19">Обучение персонала</text:p>
          </table:table-cell>
          <table:table-cell table:style-name="Таблица6.A1" office:value-type="string">
            <text:p text:style-name="P19">Курсы для 35 сотрудников</text:p>
          </table:table-cell>
          <table:table-cell table:style-name="Таблица6.A1" office:value-type="string">
            <text:p text:style-name="P19">250 000</text:p>
          </table:table-cell>
        </table:table-row>
        <table:table-row>
          <table:table-cell table:style-name="Таблица6.A1" office:value-type="string">
            <text:p text:style-name="P19">Внедрение</text:p>
          </table:table-cell>
          <table:table-cell table:style-name="Таблица6.A1" office:value-type="string">
            <text:p text:style-name="P19">Развёртывание, настройка, миграция данных</text:p>
          </table:table-cell>
          <table:table-cell table:style-name="Таблица6.A1" office:value-type="string">
            <text:p text:style-name="P19">500 000</text:p>
          </table:table-cell>
        </table:table-row>
        <table:table-row>
          <table:table-cell table:style-name="Таблица6.A1" office:value-type="string">
            <text:p text:style-name="P19">Сетевое оборудование</text:p>
          </table:table-cell>
          <table:table-cell table:style-name="Таблица6.A1" office:value-type="string">
            <text:p text:style-name="P19">Модернизация коммутаторов</text:p>
          </table:table-cell>
          <table:table-cell table:style-name="Таблица6.A1" office:value-type="string">
            <text:p text:style-name="P19">200 000</text:p>
          </table:table-cell>
        </table:table-row>
        <table:table-row>
          <table:table-cell table:style-name="Таблица6.A1" office:value-type="string">
            <text:p text:style-name="P19">Резерв на непредвиденные расходы</text:p>
          </table:table-cell>
          <table:table-cell table:style-name="Таблица6.A1" office:value-type="string">
            <text:p text:style-name="P19">10% от суммы</text:p>
          </table:table-cell>
          <table:table-cell table:style-name="Таблица6.A1" office:value-type="string">
            <text:p text:style-name="P19">575 000</text:p>
          </table:table-cell>
        </table:table-row>
        <table:table-row>
          <table:table-cell table:style-name="Таблица6.A1" office:value-type="string">
            <text:p text:style-name="P19"><text:span text:style-name="Strong_20_Emphasis">ИТОГО</text:span></text:p>
          </table:table-cell>
          <table:table-cell table:style-name="Таблица6.A1" office:value-type="string">
            <text:p text:style-name="P72"/>
          </table:table-cell>
          <table:table-cell table:style-name="Таблица6.A1" office:value-type="string">
            <text:p text:style-name="P19"><text:span text:style-name="Strong_20_Emphasis">6 325 000</text:span></text:p>
          </table:table-cell>
        </table:table-row>
      </table:table>
      <text:p text:style-name="P3"><text:span text:style-name="Strong_20_Emphasis">Ежегодные затраты на сопровождение:</text:span></text:p>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P18">Статья затрат</text:p>
            </table:table-cell>
            <table:table-cell table:style-name="Таблица7.A1" office:value-type="string">
              <text:p text:style-name="P18">Описание</text:p>
            </table:table-cell>
            <table:table-cell table:style-name="Таблица7.A1" office:value-type="string">
              <text:p text:style-name="P18">Примерная стоимость (руб./год)</text:p>
            </table:table-cell>
          </table:table-row>
        </table:table-header-rows>
        <table:table-row>
          <table:table-cell table:style-name="Таблица7.A1" office:value-type="string">
            <text:p text:style-name="P19">Техническая поддержка</text:p>
          </table:table-cell>
          <table:table-cell table:style-name="Таблица7.A1" office:value-type="string">
            <text:p text:style-name="P19">Договор с разработчиком</text:p>
          </table:table-cell>
          <table:table-cell table:style-name="Таблица7.A1" office:value-type="string">
            <text:p text:style-name="P19">400 000</text:p>
          </table:table-cell>
        </table:table-row>
        <table:table-row>
          <table:table-cell table:style-name="Таблица7.A1" office:value-type="string">
            <text:p text:style-name="P19">Обновление лицензий</text:p>
          </table:table-cell>
          <table:table-cell table:style-name="Таблица7.A1" office:value-type="string">
            <text:p text:style-name="P19">Продление подписок</text:p>
          </table:table-cell>
          <table:table-cell table:style-name="Таблица7.A1" office:value-type="string">
            <text:p text:style-name="P19">100 000</text:p>
          </table:table-cell>
        </table:table-row>
        <table:table-row>
          <table:table-cell table:style-name="Таблица7.A1" office:value-type="string">
            <text:p text:style-name="P19">Администрирование</text:p>
          </table:table-cell>
          <table:table-cell table:style-name="Таблица7.A1" office:value-type="string">
            <text:p text:style-name="P19">Зарплата администратора (доля)</text:p>
          </table:table-cell>
          <table:table-cell table:style-name="Таблица7.A1" office:value-type="string">
            <text:p text:style-name="P19">300 000</text:p>
          </table:table-cell>
        </table:table-row>
        <table:table-row>
          <table:table-cell table:style-name="Таблица7.A1" office:value-type="string">
            <text:p text:style-name="P19"><text:span text:style-name="Strong_20_Emphasis">ИТОГО</text:span></text:p>
          </table:table-cell>
          <table:table-cell table:style-name="Таблица7.A1" office:value-type="string">
            <text:p text:style-name="P72"/>
          </table:table-cell>
          <table:table-cell table:style-name="Таблица7.A1" office:value-type="string">
            <text:p text:style-name="P19"><text:span text:style-name="Strong_20_Emphasis">800 000</text:span></text:p>
          </table:table-cell>
        </table:table-row>
      </table:table>
      <text:h text:style-name="P9" text:outline-level="2">3.5. Оценка целесообразности внедрения</text:h>
      <text:p text:style-name="P3"><text:span text:style-name="Strong_20_Emphasis">Расчёт экономической эффективности:</text:span></text:p>
      <text:p text:style-name="P3"><text:span text:style-name="Emphasis">Текущие показатели:</text:span></text:p>
      <text:list text:style-name="L32">
        <text:list-item>
          <text:p text:style-name="P73">Обработка 500 заявок в месяц</text:p>
        </text:list-item>
        <text:list-item>
          <text:p text:style-name="P73">Стоимость обработки одной заявки: 1 200 руб.</text:p>
        </text:list-item>
        <text:list-item>
          <text:p text:style-name="P74">Месячные затраты: 600 000 руб.</text:p>
        </text:list-item>
      </text:list>
      <text:p text:style-name="P3"><text:soft-page-break/><text:span text:style-name="Emphasis">Прогнозные показатели после внедрения:</text:span></text:p>
      <text:list text:style-name="L33">
        <text:list-item>
          <text:p text:style-name="P75">Обработка 1 500 заявок в месяц (рост пропускной способности)</text:p>
        </text:list-item>
        <text:list-item>
          <text:p text:style-name="P75">Стоимость обработки одной заявки: 400 руб.</text:p>
        </text:list-item>
        <text:list-item>
          <text:p text:style-name="P76">Месячные затраты: 600 000 руб. (при тройном объёме)</text:p>
        </text:list-item>
      </text:list>
      <text:p text:style-name="P3"><text:span text:style-name="Emphasis">Экономия при текущем объёме:</text:span></text:p>
      <text:list text:style-name="L34">
        <text:list-item>
          <text:p text:style-name="P77">500 × (1 200 - 400) = 400 000 руб./месяц</text:p>
        </text:list-item>
        <text:list-item>
          <text:p text:style-name="P78">4 800 000 руб./год</text:p>
        </text:list-item>
      </text:list>
      <text:p text:style-name="P3"><text:span text:style-name="Strong_20_Emphasis">Вывод:</text:span> Затраты на внедрение в размере 6 325 000 руб. окупятся менее чем за 2 года. Дополнительные выгоды включают повышение качества обслуживания клиентов, снижение репутационных рисков и возможность масштабирования бизнеса. Внедрение ИС экономически целесообразно.</text:p>
      <text:p text:style-name="P8"/>
      <text:h text:style-name="P2" text:outline-level="1">4. ФОРМИРОВАНИЕ ГРУПП ВНЕДРЕНИЯ. РАСПРЕДЕЛЕНИЕ ПОЛНОМОЧИЙ И ОТВЕТСТВЕННОСТИ</text:h>
      <text:h text:style-name="P9" text:outline-level="2">4.1. Изучение ролей в проекте внедрения ИС</text:h>
      <text:p text:style-name="P3"><text:span text:style-name="Strong_20_Emphasis">Руководитель проекта</text:span> – координирует все работы по внедрению, контролирует сроки и бюджет, взаимодействует с заказчиком и исполнителями.</text:p>
      <text:p text:style-name="P3"><text:span text:style-name="Strong_20_Emphasis">Системный аналитик</text:span> – анализирует бизнес-процессы, формирует требования, разрабатывает технические спецификации.</text:p>
      <text:p text:style-name="P3"><text:span text:style-name="Strong_20_Emphasis">Разработчик</text:span> – проектирует архитектуру, программирует модули системы, выполняет отладку.</text:p>
      <text:p text:style-name="P3"><text:span text:style-name="Strong_20_Emphasis">Администратор ИС</text:span> – развёртывает систему, настраивает серверы и базы данных, обеспечивает работоспособность.</text:p>
      <text:p text:style-name="P3"><text:span text:style-name="Strong_20_Emphasis">Специалист по тестированию</text:span> – разрабатывает тестовые сценарии, выполняет тестирование, регистрирует ошибки.</text:p>
      <text:p text:style-name="P3"><text:span text:style-name="Strong_20_Emphasis">Пользователь</text:span> – участвует в приёмочном тестировании, предоставляет обратную связь.</text:p>
      <text:h text:style-name="P9" text:outline-level="2">4.2. Формирование группы внедрения</text:h>
      <text:p text:style-name="P3">Для внедрения ИС «БанкКредитКарт» сформирована группа внедрения:</text:p>
      <text:list text:style-name="L35">
        <text:list-item>
          <text:p text:style-name="P79">Руководитель проекта (со стороны разработчика)</text:p>
        </text:list-item>
        <text:list-item>
          <text:p text:style-name="P79">Куратор проекта (со стороны банка)</text:p>
        </text:list-item>
        <text:list-item>
          <text:p text:style-name="P79">Системный аналитик</text:p>
        </text:list-item>
        <text:list-item>
          <text:p text:style-name="P79"><text:soft-page-break/>Ведущий разработчик</text:p>
        </text:list-item>
        <text:list-item>
          <text:p text:style-name="P79">Разработчик</text:p>
        </text:list-item>
        <text:list-item>
          <text:p text:style-name="P79">Администратор баз данных</text:p>
        </text:list-item>
        <text:list-item>
          <text:p text:style-name="P79">Специалист по тестированию</text:p>
        </text:list-item>
        <text:list-item>
          <text:p text:style-name="P79">Специалист по обучению</text:p>
        </text:list-item>
        <text:list-item>
          <text:p text:style-name="P80">Ключевые пользователи (2-3 сотрудника банка)</text:p>
        </text:list-item>
      </text:list>
      <text:h text:style-name="P9" text:outline-level="2">4.3. Распределение обязанностей</text:h>
      <text:p text:style-name="P3"><text:span text:style-name="Strong_20_Emphasis">Таблица 3 – Распределение ответственности</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header-rows>
          <table:table-row>
            <table:table-cell table:style-name="Таблица8.A1" office:value-type="string">
              <text:p text:style-name="P18">Роль</text:p>
            </table:table-cell>
            <table:table-cell table:style-name="Таблица8.A1" office:value-type="string">
              <text:p text:style-name="P18">Функции</text:p>
            </table:table-cell>
            <table:table-cell table:style-name="Таблица8.A1" office:value-type="string">
              <text:p text:style-name="P18">Ответственность</text:p>
            </table:table-cell>
            <table:table-cell table:style-name="Таблица8.A1" office:value-type="string">
              <text:p text:style-name="P18">Этапы участия</text:p>
            </table:table-cell>
          </table:table-row>
        </table:table-header-rows>
        <table:table-row>
          <table:table-cell table:style-name="Таблица8.A1" office:value-type="string">
            <text:p text:style-name="P19">Руководитель проекта</text:p>
          </table:table-cell>
          <table:table-cell table:style-name="Таблица8.A1" office:value-type="string">
            <text:p text:style-name="P19">Планирование работ, контроль сроков, управление рисками, отчётность</text:p>
          </table:table-cell>
          <table:table-cell table:style-name="Таблица8.A1" office:value-type="string">
            <text:p text:style-name="P19">Успешное завершение проекта в срок и бюджет</text:p>
          </table:table-cell>
          <table:table-cell table:style-name="Таблица8.A1" office:value-type="string">
            <text:p text:style-name="P19">Все этапы</text:p>
          </table:table-cell>
        </table:table-row>
        <table:table-row>
          <table:table-cell table:style-name="Таблица8.A1" office:value-type="string">
            <text:p text:style-name="P19">Куратор проекта</text:p>
          </table:table-cell>
          <table:table-cell table:style-name="Таблица8.A1" office:value-type="string">
            <text:p text:style-name="P19">Согласование требований, приёмка результатов, решение организационных вопросов</text:p>
          </table:table-cell>
          <table:table-cell table:style-name="Таблица8.A1" office:value-type="string">
            <text:p text:style-name="P19">Соответствие системы потребностям банка</text:p>
          </table:table-cell>
          <table:table-cell table:style-name="Таблица8.A1" office:value-type="string">
            <text:p text:style-name="P19">Все этапы</text:p>
          </table:table-cell>
        </table:table-row>
        <table:table-row>
          <table:table-cell table:style-name="Таблица8.A1" office:value-type="string">
            <text:p text:style-name="P19">Системный аналитик</text:p>
          </table:table-cell>
          <table:table-cell table:style-name="Таблица8.A1" office:value-type="string">
            <text:p text:style-name="P19">Сбор требований, разработка ТЗ, моделирование процессов</text:p>
          </table:table-cell>
          <table:table-cell table:style-name="Таблица8.A1" office:value-type="string">
            <text:p text:style-name="P19">Корректность и полнота требований</text:p>
          </table:table-cell>
          <table:table-cell table:style-name="Таблица8.A1" office:value-type="string">
            <text:p text:style-name="P19">Проектирование, внедрение</text:p>
          </table:table-cell>
        </table:table-row>
        <table:table-row>
          <table:table-cell table:style-name="Таблица8.A1" office:value-type="string">
            <text:p text:style-name="P19">Ведущий разработчик</text:p>
          </table:table-cell>
          <table:table-cell table:style-name="Таблица8.A1" office:value-type="string">
            <text:p text:style-name="P19">Проектирование архитектуры, код-ревью, решение сложных технических задач</text:p>
          </table:table-cell>
          <table:table-cell table:style-name="Таблица8.A1" office:value-type="string">
            <text:p text:style-name="P19">Качество технических решений</text:p>
          </table:table-cell>
          <table:table-cell table:style-name="Таблица8.A1" office:value-type="string">
            <text:p text:style-name="P19">Разработка, внедрение</text:p>
          </table:table-cell>
        </table:table-row>
        <table:table-row>
          <table:table-cell table:style-name="Таблица8.A1" office:value-type="string">
            <text:p text:style-name="P19">Разработчик</text:p>
          </table:table-cell>
          <table:table-cell table:style-name="Таблица8.A1" office:value-type="string">
            <text:p text:style-name="P19">Программирование модулей, написание документации</text:p>
          </table:table-cell>
          <table:table-cell table:style-name="Таблица8.A1" office:value-type="string">
            <text:p text:style-name="P19">Качество программного кода</text:p>
          </table:table-cell>
          <table:table-cell table:style-name="Таблица8.A1" office:value-type="string">
            <text:p text:style-name="P19">Разработка</text:p>
          </table:table-cell>
        </table:table-row>
        <table:table-row>
          <table:table-cell table:style-name="Таблица8.A1" office:value-type="string">
            <text:p text:style-name="P19">Администратор БД</text:p>
          </table:table-cell>
          <table:table-cell table:style-name="Таблица8.A1" office:value-type="string">
            <text:p text:style-name="P19">Проектирование БД, настройка СУБД, миграция данных</text:p>
          </table:table-cell>
          <table:table-cell table:style-name="Таблица8.A1" office:value-type="string">
            <text:p text:style-name="P19">Работоспособность базы данных</text:p>
          </table:table-cell>
          <table:table-cell table:style-name="Таблица8.A1" office:value-type="string">
            <text:p text:style-name="P19">Разработка, внедрение, сопровождение</text:p>
          </table:table-cell>
        </table:table-row>
        <table:table-row>
          <table:table-cell table:style-name="Таблица8.A1" office:value-type="string">
            <text:p text:style-name="P19">Специалист по тестированию</text:p>
          </table:table-cell>
          <table:table-cell table:style-name="Таблица8.A1" office:value-type="string">
            <text:p text:style-name="P19">Разработка тестов, тестирование, регистрация дефектов</text:p>
          </table:table-cell>
          <table:table-cell table:style-name="Таблица8.A1" office:value-type="string">
            <text:p text:style-name="P19">Выявление ошибок до ввода в эксплуатацию</text:p>
          </table:table-cell>
          <table:table-cell table:style-name="Таблица8.A1" office:value-type="string">
            <text:p text:style-name="P19">Разработка, внедрение</text:p>
          </table:table-cell>
        </table:table-row>
        <table:table-row>
          <table:table-cell table:style-name="Таблица8.A1" office:value-type="string">
            <text:p text:style-name="P19">Специалист по обучению</text:p>
          </table:table-cell>
          <table:table-cell table:style-name="Таблица8.A1" office:value-type="string">
            <text:p text:style-name="P19">Разработка учебных материалов, проведение обучения</text:p>
          </table:table-cell>
          <table:table-cell table:style-name="Таблица8.A1" office:value-type="string">
            <text:p text:style-name="P19">Готовность пользователей к работе</text:p>
          </table:table-cell>
          <table:table-cell table:style-name="Таблица8.A1" office:value-type="string">
            <text:p text:style-name="P19">Внедрение</text:p>
          </table:table-cell>
        </table:table-row>
        <table:table-row>
          <table:table-cell table:style-name="Таблица8.A1" office:value-type="string">
            <text:p text:style-name="P19">Ключевые пользователи</text:p>
          </table:table-cell>
          <table:table-cell table:style-name="Таблица8.A1" office:value-type="string">
            <text:p text:style-name="P19">Участие в тестировании, предоставление обратной связи</text:p>
          </table:table-cell>
          <table:table-cell table:style-name="Таблица8.A1" office:value-type="string">
            <text:p text:style-name="P19">Соответствие системы рабочим процессам</text:p>
          </table:table-cell>
          <table:table-cell table:style-name="Таблица8.A1" office:value-type="string">
            <text:p text:style-name="Table_20_Contents">Внедрение</text:p>
          </table:table-cell>
        </table:table-row>
      </table:table>
      <text:h text:style-name="P9" text:outline-level="2">4.4. Анализ взаимодействия участников</text:h>
      <text:p text:style-name="P3"><text:span text:style-name="Strong_20_Emphasis">Схема подчинения:</text:span></text:p>
      <text:list text:style-name="L36">
        <text:list-item>
          <text:p text:style-name="P81">Руководитель проекта подчиняется руководству компании-разработчика</text:p>
        </text:list-item>
        <text:list-item>
          <text:p text:style-name="P81">Куратор проекта подчиняется руководству банка</text:p>
        </text:list-item>
        <text:list-item>
          <text:p text:style-name="P81"><text:soft-page-break/>Все специалисты группы внедрения подчиняются руководителю проекта</text:p>
        </text:list-item>
        <text:list-item>
          <text:p text:style-name="P82">Ключевые пользователи координируются куратором проекта</text:p>
        </text:list-item>
      </text:list>
      <text:p text:style-name="P3"><text:span text:style-name="Strong_20_Emphasis">Взаимодействие:</text:span></text:p>
      <text:list text:style-name="L37">
        <text:list-item>
          <text:p text:style-name="P83">Руководитель проекта ↔ Куратор проекта: согласование решений, отчётность</text:p>
        </text:list-item>
        <text:list-item>
          <text:p text:style-name="P83">Системный аналитик ↔ Ключевые пользователи: сбор требований, уточнение процессов</text:p>
        </text:list-item>
        <text:list-item>
          <text:p text:style-name="P83">Разработчики ↔ Системный аналитик: получение спецификаций, уточнение требований</text:p>
        </text:list-item>
        <text:list-item>
          <text:p text:style-name="P83">Специалист по тестированию ↔ Разработчики: передача дефектов, проверка исправлений</text:p>
        </text:list-item>
        <text:list-item>
          <text:p text:style-name="P84">Администратор БД ↔ Разработчики: согласование структуры данных</text:p>
        </text:list-item>
      </text:list>
      <text:h text:style-name="P9" text:outline-level="2">4.5. Выводы</text:h>
      <text:p text:style-name="P3">Чёткое распределение ролей и ответственности при внедрении ИС является критически важным фактором успеха проекта. Каждый участник должен понимать свои задачи, полномочия и зоны ответственности. Отсутствие такого распределения приводит к конфликтам, задержкам и снижению качества результатов.</text:p>
      <text:p text:style-name="P8"/>
      <text:h text:style-name="P2" text:outline-level="1">5. РАЗРАБОТКА ОБУЧАЮЩЕЙ ДОКУМЕНТАЦИИ</text:h>
      <text:h text:style-name="P9" text:outline-level="2">5.1. Изучение назначения обучающей документации</text:h>
      <text:p text:style-name="P3">Обучающая документация предназначена для обеспечения эффективного освоения информационной системы пользователями различных категорий. Она позволяет:</text:p>
      <text:list text:style-name="L38">
        <text:list-item>
          <text:p text:style-name="P85">Сократить время на обучение персонала</text:p>
        </text:list-item>
        <text:list-item>
          <text:p text:style-name="P85">Снизить количество обращений в техническую поддержку</text:p>
        </text:list-item>
        <text:list-item>
          <text:p text:style-name="P85">Обеспечить единообразие работы всех пользователей</text:p>
        </text:list-item>
        <text:list-item>
          <text:p text:style-name="P86">Создать базу знаний для новых сотрудников</text:p>
        </text:list-item>
      </text:list>
      <text:h text:style-name="P9" text:outline-level="2">5.2. Виды обучающей документации</text:h>
      <text:p text:style-name="P3"><text:span text:style-name="Strong_20_Emphasis">Руководство пользователя</text:span> – подробное описание работы с системой для конечных пользователей, включает описание интерфейса, основных операций, типовых сценариев работы.</text:p>
      <text:p text:style-name="P3"><text:soft-page-break/><text:span text:style-name="Strong_20_Emphasis">Руководство администратора</text:span> – документ для системных администраторов, содержит инструкции по установке, настройке, мониторингу и обслуживанию системы.</text:p>
      <text:p text:style-name="P3"><text:span text:style-name="Strong_20_Emphasis">Инструкции по работе с системой</text:span> – краткие пошаговые описания выполнения отдельных операций (инструкция по созданию заявки, инструкция по формированию отчёта).</text:p>
      <text:p text:style-name="P3"><text:span text:style-name="Strong_20_Emphasis">Справочные материалы</text:span> – описание справочников, классификаторов, форматов данных, сообщений об ошибках.</text:p>
      <text:h text:style-name="P9" text:outline-level="2">5.3. Определение целевой аудитории</text:h>
      <table:table table:name="Таблица9" table:style-name="Таблица9">
        <table:table-column table:style-name="Таблица9.A"/>
        <table:table-column table:style-name="Таблица9.B"/>
        <table:table-column table:style-name="Таблица9.C"/>
        <table:table-header-rows>
          <table:table-row>
            <table:table-cell table:style-name="Таблица9.A1" office:value-type="string">
              <text:p text:style-name="P18">Категория</text:p>
            </table:table-cell>
            <table:table-cell table:style-name="Таблица9.A1" office:value-type="string">
              <text:p text:style-name="P18">Документация</text:p>
            </table:table-cell>
            <table:table-cell table:style-name="Таблица9.A1" office:value-type="string">
              <text:p text:style-name="P18">Особенности</text:p>
            </table:table-cell>
          </table:table-row>
        </table:table-header-rows>
        <table:table-row>
          <table:table-cell table:style-name="Таблица9.A1" office:value-type="string">
            <text:p text:style-name="P19">Кредитные специалисты</text:p>
          </table:table-cell>
          <table:table-cell table:style-name="Таблица9.A1" office:value-type="string">
            <text:p text:style-name="P19">Руководство пользователя, инструкции</text:p>
          </table:table-cell>
          <table:table-cell table:style-name="Таблица9.A1" office:value-type="string">
            <text:p text:style-name="P19">Акцент на ввод данных и работу с заявками</text:p>
          </table:table-cell>
        </table:table-row>
        <table:table-row>
          <table:table-cell table:style-name="Таблица9.A1" office:value-type="string">
            <text:p text:style-name="P19">Кредитные аналитики</text:p>
          </table:table-cell>
          <table:table-cell table:style-name="Таблица9.A1" office:value-type="string">
            <text:p text:style-name="P19">Руководство пользователя, справочники</text:p>
          </table:table-cell>
          <table:table-cell table:style-name="Таблица9.A1" office:value-type="string">
            <text:p text:style-name="P19">Акцент на анализ и принятие решений</text:p>
          </table:table-cell>
        </table:table-row>
        <table:table-row>
          <table:table-cell table:style-name="Таблица9.A1" office:value-type="string">
            <text:p text:style-name="P19">Руководители</text:p>
          </table:table-cell>
          <table:table-cell table:style-name="Таблица9.A1" office:value-type="string">
            <text:p text:style-name="P19">Краткое руководство</text:p>
          </table:table-cell>
          <table:table-cell table:style-name="Таблица9.A1" office:value-type="string">
            <text:p text:style-name="P19">Акцент на отчётности и контроле</text:p>
          </table:table-cell>
        </table:table-row>
        <table:table-row>
          <table:table-cell table:style-name="Таблица9.A1" office:value-type="string">
            <text:p text:style-name="P19">Администраторы</text:p>
          </table:table-cell>
          <table:table-cell table:style-name="Таблица9.A1" office:value-type="string">
            <text:p text:style-name="P19">Руководство администратора</text:p>
          </table:table-cell>
          <table:table-cell table:style-name="Таблица9.A1" office:value-type="string">
            <text:p text:style-name="Table_20_Contents">Технические аспекты</text:p>
          </table:table-cell>
        </table:table-row>
      </table:table>
      <text:h text:style-name="P9" text:outline-level="2">5.4. Разработка структуры пользовательского руководства</text:h>
      <text:p text:style-name="P3"><text:span text:style-name="Strong_20_Emphasis">Руководство пользователя ИС «БанкКредитКарт»</text:span></text:p>
      <text:list text:style-name="L39">
        <text:list-item>
          <text:p text:style-name="P87"><text:span text:style-name="Strong_20_Emphasis">Общие сведения о системе</text:span></text:p>
          <text:list>
            <text:list-item>
              <text:p text:style-name="P88">1.1. Назначение системы</text:p>
            </text:list-item>
            <text:list-item>
              <text:p text:style-name="P88">1.2. Основные возможности</text:p>
            </text:list-item>
            <text:list-item>
              <text:p text:style-name="P88">1.3. Требования к рабочему месту</text:p>
            </text:list-item>
          </text:list>
        </text:list-item>
        <text:list-item>
          <text:p text:style-name="P87"><text:span text:style-name="Strong_20_Emphasis">Начало работы</text:span></text:p>
          <text:list>
            <text:list-item>
              <text:p text:style-name="P88">2.1. Вход в систему</text:p>
            </text:list-item>
            <text:list-item>
              <text:p text:style-name="P88">2.2. Восстановление пароля</text:p>
            </text:list-item>
            <text:list-item>
              <text:p text:style-name="P88">2.3. Выход из системы</text:p>
            </text:list-item>
          </text:list>
        </text:list-item>
        <text:list-item>
          <text:p text:style-name="P87"><text:span text:style-name="Strong_20_Emphasis">Описание интерфейса</text:span></text:p>
          <text:list>
            <text:list-item>
              <text:p text:style-name="P88">3.1. Главное окно</text:p>
            </text:list-item>
            <text:list-item>
              <text:p text:style-name="P88">3.2. Навигационное меню</text:p>
            </text:list-item>
            <text:list-item>
              <text:p text:style-name="P88">3.3. Рабочая область</text:p>
            </text:list-item>
            <text:list-item>
              <text:p text:style-name="P88">3.4. Панель уведомлений</text:p>
            </text:list-item>
          </text:list>
        </text:list-item>
        <text:list-item>
          <text:p text:style-name="P87"><text:span text:style-name="Strong_20_Emphasis">Работа с заявками</text:span></text:p>
          <text:list>
            <text:list-item>
              <text:p text:style-name="P88">4.1. Создание новой заявки</text:p>
            </text:list-item>
            <text:list-item>
              <text:p text:style-name="P88">4.2. Редактирование заявки</text:p>
            </text:list-item>
            <text:list-item>
              <text:p text:style-name="P88">4.3. Просмотр статуса заявки</text:p>
            </text:list-item>
            <text:list-item>
              <text:p text:style-name="P88"><text:soft-page-break/>4.4. Отмена заявки</text:p>
            </text:list-item>
          </text:list>
        </text:list-item>
        <text:list-item>
          <text:p text:style-name="P87"><text:span text:style-name="Strong_20_Emphasis">Обработка заявок</text:span></text:p>
          <text:list>
            <text:list-item>
              <text:p text:style-name="P88">5.1. Проверка данных клиента</text:p>
            </text:list-item>
            <text:list-item>
              <text:p text:style-name="P88">5.2. Скоринговая оценка</text:p>
            </text:list-item>
            <text:list-item>
              <text:p text:style-name="P88">5.3. Принятие решения</text:p>
            </text:list-item>
            <text:list-item>
              <text:p text:style-name="P88">5.4. Формирование договора</text:p>
            </text:list-item>
          </text:list>
        </text:list-item>
        <text:list-item>
          <text:p text:style-name="P87"><text:span text:style-name="Strong_20_Emphasis">Формирование отчётов</text:span></text:p>
          <text:list>
            <text:list-item>
              <text:p text:style-name="P88">6.1. Виды отчётов</text:p>
            </text:list-item>
            <text:list-item>
              <text:p text:style-name="P88">6.2. Параметры отчётов</text:p>
            </text:list-item>
            <text:list-item>
              <text:p text:style-name="P88">6.3. Экспорт отчётов</text:p>
            </text:list-item>
          </text:list>
        </text:list-item>
        <text:list-item>
          <text:p text:style-name="P87"><text:span text:style-name="Strong_20_Emphasis">Поиск и фильтрация</text:span></text:p>
          <text:list>
            <text:list-item>
              <text:p text:style-name="P88">7.1. Быстрый поиск</text:p>
            </text:list-item>
            <text:list-item>
              <text:p text:style-name="P88">7.2. Расширенный поиск</text:p>
            </text:list-item>
            <text:list-item>
              <text:p text:style-name="P88">7.3. Сохранение фильтров</text:p>
            </text:list-item>
          </text:list>
        </text:list-item>
        <text:list-item>
          <text:p text:style-name="P87"><text:span text:style-name="Strong_20_Emphasis">Типовые ошибки и их устранение</text:span></text:p>
          <text:list>
            <text:list-item>
              <text:p text:style-name="P88">8.1. Ошибки входа</text:p>
            </text:list-item>
            <text:list-item>
              <text:p text:style-name="P88">8.2. Ошибки при сохранении данных</text:p>
            </text:list-item>
            <text:list-item>
              <text:p text:style-name="P87">8.3. Обращение в техподдержку</text:p>
            </text:list-item>
          </text:list>
        </text:list-item>
      </text:list>
      <text:h text:style-name="P9" text:outline-level="2">5.5. Описание раздела «Вход в систему»</text:h>
      <text:h text:style-name="P28" text:outline-level="3">2.1. Вход в систему</text:h>
      <text:p text:style-name="P3">Для начала работы с ИС «БанкКредитКарт» необходимо выполнить вход в систему.</text:p>
      <text:p text:style-name="P3"><text:span text:style-name="Strong_20_Emphasis">Шаг 1.</text:span> Откройте веб-браузер (Google Chrome, Mozilla Firefox или Microsoft Edge).</text:p>
      <text:p text:style-name="P3"><text:span text:style-name="Strong_20_Emphasis">Шаг 2.</text:span> В адресной строке введите адрес системы: <text:a xlink:type="simple" xlink:href="https://creditcard.universalbank.ru/" text:style-name="Internet_20_link" text:visited-style-name="Visited_20_Internet_20_Link">https://creditcard.universalbank.ru</text:a></text:p>
      <text:p text:style-name="P3"><text:span text:style-name="Strong_20_Emphasis">Шаг 3.</text:span> На экране отобразится форма входа (Рисунок 1).</text:p>
      <text:p text:style-name="P3"><text:span text:style-name="Strong_20_Emphasis">Шаг 4.</text:span> Введите ваш логин в поле «Имя пользователя». Логин выдаётся администратором системы и обычно соответствует вашему табельному номеру.</text:p>
      <text:p text:style-name="P3"><text:span text:style-name="Strong_20_Emphasis">Шаг 5.</text:span> Введите пароль в поле «Пароль». При первом входе используйте временный пароль, выданный администратором.</text:p>
      <text:p text:style-name="P3"><text:span text:style-name="Strong_20_Emphasis">Шаг 6.</text:span> Нажмите кнопку «Войти» или клавишу Enter.</text:p>
      <text:p text:style-name="P3"><text:soft-page-break/><text:span text:style-name="Strong_20_Emphasis">Внимание!</text:span> После 3 неудачных попыток входа учётная запись блокируется на 15 минут. Для разблокировки обратитесь к администратору системы.</text:p>
      <text:p text:style-name="P3"><text:span text:style-name="Strong_20_Emphasis">Первый вход в систему:</text:span><text:line-break/>При первом входе система потребует сменить временный пароль. Новый пароль должен:</text:p>
      <text:list text:style-name="L40">
        <text:list-item>
          <text:p text:style-name="P89">Содержать не менее 8 символов</text:p>
        </text:list-item>
        <text:list-item>
          <text:p text:style-name="P89">Включать заглавные и строчные буквы</text:p>
        </text:list-item>
        <text:list-item>
          <text:p text:style-name="P89">Содержать хотя бы одну цифру</text:p>
        </text:list-item>
        <text:list-item>
          <text:p text:style-name="P90">Содержать хотя бы один специальный символ (!@#$%^&amp;*)</text:p>
        </text:list-item>
      </text:list>
      <text:p text:style-name="P3"><text:span text:style-name="Strong_20_Emphasis">Возможные ошибки:</text:span></text:p>
      <text:list text:style-name="L41">
        <text:list-item>
          <text:p text:style-name="P91">«Неверное имя пользователя или пароль» – проверьте правильность ввода логина и пароля, убедитесь, что не включён Caps Lock</text:p>
        </text:list-item>
        <text:list-item>
          <text:p text:style-name="P92">«Учётная запись заблокирована» – обратитесь к администратору системы</text:p>
        </text:list-item>
      </text:list>
      <text:h text:style-name="P9" text:outline-level="2">5.6. Изучение необходимости актуализации документации</text:h>
      <text:p text:style-name="P3">Актуализация обучающей документации необходима при:</text:p>
      <text:list text:style-name="L42">
        <text:list-item>
          <text:p text:style-name="P93">Обновлении версии информационной системы</text:p>
        </text:list-item>
        <text:list-item>
          <text:p text:style-name="P93">Изменении интерфейса пользователя</text:p>
        </text:list-item>
        <text:list-item>
          <text:p text:style-name="P93">Добавлении новых функций</text:p>
        </text:list-item>
        <text:list-item>
          <text:p text:style-name="P93">Исправлении ошибок в работе системы</text:p>
        </text:list-item>
        <text:list-item>
          <text:p text:style-name="P93">Изменении бизнес-процессов организации</text:p>
        </text:list-item>
        <text:list-item>
          <text:p text:style-name="P93">Выявлении неточностей в существующей документации</text:p>
        </text:list-item>
        <text:list-item>
          <text:p text:style-name="P94">Изменении законодательства или регламентов</text:p>
        </text:list-item>
      </text:list>
      <text:h text:style-name="P9" text:outline-level="2">5.7. Порядок внесения изменений</text:h>
      <text:list text:style-name="L43">
        <text:list-item>
          <text:p text:style-name="P95"><text:span text:style-name="Strong_20_Emphasis">Выявление необходимости изменения</text:span> – поступление запроса от пользователей, уведомление об обновлении системы, результаты аудита документации</text:p>
        </text:list-item>
        <text:list-item>
          <text:p text:style-name="P95"><text:span text:style-name="Strong_20_Emphasis">Подготовка новой версии</text:span> – анализ изменений в системе, корректировка текста, обновление скриншотов, проверка актуальности ссылок</text:p>
        </text:list-item>
        <text:list-item>
          <text:p text:style-name="P95"><text:span text:style-name="Strong_20_Emphasis">Согласование изменений</text:span> – рецензирование измененной документации экспертами, согласование с руководителем проекта</text:p>
        </text:list-item>
        <text:list-item>
          <text:p text:style-name="P95"><text:span text:style-name="Strong_20_Emphasis">Утверждение и распространение</text:span> – утверждение новой версии документа, размещение в репозитории, уведомление пользователей об изменениях</text:p>
        </text:list-item>
      </text:list>
      <text:h text:style-name="P9" text:outline-level="2"><text:soft-page-break/>5.8. Регистрация изменений</text:h>
      <text:p text:style-name="P3"><text:span text:style-name="Strong_20_Emphasis">Таблица 4 – Журнал регистрации изменений</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header-rows>
          <table:table-row>
            <table:table-cell table:style-name="Таблица10.A1" office:value-type="string">
              <text:p text:style-name="P18">№</text:p>
            </table:table-cell>
            <table:table-cell table:style-name="Таблица10.A1" office:value-type="string">
              <text:p text:style-name="P18">Дата</text:p>
            </table:table-cell>
            <table:table-cell table:style-name="Таблица10.A1" office:value-type="string">
              <text:p text:style-name="P18">Раздел</text:p>
            </table:table-cell>
            <table:table-cell table:style-name="Таблица10.A1" office:value-type="string">
              <text:p text:style-name="P18">Суть изменения</text:p>
            </table:table-cell>
            <table:table-cell table:style-name="Таблица10.A1" office:value-type="string">
              <text:p text:style-name="P18">Версия</text:p>
            </table:table-cell>
            <table:table-cell table:style-name="Таблица10.A1" office:value-type="string">
              <text:p text:style-name="P18">Ответственный</text:p>
            </table:table-cell>
          </table:table-row>
        </table:table-header-rows>
        <table:table-row>
          <table:table-cell table:style-name="Таблица10.A1" office:value-type="string">
            <text:p text:style-name="P72"/>
          </table:table-cell>
          <table:table-cell table:style-name="Таблица10.A1" office:value-type="string">
            <text:p text:style-name="P72"/>
          </table:table-cell>
          <table:table-cell table:style-name="Таблица10.A1" office:value-type="string">
            <text:p text:style-name="P72"/>
          </table:table-cell>
          <table:table-cell table:style-name="Таблица10.A1" office:value-type="string">
            <text:p text:style-name="P72"/>
          </table:table-cell>
          <table:table-cell table:style-name="Таблица10.A1" office:value-type="string">
            <text:p text:style-name="P72"/>
          </table:table-cell>
          <table:table-cell table:style-name="Таблица10.A1" office:value-type="string">
            <text:p text:style-name="P96"/>
          </table:table-cell>
        </table:table-row>
      </table:table>
      <text:h text:style-name="P9" text:outline-level="2">5.9. Пример внесения изменений</text:h>
      <text:p text:style-name="P3">При добавлении функции двухфакторной аутентификации в систему необходимо обновить раздел «Вход в систему»:</text:p>
      <text:p text:style-name="P3"><text:span text:style-name="Strong_20_Emphasis">Добавленный текст:</text:span><text:line-break/>«После ввода логина и пароля на ваш мобильный телефон будет отправлено SMS-сообщение с кодом подтверждения. Введите полученный код в соответствующее поле и нажмите кнопку "Подтвердить". Код действителен в течение 5 минут.»</text:p>
      <text:p text:style-name="P3"><text:span text:style-name="Strong_20_Emphasis">Таблица 4 – Журнал регистрации изменений (пример заполнения)</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header-rows>
          <table:table-row>
            <table:table-cell table:style-name="Таблица11.A1" office:value-type="string">
              <text:p text:style-name="P18">№</text:p>
            </table:table-cell>
            <table:table-cell table:style-name="Таблица11.A1" office:value-type="string">
              <text:p text:style-name="P18">Дата</text:p>
            </table:table-cell>
            <table:table-cell table:style-name="Таблица11.A1" office:value-type="string">
              <text:p text:style-name="P18">Раздел</text:p>
            </table:table-cell>
            <table:table-cell table:style-name="Таблица11.A1" office:value-type="string">
              <text:p text:style-name="P18">Суть изменения</text:p>
            </table:table-cell>
            <table:table-cell table:style-name="Таблица11.A1" office:value-type="string">
              <text:p text:style-name="P18">Версия</text:p>
            </table:table-cell>
            <table:table-cell table:style-name="Таблица11.A1" office:value-type="string">
              <text:p text:style-name="P18">Ответственный</text:p>
            </table:table-cell>
          </table:table-row>
        </table:table-header-rows>
        <table:table-row>
          <table:table-cell table:style-name="Таблица11.A1" office:value-type="string">
            <text:p text:style-name="P19">1</text:p>
          </table:table-cell>
          <table:table-cell table:style-name="Таблица11.A1" office:value-type="string">
            <text:p text:style-name="P19">15.03.2024</text:p>
          </table:table-cell>
          <table:table-cell table:style-name="Таблица11.A1" office:value-type="string">
            <text:p text:style-name="P19">2.1. Вход в систему</text:p>
          </table:table-cell>
          <table:table-cell table:style-name="Таблица11.A1" office:value-type="string">
            <text:p text:style-name="P19">Добавлено описание двухфакторной аутентификации</text:p>
          </table:table-cell>
          <table:table-cell table:style-name="Таблица11.A1" office:value-type="string">
            <text:p text:style-name="P19">1.1</text:p>
          </table:table-cell>
          <table:table-cell table:style-name="Таблица11.A1" office:value-type="string">
            <text:p text:style-name="Table_20_Contents">Иванов А.С.</text:p>
          </table:table-cell>
        </table:table-row>
      </table:table>
      <text:h text:style-name="P9" text:outline-level="2">5.10. Выводы</text:h>
      <text:p text:style-name="P3">Ведение актуальной обучающей документации является важным аспектом сопровождения информационной системы. Своевременное обновление документации обеспечивает эффективную работу пользователей и снижает нагрузку на службу технической поддержки. Использование журнала регистрации изменений позволяет отслеживать историю развития документации и контролировать её версионность.</text:p>
      <text:p text:style-name="P8"/>
      <text:h text:style-name="P2" text:outline-level="1">6. ФОРМИРОВАНИЕ РЕПОЗИТОРИЯ ПРОЕКТА ВНЕДРЕНИЯ ИС</text:h>
      <text:h text:style-name="P9" text:outline-level="2">6.1. Изучение понятия репозитория проекта</text:h>
      <text:p text:style-name="P3"><text:span text:style-name="Strong_20_Emphasis">Репозиторий проекта</text:span> – централизованное хранилище всех материалов проекта внедрения ИС, обеспечивающее:</text:p>
      <text:list text:style-name="L44">
        <text:list-item>
          <text:p text:style-name="P97">Единую точку доступа к документации</text:p>
        </text:list-item>
        <text:list-item>
          <text:p text:style-name="P97">Контроль версий документов</text:p>
        </text:list-item>
        <text:list-item>
          <text:p text:style-name="P97">Разграничение прав доступа</text:p>
        </text:list-item>
        <text:list-item>
          <text:p text:style-name="P97">Сохранность информации</text:p>
        </text:list-item>
        <text:list-item>
          <text:p text:style-name="P98">Возможность совместной работы</text:p>
        </text:list-item>
      </text:list>
      <text:h text:style-name="P9" text:outline-level="2"><text:soft-page-break/>6.2. Типы репозиториев</text:h>
      <text:p text:style-name="P3"><text:span text:style-name="Strong_20_Emphasis">Локальный файловый репозиторий</text:span> – папка на локальном компьютере. Преимущества: простота, не требует сети. Недостатки: отсутствие совместного доступа, риск потери данных.</text:p>
      <text:p text:style-name="P3"><text:span text:style-name="Strong_20_Emphasis">Сетевой репозиторий</text:span> – общая папка на файловом сервере организации. Преимущества: совместный доступ, централизованное хранение. Недостатки: ограниченный контроль версий.</text:p>
      <text:p text:style-name="P3"><text:span text:style-name="Strong_20_Emphasis">Облачный репозиторий</text:span> – хранилище в облачных сервисах (Google Drive, OneDrive, Яндекс.Диск). Преимущества: доступ из любой точки, автоматическое резервирование. Недостатки: зависимость от интернета, вопросы безопасности.</text:p>
      <text:p text:style-name="P3"><text:span text:style-name="Strong_20_Emphasis">Системы контроля версий (Git)</text:span> – специализированные системы (GitHub, GitLab, Bitbucket). Преимущества: полный контроль версий, история изменений, ветвление. Недостатки: требует обучения.</text:p>
      <text:h text:style-name="P9" text:outline-level="2">6.3. Определение состава репозитория</text:h>
      <text:p text:style-name="P3">Репозиторий проекта «БанкКредитКарт» должен содержать:</text:p>
      <text:list text:style-name="L45">
        <text:list-item>
          <text:p text:style-name="P99">Техническое задание и приложения к нему</text:p>
        </text:list-item>
        <text:list-item>
          <text:p text:style-name="P99">Проектная документация (эскизный проект, технический проект)</text:p>
        </text:list-item>
        <text:list-item>
          <text:p text:style-name="P99">Обучающая документация (руководства, инструкции)</text:p>
        </text:list-item>
        <text:list-item>
          <text:p text:style-name="P99">Протоколы совещаний и согласований</text:p>
        </text:list-item>
        <text:list-item>
          <text:p text:style-name="P99">Отчёты по тестированию</text:p>
        </text:list-item>
        <text:list-item>
          <text:p text:style-name="P99">Планы и графики работ</text:p>
        </text:list-item>
        <text:list-item>
          <text:p text:style-name="P99">Шаблоны документов</text:p>
        </text:list-item>
        <text:list-item>
          <text:p text:style-name="P100">Архивные материалы предыдущих версий</text:p>
        </text:list-item>
      </text:list>
      <text:h text:style-name="P9" text:outline-level="2">6.4. Разработка структуры репозитория</text:h>
      <text:p text:style-name="P47">text</text:p>
      <text:p text:style-name="P48"><text:span text:style-name="Source_20_Text">БанкКредитКарт/</text:span></text:p>
      <text:p text:style-name="P48"><text:span text:style-name="Source_20_Text">├── 01_ТЗ/</text:span></text:p>
      <text:p text:style-name="P48"><text:span text:style-name="Source_20_Text">│ <text:s text:c="2"/>├── ТЗ_БанкКредитКарт_v1.0.docx</text:span></text:p>
      <text:p text:style-name="P48"><text:span text:style-name="Source_20_Text">│ <text:s text:c="2"/>├── Приложение_1_Требования.xlsx</text:span></text:p>
      <text:p text:style-name="P48"><text:span text:style-name="Source_20_Text">│ <text:s text:c="2"/>└── Приложение_2_Глоссарий.docx</text:span></text:p>
      <text:p text:style-name="P48"><text:span text:style-name="Source_20_Text">├── 02_Проектная_документация/</text:span></text:p>
      <text:p text:style-name="P48"><text:span text:style-name="Source_20_Text">│ <text:s text:c="2"/>├── 2.1_Эскизный_проект/</text:span></text:p>
      <text:p text:style-name="P48"><text:span text:style-name="Source_20_Text">│ <text:s text:c="2"/>├── 2.2_Технический_проект/</text:span></text:p>
      <text:p text:style-name="P48"><text:span text:style-name="Source_20_Text">│ <text:s text:c="2"/>└── 2.3_Рабочая_документация/</text:span></text:p>
      <text:p text:style-name="P48"><text:span text:style-name="Source_20_Text">├── 03_Обучающая_документация/</text:span></text:p>
      <text:p text:style-name="P48"><text:soft-page-break/><text:span text:style-name="Source_20_Text">│ <text:s text:c="2"/>├── 3.1_Руководство_пользователя/</text:span></text:p>
      <text:p text:style-name="P48"><text:span text:style-name="Source_20_Text">│ <text:s text:c="2"/>├── 3.2_Руководство_администратора/</text:span></text:p>
      <text:p text:style-name="P48"><text:span text:style-name="Source_20_Text">│ <text:s text:c="2"/>└── 3.3_Инструкции/</text:span></text:p>
      <text:p text:style-name="P48"><text:span text:style-name="Source_20_Text">├── 04_Тестирование/</text:span></text:p>
      <text:p text:style-name="P48"><text:span text:style-name="Source_20_Text">│ <text:s text:c="2"/>├── 4.1_Тестовые_сценарии/</text:span></text:p>
      <text:p text:style-name="P48"><text:span text:style-name="Source_20_Text">│ <text:s text:c="2"/>├── 4.2_Протоколы_тестирования/</text:span></text:p>
      <text:p text:style-name="P48"><text:span text:style-name="Source_20_Text">│ <text:s text:c="2"/>└── 4.3_Отчеты_об_ошибках/</text:span></text:p>
      <text:p text:style-name="P48"><text:span text:style-name="Source_20_Text">├── 05_Отчеты/</text:span></text:p>
      <text:p text:style-name="P48"><text:span text:style-name="Source_20_Text">│ <text:s text:c="2"/>├── 5.1_Еженедельные_отчеты/</text:span></text:p>
      <text:p text:style-name="P48"><text:span text:style-name="Source_20_Text">│ <text:s text:c="2"/>└── 5.2_Итоговые_отчеты/</text:span></text:p>
      <text:p text:style-name="P48"><text:span text:style-name="Source_20_Text">├── 06_Протоколы/</text:span></text:p>
      <text:p text:style-name="P48"><text:span text:style-name="Source_20_Text">│ <text:s text:c="2"/>└── Протоколы_совещаний/</text:span></text:p>
      <text:p text:style-name="P48"><text:span text:style-name="Source_20_Text">├── 07_Шаблоны/</text:span></text:p>
      <text:p text:style-name="P48"><text:span text:style-name="Source_20_Text">│ <text:s text:c="2"/>└── Шаблоны_документов/</text:span></text:p>
      <text:p text:style-name="P48"><text:span text:style-name="Source_20_Text">└── 08_Архив/</text:span></text:p>
      <text:p text:style-name="P47"><text:span text:style-name="Source_20_Text"><text:s text:c="4"/>└── Предыдущие_версии/</text:span></text:p>
      <text:h text:style-name="P9" text:outline-level="2">6.5. Правила наименования файлов</text:h>
      <text:p text:style-name="P3"><text:span text:style-name="Strong_20_Emphasis">Формат именования:</text:span> <text:span text:style-name="Source_20_Text">[Тип]_[Название]_v[Версия]_[Дата].[расширение]</text:span></text:p>
      <text:p text:style-name="P3"><text:span text:style-name="Strong_20_Emphasis">Примеры:</text:span></text:p>
      <text:list text:style-name="L46">
        <text:list-item>
          <text:p text:style-name="P101"><text:span text:style-name="Source_20_Text">ТЗ_БанкКредитКарт_v1.0_20240115.docx</text:span></text:p>
        </text:list-item>
        <text:list-item>
          <text:p text:style-name="P101"><text:span text:style-name="Source_20_Text">РП_Руководство_пользователя_v1.2_20240320.docx</text:span></text:p>
        </text:list-item>
        <text:list-item>
          <text:p text:style-name="P102"><text:span text:style-name="Source_20_Text">ПТ_Протокол_тестирования_01_20240325.docx</text:span></text:p>
        </text:list-item>
      </text:list>
      <text:p text:style-name="P3"><text:span text:style-name="Strong_20_Emphasis">Правила:</text:span></text:p>
      <text:list text:style-name="L47">
        <text:list-item>
          <text:p text:style-name="P103">Не использовать пробелы в именах файлов (заменять на <text:span text:style-name="Source_20_Text">_</text:span>)</text:p>
        </text:list-item>
        <text:list-item>
          <text:p text:style-name="P103">Использовать латиницу или кириллицу единообразно</text:p>
        </text:list-item>
        <text:list-item>
          <text:p text:style-name="P103">Указывать версию для документов, подлежащих изменению</text:p>
        </text:list-item>
        <text:list-item>
          <text:p text:style-name="P104">Указывать дату в формате ГГГГММДД</text:p>
        </text:list-item>
      </text:list>
      <text:h text:style-name="P9" text:outline-level="2">6.6. Создание репозитория проекта</text:h>
      <text:p text:style-name="P3">Для проекта «БанкКредитКарт» создан сетевой репозиторий на файловом сервере банка по пути: <text:span text:style-name="Source_20_Text">\\fileserver\projects\БанкКредитКарт\</text:span></text:p>
      <text:p text:style-name="P3">Дополнительно создана резервная копия в облачном хранилище с ежедневной синхронизацией.</text:p>
      <text:h text:style-name="P9" text:outline-level="2">6.7. Размещение материалов в репозитории</text:h>
      <text:p text:style-name="P3">В репозитории размещены следующие материалы:</text:p>
      <text:list text:style-name="L48">
        <text:list-item>
          <text:p text:style-name="P105"><text:soft-page-break/><text:span text:style-name="Source_20_Text">01_ТЗ/ТЗ_БанкКредитКарт_v1.0_20240115.docx</text:span></text:p>
        </text:list-item>
        <text:list-item>
          <text:p text:style-name="P105"><text:span text:style-name="Source_20_Text">03_Обучающая_документация/3.1_Руководство_пользователя/РП_v1.0_20240320.docx</text:span></text:p>
        </text:list-item>
        <text:list-item>
          <text:p text:style-name="P106"><text:span text:style-name="Source_20_Text">05_Отчеты/Отчет_практика_УП06.docx</text:span></text:p>
        </text:list-item>
      </text:list>
      <text:h text:style-name="P9" text:outline-level="2">6.8. Ведение версий документов</text:h>
      <text:p text:style-name="P3">Для контроля версий применяется следующий подход:</text:p>
      <text:list text:style-name="L49">
        <text:list-item>
          <text:p text:style-name="P107">Мажорная версия (v1.0, v2.0) – при существенных изменениях</text:p>
        </text:list-item>
        <text:list-item>
          <text:p text:style-name="P107">Минорная версия (v1.1, v1.2) – при небольших изменениях</text:p>
        </text:list-item>
        <text:list-item>
          <text:p text:style-name="P108">Предыдущие версии перемещаются в папку <text:span text:style-name="Source_20_Text">08_Архив</text:span> с сохранением номера версии</text:p>
        </text:list-item>
      </text:list>
      <text:h text:style-name="P9" text:outline-level="2">6.9. Разграничение доступа</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header-rows>
          <table:table-row>
            <table:table-cell table:style-name="Таблица12.A1" office:value-type="string">
              <text:p text:style-name="P18">Роль</text:p>
            </table:table-cell>
            <table:table-cell table:style-name="Таблица12.A1" office:value-type="string">
              <text:p text:style-name="P18">Чтение</text:p>
            </table:table-cell>
            <table:table-cell table:style-name="Таблица12.A1" office:value-type="string">
              <text:p text:style-name="P18">Редактирование</text:p>
            </table:table-cell>
            <table:table-cell table:style-name="Таблица12.A1" office:value-type="string">
              <text:p text:style-name="P18">Администрирование</text:p>
            </table:table-cell>
          </table:table-row>
        </table:table-header-rows>
        <table:table-row>
          <table:table-cell table:style-name="Таблица12.A1" office:value-type="string">
            <text:p text:style-name="P19">Руководитель проекта</text:p>
          </table:table-cell>
          <table:table-cell table:style-name="Таблица12.A1" office:value-type="string">
            <text:p text:style-name="P19">Все папки</text:p>
          </table:table-cell>
          <table:table-cell table:style-name="Таблица12.A1" office:value-type="string">
            <text:p text:style-name="P19">Все папки</text:p>
          </table:table-cell>
          <table:table-cell table:style-name="Таблица12.A1" office:value-type="string">
            <text:p text:style-name="P19">Да</text:p>
          </table:table-cell>
        </table:table-row>
        <table:table-row>
          <table:table-cell table:style-name="Таблица12.A1" office:value-type="string">
            <text:p text:style-name="P19">Разработчики</text:p>
          </table:table-cell>
          <table:table-cell table:style-name="Таблица12.A1" office:value-type="string">
            <text:p text:style-name="P19">Все папки</text:p>
          </table:table-cell>
          <table:table-cell table:style-name="Таблица12.A1" office:value-type="string">
            <text:p text:style-name="P19">02, 04</text:p>
          </table:table-cell>
          <table:table-cell table:style-name="Таблица12.A1" office:value-type="string">
            <text:p text:style-name="P19">Нет</text:p>
          </table:table-cell>
        </table:table-row>
        <table:table-row>
          <table:table-cell table:style-name="Таблица12.A1" office:value-type="string">
            <text:p text:style-name="P19">Аналитики</text:p>
          </table:table-cell>
          <table:table-cell table:style-name="Таблица12.A1" office:value-type="string">
            <text:p text:style-name="P19">Все папки</text:p>
          </table:table-cell>
          <table:table-cell table:style-name="Таблица12.A1" office:value-type="string">
            <text:p text:style-name="P19">01, 02, 03</text:p>
          </table:table-cell>
          <table:table-cell table:style-name="Таблица12.A1" office:value-type="string">
            <text:p text:style-name="P19">Нет</text:p>
          </table:table-cell>
        </table:table-row>
        <table:table-row>
          <table:table-cell table:style-name="Таблица12.A1" office:value-type="string">
            <text:p text:style-name="P19">Пользователи банка</text:p>
          </table:table-cell>
          <table:table-cell table:style-name="Таблица12.A1" office:value-type="string">
            <text:p text:style-name="P19">01, 03, 05</text:p>
          </table:table-cell>
          <table:table-cell table:style-name="Таблица12.A1" office:value-type="string">
            <text:p text:style-name="P19">Нет</text:p>
          </table:table-cell>
          <table:table-cell table:style-name="Таблица12.A1" office:value-type="string">
            <text:p text:style-name="Table_20_Contents">Нет</text:p>
          </table:table-cell>
        </table:table-row>
      </table:table>
      <text:h text:style-name="P9" text:outline-level="2">6.10. Анализ удобства структуры</text:h>
      <text:p text:style-name="P3"><text:span text:style-name="Strong_20_Emphasis">Достоинства созданной структуры:</text:span></text:p>
      <text:list text:style-name="L50">
        <text:list-item>
          <text:p text:style-name="P109">Логическая группировка материалов по типам</text:p>
        </text:list-item>
        <text:list-item>
          <text:p text:style-name="P109">Чёткая нумерация папок обеспечивает упорядоченность</text:p>
        </text:list-item>
        <text:list-item>
          <text:p text:style-name="P110">Наличие папки для архива позволяет хранить историю</text:p>
        </text:list-item>
      </text:list>
      <text:p text:style-name="P3"><text:span text:style-name="Strong_20_Emphasis">Предложения по улучшению:</text:span></text:p>
      <text:list text:style-name="L51">
        <text:list-item>
          <text:p text:style-name="P111">Добавить файл README.txt с описанием структуры репозитория</text:p>
        </text:list-item>
        <text:list-item>
          <text:p text:style-name="P111">Создать папку для рабочих материалов (черновики)</text:p>
        </text:list-item>
        <text:list-item>
          <text:p text:style-name="P112">Внедрить систему контроля версий Git для ключевых документов</text:p>
        </text:list-item>
      </text:list>
      <text:p text:style-name="P3"><text:span text:style-name="Strong_20_Emphasis">Вывод:</text:span> Созданный репозиторий обеспечивает удобное хранение и поиск материалов проекта, позволяет контролировать версии документов и разграничивать права доступа. Структура репозитория соответствует потребностям проекта внедрения ИС.</text:p>
      <text:p text:style-name="P8"/>
      <text:h text:style-name="P2" text:outline-level="1"><text:soft-page-break/>7. ПРИМЕНЕНИЕ ТЕХНОЛОГИИ RUP В ПРОЦЕССЕ ВНЕДРЕНИЯ ИС</text:h>
      <text:h text:style-name="P9" text:outline-level="2">7.1. Изучение понятия RUP</text:h>
      <text:p text:style-name="P3"><text:span text:style-name="Strong_20_Emphasis">RUP (Rational Unified Process)</text:span> – методология разработки программного обеспечения, созданная компанией Rational Software (ныне IBM). RUP представляет собой итеративный и инкрементный процесс разработки, который обеспечивает:</text:p>
      <text:list text:style-name="L52">
        <text:list-item>
          <text:p text:style-name="P113">Управление требованиями</text:p>
        </text:list-item>
        <text:list-item>
          <text:p text:style-name="P113">Итеративную разработку</text:p>
        </text:list-item>
        <text:list-item>
          <text:p text:style-name="P113">Архитектурно-ориентированный подход</text:p>
        </text:list-item>
        <text:list-item>
          <text:p text:style-name="P113">Контроль качества на всех этапах</text:p>
        </text:list-item>
        <text:list-item>
          <text:p text:style-name="P114">Управление изменениями</text:p>
        </text:list-item>
      </text:list>
      <text:h text:style-name="P9" text:outline-level="2">7.2. Фазы RUP</text:h>
      <text:p text:style-name="P3"><text:span text:style-name="Strong_20_Emphasis">Инициация (Inception)</text:span> – определение целей проекта, оценка рисков, формирование видения системы, предварительное технико-экономическое обоснование.</text:p>
      <text:p text:style-name="P3"><text:span text:style-name="Strong_20_Emphasis">Проработка (Elaboration)</text:span> – детальный анализ требований, проектирование архитектуры, создание прототипов, планирование работ.</text:p>
      <text:p text:style-name="P3"><text:span text:style-name="Strong_20_Emphasis">Конструирование (Construction)</text:span> – разработка всех компонентов системы, интеграция, тестирование, подготовка к внедрению.</text:p>
      <text:p text:style-name="P3"><text:span text:style-name="Strong_20_Emphasis">Внедрение (Transition)</text:span> – развёртывание системы, обучение пользователей, опытная эксплуатация, передача в промышленную эксплуатацию.</text:p>
      <text:h text:style-name="P9" text:outline-level="2">7.3. Цели и результаты фаз RUP</text:h>
      <text:p text:style-name="P3"><text:span text:style-name="Strong_20_Emphasis">Таблица 5 – Фазы RUP</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header-rows>
          <table:table-row>
            <table:table-cell table:style-name="Таблица13.A1" office:value-type="string">
              <text:p text:style-name="P18">Фаза RUP</text:p>
            </table:table-cell>
            <table:table-cell table:style-name="Таблица13.A1" office:value-type="string">
              <text:p text:style-name="P18">Цель</text:p>
            </table:table-cell>
            <table:table-cell table:style-name="Таблица13.A1" office:value-type="string">
              <text:p text:style-name="P18">Основные работы</text:p>
            </table:table-cell>
            <table:table-cell table:style-name="Таблица13.A1" office:value-type="string">
              <text:p text:style-name="P18">Результаты</text:p>
            </table:table-cell>
          </table:table-row>
        </table:table-header-rows>
        <table:table-row>
          <table:table-cell table:style-name="Таблица13.A1" office:value-type="string">
            <text:p text:style-name="P19">Инициация</text:p>
          </table:table-cell>
          <table:table-cell table:style-name="Таблица13.A1" office:value-type="string">
            <text:p text:style-name="P19">Определить целесообразность проекта</text:p>
          </table:table-cell>
          <table:table-cell table:style-name="Таблица13.A1" office:value-type="string">
            <text:p text:style-name="P19">Анализ бизнес-потребностей, оценка рисков, определение границ проекта</text:p>
          </table:table-cell>
          <table:table-cell table:style-name="Таблица13.A1" office:value-type="string">
            <text:p text:style-name="P19">Видение проекта, бизнес-план, перечень рисков</text:p>
          </table:table-cell>
        </table:table-row>
        <table:table-row>
          <table:table-cell table:style-name="Таблица13.A1" office:value-type="string">
            <text:p text:style-name="P19">Проработка</text:p>
          </table:table-cell>
          <table:table-cell table:style-name="Таблица13.A1" office:value-type="string">
            <text:p text:style-name="P19">Сформировать стабильную архитектуру</text:p>
          </table:table-cell>
          <table:table-cell table:style-name="Таблица13.A1" office:value-type="string">
            <text:p text:style-name="P19">Детализация требований, проектирование архитектуры, создание прототипов</text:p>
          </table:table-cell>
          <table:table-cell table:style-name="Таблица13.A1" office:value-type="string">
            <text:p text:style-name="P19">Архитектура системы, план итераций, уточнённые требования</text:p>
          </table:table-cell>
        </table:table-row>
        <table:table-row>
          <table:table-cell table:style-name="Таблица13.A1" office:value-type="string">
            <text:p text:style-name="P19">Конструирование</text:p>
          </table:table-cell>
          <table:table-cell table:style-name="Таблица13.A1" office:value-type="string">
            <text:p text:style-name="P19">Разработать готовую к внедрению систему</text:p>
          </table:table-cell>
          <table:table-cell table:style-name="Таблица13.A1" office:value-type="string">
            <text:p text:style-name="P19">Кодирование, тестирование, документирование</text:p>
          </table:table-cell>
          <table:table-cell table:style-name="Таблица13.A1" office:value-type="string">
            <text:p text:style-name="P19">Работающая система, документация, тестовые отчёты</text:p>
          </table:table-cell>
        </table:table-row>
        <table:table-row>
          <table:table-cell table:style-name="Таблица13.A1" office:value-type="string">
            <text:p text:style-name="P19">Внедрение</text:p>
          </table:table-cell>
          <table:table-cell table:style-name="Таблица13.A1" office:value-type="string">
            <text:p text:style-name="P19">Передать систему <text:soft-page-break/>пользователям</text:p>
          </table:table-cell>
          <table:table-cell table:style-name="Таблица13.A1" office:value-type="string">
            <text:p text:style-name="P19">Развёртывание, обучение, <text:soft-page-break/>исправление ошибок</text:p>
          </table:table-cell>
          <table:table-cell table:style-name="Таблица13.A1" office:value-type="string">
            <text:p text:style-name="Table_20_Contents">Внедрённая система, <text:soft-page-break/>обученные пользователи</text:p>
          </table:table-cell>
        </table:table-row>
      </table:table>
      <text:h text:style-name="P9" text:outline-level="2">7.4. Соотнесение RUP с проектом ИС</text:h>
      <text:p text:style-name="P3">Применение фаз RUP к проекту «БанкКредитКарт»:</text:p>
      <text:p text:style-name="P3"><text:span text:style-name="Strong_20_Emphasis">Инициация:</text:span> Анализ текущих проблем банка с обработкой заявок, формирование целей автоматизации, предварительная оценка затрат и сроков.</text:p>
      <text:p text:style-name="P3"><text:span text:style-name="Strong_20_Emphasis">Проработка:</text:span> Детальный сбор требований от сотрудников банка, проектирование архитектуры системы, создание прототипа интерфейса.</text:p>
      <text:p text:style-name="P3"><text:span text:style-name="Strong_20_Emphasis">Конструирование:</text:span> Разработка модулей ввода заявок, скоринга, формирования документов, интеграционное тестирование.</text:p>
      <text:p text:style-name="P3"><text:span text:style-name="Strong_20_Emphasis">Внедрение:</text:span> Развёртывание на серверах банка, миграция данных, обучение 35 сотрудников, опытная эксплуатация.</text:p>
      <text:h text:style-name="P9" text:outline-level="2">7.5. Декомпозиция проекта по фазам RUP</text:h>
      <text:p text:style-name="P3"><text:span text:style-name="Strong_20_Emphasis">Фаза Инициации (2 недели):</text:span></text:p>
      <text:list text:style-name="L53">
        <text:list-item>
          <text:p text:style-name="P115">Проведение совещания с руководством банка</text:p>
        </text:list-item>
        <text:list-item>
          <text:p text:style-name="P115">Анализ существующих процессов кредитования</text:p>
        </text:list-item>
        <text:list-item>
          <text:p text:style-name="P115">Определение основных требований и ограничений</text:p>
        </text:list-item>
        <text:list-item>
          <text:p text:style-name="P115">Оценка рисков проекта</text:p>
        </text:list-item>
        <text:list-item>
          <text:p text:style-name="P116">Подготовка бизнес-плана</text:p>
        </text:list-item>
      </text:list>
      <text:p text:style-name="P3"><text:span text:style-name="Strong_20_Emphasis">Фаза Проработки (4 недели):</text:span></text:p>
      <text:list text:style-name="L54">
        <text:list-item>
          <text:p text:style-name="P117">Детальный сбор требований (интервью, анкетирование)</text:p>
        </text:list-item>
        <text:list-item>
          <text:p text:style-name="P117">Моделирование бизнес-процессов (AS-IS, TO-BE)</text:p>
        </text:list-item>
        <text:list-item>
          <text:p text:style-name="P117">Проектирование архитектуры (клиент-сервер, микросервисы)</text:p>
        </text:list-item>
        <text:list-item>
          <text:p text:style-name="P117">Проектирование базы данных</text:p>
        </text:list-item>
        <text:list-item>
          <text:p text:style-name="P117">Создание прототипа интерфейса</text:p>
        </text:list-item>
        <text:list-item>
          <text:p text:style-name="P118">Уточнение плана и бюджета</text:p>
        </text:list-item>
      </text:list>
      <text:p text:style-name="P3"><text:span text:style-name="Strong_20_Emphasis">Фаза Конструирования (12 недель):</text:span></text:p>
      <text:list text:style-name="L55">
        <text:list-item>
          <text:p text:style-name="P119">Итерация 1: Модуль авторизации и управления пользователями</text:p>
        </text:list-item>
        <text:list-item>
          <text:p text:style-name="P119">Итерация 2: Модуль ввода и редактирования заявок</text:p>
        </text:list-item>
        <text:list-item>
          <text:p text:style-name="P119">Итерация 3: Модуль скоринга и принятия решений</text:p>
        </text:list-item>
        <text:list-item>
          <text:p text:style-name="P119">Итерация 4: Модуль формирования документов</text:p>
        </text:list-item>
        <text:list-item>
          <text:p text:style-name="P119">Итерация 5: Модуль отчётности</text:p>
        </text:list-item>
        <text:list-item>
          <text:p text:style-name="P119">Интеграционное тестирование</text:p>
        </text:list-item>
        <text:list-item>
          <text:p text:style-name="P120"><text:soft-page-break/>Исправление дефектов</text:p>
        </text:list-item>
      </text:list>
      <text:p text:style-name="P3"><text:span text:style-name="Strong_20_Emphasis">Фаза Внедрения (4 недели):</text:span></text:p>
      <text:list text:style-name="L56">
        <text:list-item>
          <text:p text:style-name="P121">Развёртывание на серверах банка</text:p>
        </text:list-item>
        <text:list-item>
          <text:p text:style-name="P121">Миграция данных из старой системы</text:p>
        </text:list-item>
        <text:list-item>
          <text:p text:style-name="P121">Обучение пользователей</text:p>
        </text:list-item>
        <text:list-item>
          <text:p text:style-name="P121">Опытная эксплуатация</text:p>
        </text:list-item>
        <text:list-item>
          <text:p text:style-name="P121">Приёмочное тестирование</text:p>
        </text:list-item>
        <text:list-item>
          <text:p text:style-name="P122">Передача в промышленную эксплуатацию</text:p>
        </text:list-item>
      </text:list>
      <text:h text:style-name="P9" text:outline-level="2">7.6. Определение ролей на фазах RUP</text:h>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8">Фаза</text:p>
            </table:table-cell>
            <table:table-cell table:style-name="Таблица14.A1" office:value-type="string">
              <text:p text:style-name="P18">Участники</text:p>
            </table:table-cell>
          </table:table-row>
        </table:table-header-rows>
        <table:table-row>
          <table:table-cell table:style-name="Таблица14.A1" office:value-type="string">
            <text:p text:style-name="P19">Инициация</text:p>
          </table:table-cell>
          <table:table-cell table:style-name="Таблица14.A1" office:value-type="string">
            <text:p text:style-name="P19">Руководитель проекта, Куратор, Системный аналитик</text:p>
          </table:table-cell>
        </table:table-row>
        <table:table-row>
          <table:table-cell table:style-name="Таблица14.A1" office:value-type="string">
            <text:p text:style-name="P19">Проработка</text:p>
          </table:table-cell>
          <table:table-cell table:style-name="Таблица14.A1" office:value-type="string">
            <text:p text:style-name="P19">Руководитель проекта, Системный аналитик, Ведущий разработчик, Ключевые пользователи</text:p>
          </table:table-cell>
        </table:table-row>
        <table:table-row>
          <table:table-cell table:style-name="Таблица14.A1" office:value-type="string">
            <text:p text:style-name="P19">Конструирование</text:p>
          </table:table-cell>
          <table:table-cell table:style-name="Таблица14.A1" office:value-type="string">
            <text:p text:style-name="P19">Разработчики, Специалист по тестированию, Администратор БД</text:p>
          </table:table-cell>
        </table:table-row>
        <table:table-row>
          <table:table-cell table:style-name="Таблица14.A1" office:value-type="string">
            <text:p text:style-name="P19">Внедрение</text:p>
          </table:table-cell>
          <table:table-cell table:style-name="Таблица14.A1" office:value-type="string">
            <text:p text:style-name="Table_20_Contents">Руководитель проекта, Администратор БД, Специалист по обучению, Все пользователи</text:p>
          </table:table-cell>
        </table:table-row>
      </table:table>
      <text:h text:style-name="P9" text:outline-level="2">7.7. Определение артефактов</text:h>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18">Фаза</text:p>
            </table:table-cell>
            <table:table-cell table:style-name="Таблица15.A1" office:value-type="string">
              <text:p text:style-name="P18">Артефакты</text:p>
            </table:table-cell>
          </table:table-row>
        </table:table-header-rows>
        <table:table-row>
          <table:table-cell table:style-name="Таблица15.A1" office:value-type="string">
            <text:p text:style-name="P19">Инициация</text:p>
          </table:table-cell>
          <table:table-cell table:style-name="Таблица15.A1" office:value-type="string">
            <text:p text:style-name="P19">Видение проекта, Бизнес-план, Реестр рисков</text:p>
          </table:table-cell>
        </table:table-row>
        <table:table-row>
          <table:table-cell table:style-name="Таблица15.A1" office:value-type="string">
            <text:p text:style-name="P19">Проработка</text:p>
          </table:table-cell>
          <table:table-cell table:style-name="Таблица15.A1" office:value-type="string">
            <text:p text:style-name="P19">Спецификация требований, Архитектурный документ, Прототип</text:p>
          </table:table-cell>
        </table:table-row>
        <table:table-row>
          <table:table-cell table:style-name="Таблица15.A1" office:value-type="string">
            <text:p text:style-name="P19">Конструирование</text:p>
          </table:table-cell>
          <table:table-cell table:style-name="Таблица15.A1" office:value-type="string">
            <text:p text:style-name="P19">Исходный код, Тестовые сценарии, Документация</text:p>
          </table:table-cell>
        </table:table-row>
        <table:table-row>
          <table:table-cell table:style-name="Таблица15.A1" office:value-type="string">
            <text:p text:style-name="P19">Внедрение</text:p>
          </table:table-cell>
          <table:table-cell table:style-name="Таблица15.A1" office:value-type="string">
            <text:p text:style-name="Table_20_Contents">Дистрибутив, Акт приёмки, Протоколы обучения</text:p>
          </table:table-cell>
        </table:table-row>
      </table:table>
      <text:h text:style-name="P9" text:outline-level="2">7.8. Схема применения RUP</text:h>
      <text:p text:style-name="P47">text</text:p>
      <text:p text:style-name="P48"><text:span text:style-name="Source_20_Text">┌────────────────────────────────────────────────────────────────────┐</text:span></text:p>
      <text:p text:style-name="P48"><text:span text:style-name="Source_20_Text">│ <text:s text:c="19"/>ПРОЕКТ «БанкКредитКарт» по RUP <text:s text:c="16"/>│</text:span></text:p>
      <text:p text:style-name="P48"><text:span text:style-name="Source_20_Text">├────────────────────────────────────────────────────────────────────┤</text:span></text:p>
      <text:p text:style-name="P48"><text:span text:style-name="Source_20_Text">│ <text:s text:c="67"/>│</text:span></text:p>
      <text:p text:style-name="P48"><text:span text:style-name="Source_20_Text">│ <text:s text:c="2"/>ИНИЦИАЦИЯ <text:s text:c="9"/>ПРОРАБОТКА <text:s text:c="7"/>КОНСТРУИРОВАНИЕ <text:s text:c="2"/>ВНЕДРЕНИЕ│</text:span></text:p>
      <text:p text:style-name="P48"><text:span text:style-name="Source_20_Text">│ <text:s text:c="2"/>(2 недели) <text:s text:c="8"/>(4 недели) <text:s text:c="7"/>(12 недель) <text:s text:c="6"/>(4 нед.) │</text:span></text:p>
      <text:p text:style-name="P48"><text:span text:style-name="Source_20_Text">│ <text:s text:c="67"/>│</text:span></text:p>
      <text:p text:style-name="P48"><text:soft-page-break/><text:span text:style-name="Source_20_Text">│ <text:s/>┌──────────┐ <text:s text:c="5"/>┌──────────┐ <text:s text:c="5"/>┌──────────┐ <text:s text:c="5"/>┌────────┐ │</text:span></text:p>
      <text:p text:style-name="P48"><text:span text:style-name="Source_20_Text">│ <text:s/>│ <text:s/>Анализ <text:s/>│─────&gt;│Требования│─────&gt;│Итерация 1│─────&gt;│Развёрт.│ │</text:span></text:p>
      <text:p text:style-name="P48"><text:span text:style-name="Source_20_Text">│ <text:s/>│ <text:s/>целей <text:s text:c="2"/>│ <text:s text:c="5"/>│Архитект. │ <text:s text:c="5"/>│Итерация 2│ <text:s text:c="5"/>│Обучение│ │</text:span></text:p>
      <text:p text:style-name="P48"><text:span text:style-name="Source_20_Text">│ <text:s/>│ <text:s/>Риски <text:s text:c="2"/>│ <text:s text:c="5"/>│Прототип <text:s/>│ <text:s text:c="5"/>│Итерация 3│ <text:s text:c="5"/>│Приёмка │ │</text:span></text:p>
      <text:p text:style-name="P48"><text:span text:style-name="Source_20_Text">│ <text:s/>└──────────┘ <text:s text:c="5"/>└──────────┘ <text:s text:c="5"/>│Итерация 4│ <text:s text:c="5"/>└────────┘ │</text:span></text:p>
      <text:p text:style-name="P48"><text:span text:style-name="Source_20_Text">│ <text:s text:c="6"/>│ <text:s text:c="16"/>│ <text:s text:c="11"/>│Итерация 5│ <text:s text:c="10"/>│ <text:s text:c="4"/>│</text:span></text:p>
      <text:p text:style-name="P48"><text:span text:style-name="Source_20_Text">│ <text:s text:c="6"/>▼ <text:s text:c="16"/>▼ <text:s text:c="11"/>└──────────┘ <text:s text:c="10"/>▼ <text:s text:c="4"/>│</text:span></text:p>
      <text:p text:style-name="P48"><text:span text:style-name="Source_20_Text">│ <text:s/>[Видение] <text:s text:c="7"/>[Архитектура] <text:s text:c="5"/>[Система] <text:s text:c="8"/>[Акт ПСИ] │</text:span></text:p>
      <text:p text:style-name="P48"><text:span text:style-name="Source_20_Text">│ <text:s text:c="67"/>│</text:span></text:p>
      <text:p text:style-name="P47"><text:span text:style-name="Source_20_Text">└────────────────────────────────────────────────────────────────────┘</text:span></text:p>
      <text:h text:style-name="P9" text:outline-level="2">7.9. Выводы</text:h>
      <text:p text:style-name="P3">Применение методологии RUP при внедрении ИС «БанкКредитКарт» позволяет:</text:p>
      <text:list text:style-name="L57">
        <text:list-item>
          <text:p text:style-name="P123">Структурировать работы по чётким фазам</text:p>
        </text:list-item>
        <text:list-item>
          <text:p text:style-name="P123">Итеративно развивать систему с постоянной обратной связью</text:p>
        </text:list-item>
        <text:list-item>
          <text:p text:style-name="P123">Эффективно управлять рисками на ранних этапах</text:p>
        </text:list-item>
        <text:list-item>
          <text:p text:style-name="P124">Обеспечить контроль качества на всех этапах разработки</text:p>
        </text:list-item>
      </text:list>
      <text:p text:style-name="P3">Методология RUP особенно эффективна для крупных проектов с высокими требованиями к качеству и надёжности, что соответствует специфике банковской сферы.</text:p>
      <text:p text:style-name="P8"/>
      <text:h text:style-name="P2" text:outline-level="1">8. ФОРМИРОВАНИЕ ИНТЕРФЕЙСОВ И ОРГАНИЗАЦИЯ ДОСТУПА ПОЛЬЗОВАТЕЛЕЙ К ИС</text:h>
      <text:h text:style-name="P9" text:outline-level="2">8.1. Изучение понятий пользовательского интерфейса</text:h>
      <text:p text:style-name="P3"><text:span text:style-name="Strong_20_Emphasis">Пользовательский интерфейс (UI)</text:span> – совокупность средств и методов, позволяющих пользователю взаимодействовать с информационной системой. Качественный интерфейс обеспечивает:</text:p>
      <text:list text:style-name="L58">
        <text:list-item>
          <text:p text:style-name="P125"><text:soft-page-break/>Интуитивно понятное управление</text:p>
        </text:list-item>
        <text:list-item>
          <text:p text:style-name="P125">Минимизацию ошибок пользователя</text:p>
        </text:list-item>
        <text:list-item>
          <text:p text:style-name="P125">Высокую производительность работы</text:p>
        </text:list-item>
        <text:list-item>
          <text:p text:style-name="P126">Удовлетворённость пользователей</text:p>
        </text:list-item>
      </text:list>
      <text:h text:style-name="P9" text:outline-level="2">8.2. Типы интерфейсов ИС</text:h>
      <text:p text:style-name="P3"><text:span text:style-name="Strong_20_Emphasis">Графический пользовательский интерфейс (GUI)</text:span> – интерфейс на основе окон, кнопок, меню. Используется в настольных приложениях. Преимущества: наглядность, удобство. Недостатки: требует установки приложения.</text:p>
      <text:p text:style-name="P3"><text:span text:style-name="Strong_20_Emphasis">Веб-интерфейс</text:span> – интерфейс, доступный через веб-браузер. Преимущества: не требует установки, доступен с любого устройства. Недостатки: зависит от браузера и сети.</text:p>
      <text:p text:style-name="P3"><text:span text:style-name="Strong_20_Emphasis">Командный интерфейс (CLI)</text:span> – текстовый интерфейс для ввода команд. Используется администраторами. Преимущества: гибкость, автоматизация. Недостатки: высокий порог входа.</text:p>
      <text:p text:style-name="P3">Для ИС «БанкКредитКарт» выбран <text:span text:style-name="Strong_20_Emphasis">веб-интерфейс</text:span> как наиболее удобный для массового использования сотрудниками.</text:p>
      <text:h text:style-name="P9" text:outline-level="2">8.3. Определение категорий пользователей</text:h>
      <table:table table:name="Таблица16" table:style-name="Таблица16">
        <table:table-column table:style-name="Таблица16.A"/>
        <table:table-column table:style-name="Таблица16.B"/>
        <table:table-column table:style-name="Таблица16.C"/>
        <table:table-header-rows>
          <table:table-row>
            <table:table-cell table:style-name="Таблица16.A1" office:value-type="string">
              <text:p text:style-name="P18">Категория</text:p>
            </table:table-cell>
            <table:table-cell table:style-name="Таблица16.A1" office:value-type="string">
              <text:p text:style-name="P18">Описание</text:p>
            </table:table-cell>
            <table:table-cell table:style-name="Таблица16.A1" office:value-type="string">
              <text:p text:style-name="P18">Основные действия</text:p>
            </table:table-cell>
          </table:table-row>
        </table:table-header-rows>
        <table:table-row>
          <table:table-cell table:style-name="Таблица16.A1" office:value-type="string">
            <text:p text:style-name="P19">Администратор</text:p>
          </table:table-cell>
          <table:table-cell table:style-name="Таблица16.A1" office:value-type="string">
            <text:p text:style-name="P19">Управление системой</text:p>
          </table:table-cell>
          <table:table-cell table:style-name="Таблица16.A1" office:value-type="string">
            <text:p text:style-name="P19">Настройка, управление пользователями, мониторинг</text:p>
          </table:table-cell>
        </table:table-row>
        <table:table-row>
          <table:table-cell table:style-name="Таблица16.A1" office:value-type="string">
            <text:p text:style-name="P19">Кредитный специалист</text:p>
          </table:table-cell>
          <table:table-cell table:style-name="Таблица16.A1" office:value-type="string">
            <text:p text:style-name="P19">Работа с клиентами</text:p>
          </table:table-cell>
          <table:table-cell table:style-name="Таблица16.A1" office:value-type="string">
            <text:p text:style-name="P19">Создание заявок, ввод данных, формирование документов</text:p>
          </table:table-cell>
        </table:table-row>
        <table:table-row>
          <table:table-cell table:style-name="Таблица16.A1" office:value-type="string">
            <text:p text:style-name="P19">Кредитный аналитик</text:p>
          </table:table-cell>
          <table:table-cell table:style-name="Таблица16.A1" office:value-type="string">
            <text:p text:style-name="P19">Анализ и решения</text:p>
          </table:table-cell>
          <table:table-cell table:style-name="Таблица16.A1" office:value-type="string">
            <text:p text:style-name="P19">Проверка заявок, принятие решений, анализ рисков</text:p>
          </table:table-cell>
        </table:table-row>
        <table:table-row>
          <table:table-cell table:style-name="Таблица16.A1" office:value-type="string">
            <text:p text:style-name="P19">Руководитель</text:p>
          </table:table-cell>
          <table:table-cell table:style-name="Таблица16.A1" office:value-type="string">
            <text:p text:style-name="P19">Контроль и отчётность</text:p>
          </table:table-cell>
          <table:table-cell table:style-name="Таблица16.A1" office:value-type="string">
            <text:p text:style-name="P19">Просмотр отчётов, утверждение крупных лимитов</text:p>
          </table:table-cell>
        </table:table-row>
        <table:table-row>
          <table:table-cell table:style-name="Таблица16.A1" office:value-type="string">
            <text:p text:style-name="P19">Клиент</text:p>
          </table:table-cell>
          <table:table-cell table:style-name="Таблица16.A1" office:value-type="string">
            <text:p text:style-name="P19">Самообслуживание</text:p>
          </table:table-cell>
          <table:table-cell table:style-name="Таблица16.A1" office:value-type="string">
            <text:p text:style-name="Table_20_Contents">Подача заявки, отслеживание статуса</text:p>
          </table:table-cell>
        </table:table-row>
      </table:table>
      <text:h text:style-name="P9" text:outline-level="2">8.4. Требования к интерфейсу</text:h>
      <text:list text:style-name="L59">
        <text:list-item>
          <text:p text:style-name="P127"><text:span text:style-name="Strong_20_Emphasis">Понятность и простота</text:span> – интерфейс должен быть интуитивно понятен без длительного обучения</text:p>
        </text:list-item>
        <text:list-item>
          <text:p text:style-name="P127"><text:span text:style-name="Strong_20_Emphasis">Минимальное количество действий</text:span> – для типовых операций не более 3-5 кликов</text:p>
        </text:list-item>
        <text:list-item>
          <text:p text:style-name="P127"><text:span text:style-name="Strong_20_Emphasis">Логичная навигация</text:span> – понятная структура меню, хлебные крошки</text:p>
        </text:list-item>
        <text:list-item>
          <text:p text:style-name="P127"><text:span text:style-name="Strong_20_Emphasis">Защита от ошибок</text:span> – подтверждение критических действий, валидация ввода</text:p>
        </text:list-item>
        <text:list-item>
          <text:p text:style-name="P127"><text:span text:style-name="Strong_20_Emphasis">Обратная связь</text:span> – уведомления о результатах операций</text:p>
        </text:list-item>
        <text:list-item>
          <text:p text:style-name="P127"><text:span text:style-name="Strong_20_Emphasis">Адаптивность</text:span> – корректное отображение на разных устройствах</text:p>
        </text:list-item>
        <text:list-item>
          <text:p text:style-name="P128"><text:soft-page-break/><text:span text:style-name="Strong_20_Emphasis">Доступность</text:span> – поддержка горячих клавиш, контрастные цвета</text:p>
        </text:list-item>
      </text:list>
      <text:h text:style-name="P9" text:outline-level="2">8.5. Эскиз интерфейса</text:h>
      <text:p text:style-name="P3"><text:span text:style-name="Strong_20_Emphasis">Экран «Создание заявки на кредитную карту»</text:span></text:p>
      <text:p text:style-name="P47">text</text:p>
      <text:p text:style-name="P48"><text:span text:style-name="Source_20_Text">┌──────────────────────────────────────────────────────────────────┐</text:span></text:p>
      <text:p text:style-name="P48"><text:span text:style-name="Source_20_Text">│ <text:s/>БанкКредитКарт <text:s text:c="3"/>[Заявки ▼] [Клиенты] [Отчёты] [?] <text:s/>Иванов А.│</text:span></text:p>
      <text:p text:style-name="P48"><text:span text:style-name="Source_20_Text">├──────────────────────────────────────────────────────────────────┤</text:span></text:p>
      <text:p text:style-name="P48"><text:span text:style-name="Source_20_Text">│ <text:s/>Главная &gt; Заявки &gt; Новая заявка <text:s text:c="31"/>│</text:span></text:p>
      <text:p text:style-name="P48"><text:span text:style-name="Source_20_Text">├──────────────────────────────────────────────────────────────────┤</text:span></text:p>
      <text:p text:style-name="P48"><text:span text:style-name="Source_20_Text">│ <text:s text:c="65"/>│</text:span></text:p>
      <text:p text:style-name="P48"><text:span text:style-name="Source_20_Text">│ <text:s/>┌─────────────────────────────────────────────────────────────┐│</text:span></text:p>
      <text:p text:style-name="P48"><text:span text:style-name="Source_20_Text">│ <text:s/>│ <text:s text:c="14"/>НОВАЯ ЗАЯВКА НА КРЕДИТНУЮ КАРТУ <text:s text:c="14"/>││</text:span></text:p>
      <text:p text:style-name="P48"><text:span text:style-name="Source_20_Text">│ <text:s/>└─────────────────────────────────────────────────────────────┘│</text:span></text:p>
      <text:p text:style-name="P48"><text:span text:style-name="Source_20_Text">│ <text:s text:c="65"/>│</text:span></text:p>
      <text:p text:style-name="P48"><text:span text:style-name="Source_20_Text">│ <text:s/>Персональные данные <text:s text:c="43"/>│</text:span></text:p>
      <text:p text:style-name="P48"><text:span text:style-name="Source_20_Text">│ <text:s/>┌──────────────────────┐ <text:s/>┌──────────────────────┐ <text:s text:c="11"/>│</text:span></text:p>
      <text:p text:style-name="P48"><text:span text:style-name="Source_20_Text">│ <text:s/>│ Фамилия * <text:s text:c="11"/>│ <text:s/>│ Имя * <text:s text:c="15"/>│ <text:s text:c="11"/>│</text:span></text:p>
      <text:p text:style-name="P48"><text:span text:style-name="Source_20_Text">│ <text:s/>│ [___________________]│ <text:s/>│ [___________________]│ <text:s text:c="11"/>│</text:span></text:p>
      <text:p text:style-name="P48"><text:span text:style-name="Source_20_Text">│ <text:s/>└──────────────────────┘ <text:s/>└──────────────────────┘ <text:s text:c="11"/>│</text:span></text:p>
      <text:p text:style-name="P48"><text:span text:style-name="Source_20_Text">│ <text:s/>┌──────────────────────┐ <text:s/>┌──────────────────────┐ <text:s text:c="11"/>│</text:span></text:p>
      <text:p text:style-name="P48"><text:span text:style-name="Source_20_Text">│ <text:s/>│ Отчество <text:s text:c="12"/>│ <text:s/>│ Дата рождения * <text:s text:c="5"/>│ <text:s text:c="11"/>│</text:span></text:p>
      <text:p text:style-name="P48"><text:span text:style-name="Source_20_Text">│ <text:s/>│ [___________________]│ <text:s/>│ [__.__.____ 📅 ] <text:s text:c="4"/>│ <text:s text:c="11"/>│</text:span></text:p>
      <text:p text:style-name="P48"><text:soft-page-break/><text:span text:style-name="Source_20_Text">│ <text:s/>└──────────────────────┘ <text:s/>└──────────────────────┘ <text:s text:c="11"/>│</text:span></text:p>
      <text:p text:style-name="P48"><text:span text:style-name="Source_20_Text">│ <text:s text:c="65"/>│</text:span></text:p>
      <text:p text:style-name="P48"><text:span text:style-name="Source_20_Text">│ <text:s/>Контактные данные <text:s text:c="45"/>│</text:span></text:p>
      <text:p text:style-name="P48"><text:span text:style-name="Source_20_Text">│ <text:s/>┌──────────────────────┐ <text:s/>┌──────────────────────┐ <text:s text:c="11"/>│</text:span></text:p>
      <text:p text:style-name="P48"><text:span text:style-name="Source_20_Text">│ <text:s/>│ Телефон * <text:s text:c="11"/>│ <text:s/>│ Email <text:s text:c="15"/>│ <text:s text:c="11"/>│</text:span></text:p>
      <text:p text:style-name="P48"><text:span text:style-name="Source_20_Text">│ <text:s/>│ [+7 (___) ___-__-__]│ <text:s/>│ [___________________]│ <text:s text:c="11"/>│</text:span></text:p>
      <text:p text:style-name="P48"><text:span text:style-name="Source_20_Text">│ <text:s/>└──────────────────────┘ <text:s/>└──────────────────────┘ <text:s text:c="11"/>│</text:span></text:p>
      <text:p text:style-name="P48"><text:span text:style-name="Source_20_Text">│ <text:s text:c="65"/>│</text:span></text:p>
      <text:p text:style-name="P48"><text:span text:style-name="Source_20_Text">│ <text:s/>Параметры карты <text:s text:c="47"/>│</text:span></text:p>
      <text:p text:style-name="P48"><text:span text:style-name="Source_20_Text">│ <text:s/>┌──────────────────────┐ <text:s/>┌──────────────────────┐ <text:s text:c="11"/>│</text:span></text:p>
      <text:p text:style-name="P48"><text:span text:style-name="Source_20_Text">│ <text:s/>│ Тип карты * <text:s text:c="9"/>│ <text:s/>│ Желаемый лимит <text:s text:c="6"/>│ <text:s text:c="11"/>│</text:span></text:p>
      <text:p text:style-name="P48"><text:span text:style-name="Source_20_Text">│ <text:s/>│ [Classic <text:s text:c="7"/>▼] <text:s text:c="2"/>│ <text:s/>│ [___________] руб. <text:s text:c="2"/>│ <text:s text:c="11"/>│</text:span></text:p>
      <text:p text:style-name="P48"><text:span text:style-name="Source_20_Text">│ <text:s/>└──────────────────────┘ <text:s/>└──────────────────────┘ <text:s text:c="11"/>│</text:span></text:p>
      <text:p text:style-name="P48"><text:span text:style-name="Source_20_Text">│ <text:s text:c="65"/>│</text:span></text:p>
      <text:p text:style-name="P48"><text:span text:style-name="Source_20_Text">│ <text:s text:c="11"/>[Отмена] <text:s text:c="19"/>[Далее ▶] <text:s text:c="15"/>│</text:span></text:p>
      <text:p text:style-name="P48"><text:span text:style-name="Source_20_Text">│ <text:s text:c="65"/>│</text:span></text:p>
      <text:p text:style-name="P48"><text:span text:style-name="Source_20_Text">│ <text:s/>Шаг 1 из 4: Основные данные <text:s text:c="35"/>│</text:span></text:p>
      <text:p text:style-name="P48"><text:span text:style-name="Source_20_Text">│ <text:s/>●───○───○───○ <text:s text:c="49"/>│</text:span></text:p>
      <text:p text:style-name="P47"><text:span text:style-name="Source_20_Text">└──────────────────────────────────────────────────────────────────┘</text:span></text:p>
      <text:h text:style-name="P9" text:outline-level="2">8.6. Изучение понятий разграничения доступа</text:h>
      <text:p text:style-name="P3"><text:span text:style-name="Strong_20_Emphasis">Идентификация</text:span> – процедура установления личности пользователя (ввод логина).</text:p>
      <text:p text:style-name="P3"><text:span text:style-name="Strong_20_Emphasis">Аутентификация</text:span> – процедура подтверждения личности (проверка пароля, биометрии).</text:p>
      <text:p text:style-name="P3"><text:soft-page-break/><text:span text:style-name="Strong_20_Emphasis">Авторизация</text:span> – процедура определения прав доступа пользователя к ресурсам системы.</text:p>
      <text:p text:style-name="P3"><text:span text:style-name="Strong_20_Emphasis">Разграничение прав доступа</text:span> – механизм контроля доступа пользователей к функциям и данным системы.</text:p>
      <text:h text:style-name="P9" text:outline-level="2">8.7. Модели доступа</text:h>
      <text:p text:style-name="P3"><text:span text:style-name="Strong_20_Emphasis">Дискреционная модель (DAC)</text:span> – владелец ресурса сам определяет права доступа других пользователей. Гибкая, но сложно управляемая в крупных системах.</text:p>
      <text:p text:style-name="P3"><text:span text:style-name="Strong_20_Emphasis">Ролевая модель (RBAC)</text:span> – права назначаются ролям, пользователи получают роли. Удобна для корпоративных систем с чёткими должностными обязанностями.</text:p>
      <text:p text:style-name="P3"><text:span text:style-name="Strong_20_Emphasis">Мандатная модель (MAC)</text:span> – права определяются метками секретности. Используется в системах с высокими требованиями безопасности.</text:p>
      <text:p text:style-name="P3">Для ИС «БанкКредитКарт» выбрана <text:span text:style-name="Strong_20_Emphasis">ролевая модель (RBAC)</text:span> как наиболее подходящая для банковской структуры.</text:p>
      <text:h text:style-name="P9" text:outline-level="2">8.8. Матрица прав доступа</text:h>
      <text:p text:style-name="P3"><text:span text:style-name="Strong_20_Emphasis">Таблица 6 – Матрица прав доступа</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header-rows>
          <table:table-row>
            <table:table-cell table:style-name="Таблица17.A1" office:value-type="string">
              <text:p text:style-name="P18">Роль</text:p>
            </table:table-cell>
            <table:table-cell table:style-name="Таблица17.A1" office:value-type="string">
              <text:p text:style-name="P18">Просмотр заявок</text:p>
            </table:table-cell>
            <table:table-cell table:style-name="Таблица17.A1" office:value-type="string">
              <text:p text:style-name="P18">Создание заявок</text:p>
            </table:table-cell>
            <table:table-cell table:style-name="Таблица17.A1" office:value-type="string">
              <text:p text:style-name="P18">Принятие решений</text:p>
            </table:table-cell>
            <table:table-cell table:style-name="Таблица17.A1" office:value-type="string">
              <text:p text:style-name="P18">Удаление</text:p>
            </table:table-cell>
            <table:table-cell table:style-name="Таблица17.A1" office:value-type="string">
              <text:p text:style-name="P18">Отчёты</text:p>
            </table:table-cell>
            <table:table-cell table:style-name="Таблица17.A1" office:value-type="string">
              <text:p text:style-name="P18">Администрирование</text:p>
            </table:table-cell>
          </table:table-row>
        </table:table-header-rows>
        <table:table-row>
          <table:table-cell table:style-name="Таблица17.A1" office:value-type="string">
            <text:p text:style-name="P19">Администратор</text:p>
          </table:table-cell>
          <table:table-cell table:style-name="Таблица17.A1" office:value-type="string">
            <text:p text:style-name="P19">Все</text:p>
          </table:table-cell>
          <table:table-cell table:style-name="Таблица17.A1" office:value-type="string">
            <text:p text:style-name="P19">Нет</text:p>
          </table:table-cell>
          <table:table-cell table:style-name="Таблица17.A1" office:value-type="string">
            <text:p text:style-name="P19">Нет</text:p>
          </table:table-cell>
          <table:table-cell table:style-name="Таблица17.A1" office:value-type="string">
            <text:p text:style-name="P19">Да</text:p>
          </table:table-cell>
          <table:table-cell table:style-name="Таблица17.A1" office:value-type="string">
            <text:p text:style-name="P19">Да</text:p>
          </table:table-cell>
          <table:table-cell table:style-name="Таблица17.A1" office:value-type="string">
            <text:p text:style-name="P19">Да</text:p>
          </table:table-cell>
        </table:table-row>
        <table:table-row>
          <table:table-cell table:style-name="Таблица17.A1" office:value-type="string">
            <text:p text:style-name="P19">Кредитный специалист</text:p>
          </table:table-cell>
          <table:table-cell table:style-name="Таблица17.A1" office:value-type="string">
            <text:p text:style-name="P19">Свои</text:p>
          </table:table-cell>
          <table:table-cell table:style-name="Таблица17.A1" office:value-type="string">
            <text:p text:style-name="P19">Да</text:p>
          </table:table-cell>
          <table:table-cell table:style-name="Таблица17.A1" office:value-type="string">
            <text:p text:style-name="P19">Нет</text:p>
          </table:table-cell>
          <table:table-cell table:style-name="Таблица17.A1" office:value-type="string">
            <text:p text:style-name="P19">Нет</text:p>
          </table:table-cell>
          <table:table-cell table:style-name="Таблица17.A1" office:value-type="string">
            <text:p text:style-name="P19">Нет</text:p>
          </table:table-cell>
          <table:table-cell table:style-name="Таблица17.A1" office:value-type="string">
            <text:p text:style-name="P19">Нет</text:p>
          </table:table-cell>
        </table:table-row>
        <table:table-row>
          <table:table-cell table:style-name="Таблица17.A1" office:value-type="string">
            <text:p text:style-name="P19">Кредитный аналитик</text:p>
          </table:table-cell>
          <table:table-cell table:style-name="Таблица17.A1" office:value-type="string">
            <text:p text:style-name="P19">Все</text:p>
          </table:table-cell>
          <table:table-cell table:style-name="Таблица17.A1" office:value-type="string">
            <text:p text:style-name="P19">Нет</text:p>
          </table:table-cell>
          <table:table-cell table:style-name="Таблица17.A1" office:value-type="string">
            <text:p text:style-name="P19">Да</text:p>
          </table:table-cell>
          <table:table-cell table:style-name="Таблица17.A1" office:value-type="string">
            <text:p text:style-name="P19">Нет</text:p>
          </table:table-cell>
          <table:table-cell table:style-name="Таблица17.A1" office:value-type="string">
            <text:p text:style-name="P19">Ограничено</text:p>
          </table:table-cell>
          <table:table-cell table:style-name="Таблица17.A1" office:value-type="string">
            <text:p text:style-name="P19">Нет</text:p>
          </table:table-cell>
        </table:table-row>
        <table:table-row>
          <table:table-cell table:style-name="Таблица17.A1" office:value-type="string">
            <text:p text:style-name="P19">Руководитель</text:p>
          </table:table-cell>
          <table:table-cell table:style-name="Таблица17.A1" office:value-type="string">
            <text:p text:style-name="P19">Все</text:p>
          </table:table-cell>
          <table:table-cell table:style-name="Таблица17.A1" office:value-type="string">
            <text:p text:style-name="P19">Нет</text:p>
          </table:table-cell>
          <table:table-cell table:style-name="Таблица17.A1" office:value-type="string">
            <text:p text:style-name="P19">Да (крупные)</text:p>
          </table:table-cell>
          <table:table-cell table:style-name="Таблица17.A1" office:value-type="string">
            <text:p text:style-name="P19">Нет</text:p>
          </table:table-cell>
          <table:table-cell table:style-name="Таблица17.A1" office:value-type="string">
            <text:p text:style-name="P19">Да</text:p>
          </table:table-cell>
          <table:table-cell table:style-name="Таблица17.A1" office:value-type="string">
            <text:p text:style-name="P19">Нет</text:p>
          </table:table-cell>
        </table:table-row>
        <table:table-row>
          <table:table-cell table:style-name="Таблица17.A1" office:value-type="string">
            <text:p text:style-name="P19">Клиент</text:p>
          </table:table-cell>
          <table:table-cell table:style-name="Таблица17.A1" office:value-type="string">
            <text:p text:style-name="P19">Свои</text:p>
          </table:table-cell>
          <table:table-cell table:style-name="Таблица17.A1" office:value-type="string">
            <text:p text:style-name="P19">Да (онлайн)</text:p>
          </table:table-cell>
          <table:table-cell table:style-name="Таблица17.A1" office:value-type="string">
            <text:p text:style-name="P19">Нет</text:p>
          </table:table-cell>
          <table:table-cell table:style-name="Таблица17.A1" office:value-type="string">
            <text:p text:style-name="P19">Нет</text:p>
          </table:table-cell>
          <table:table-cell table:style-name="Таблица17.A1" office:value-type="string">
            <text:p text:style-name="P19">Нет</text:p>
          </table:table-cell>
          <table:table-cell table:style-name="Таблица17.A1" office:value-type="string">
            <text:p text:style-name="Table_20_Contents">Нет</text:p>
          </table:table-cell>
        </table:table-row>
      </table:table>
      <text:h text:style-name="P9" text:outline-level="2">8.9. Настройка доступа к сетевым устройствам (теоретически)</text:h>
      <text:p text:style-name="P3"><text:span text:style-name="Strong_20_Emphasis">Порядок настройки доступа:</text:span></text:p>
      <text:list text:style-name="L60">
        <text:list-item>
          <text:p text:style-name="P129"><text:span text:style-name="Strong_20_Emphasis">Создание учётных записей:</text:span></text:p>
          <text:list>
            <text:list-item>
              <text:p text:style-name="P130">Каждому пользователю создаётся уникальная учётная запись</text:p>
            </text:list-item>
            <text:list-item>
              <text:p text:style-name="P130">Логин формируется по шаблону: первая буква имени + фамилия (aivanov)</text:p>
            </text:list-item>
            <text:list-item>
              <text:p text:style-name="P130">Временный пароль генерируется системой</text:p>
            </text:list-item>
          </text:list>
        </text:list-item>
        <text:list-item>
          <text:p text:style-name="P129"><text:soft-page-break/><text:span text:style-name="Strong_20_Emphasis">Назначение паролей:</text:span></text:p>
          <text:list>
            <text:list-item>
              <text:p text:style-name="P130">Минимальная длина: 8 символов</text:p>
            </text:list-item>
            <text:list-item>
              <text:p text:style-name="P130">Требования: буквы разного регистра, цифры, спецсимволы</text:p>
            </text:list-item>
            <text:list-item>
              <text:p text:style-name="P130">Срок действия: 90 дней</text:p>
            </text:list-item>
            <text:list-item>
              <text:p text:style-name="P130">Запрет повторного использования последних 5 паролей</text:p>
            </text:list-item>
          </text:list>
        </text:list-item>
        <text:list-item>
          <text:p text:style-name="P129"><text:span text:style-name="Strong_20_Emphasis">Уровни доступа:</text:span></text:p>
          <text:list>
            <text:list-item>
              <text:p text:style-name="P130">Пользователю назначается одна или несколько ролей</text:p>
            </text:list-item>
            <text:list-item>
              <text:p text:style-name="P130">Права определяются в соответствии с матрицей доступа</text:p>
            </text:list-item>
            <text:list-item>
              <text:p text:style-name="P129">Дополнительные ограничения по IP-адресам для администраторов</text:p>
            </text:list-item>
          </text:list>
        </text:list-item>
      </text:list>
      <text:h text:style-name="P9" text:outline-level="2">8.10. Выводы</text:h>
      <text:p text:style-name="P3">Правильное разграничение доступа является критически важным элементом безопасности информационной системы банка. Ролевая модель RBAC позволяет эффективно управлять правами большого количества пользователей, обеспечивая принцип минимальных привилегий. Качественный пользовательский интерфейс повышает производительность работы и снижает количество ошибок.</text:p>
      <text:p text:style-name="P8"/>
      <text:h text:style-name="P2" text:outline-level="1">9. ВЫПОЛНЕНИЕ ЗАДАЧ ТЕСТИРОВАНИЯ В ПРОЦЕССЕ ВНЕДРЕНИЯ ИС. УСТРАНЕНИЕ ЗАМЕЧАНИЙ</text:h>
      <text:h text:style-name="P9" text:outline-level="2">9.1. Изучение понятия тестирования ИС</text:h>
      <text:p text:style-name="P3"><text:span text:style-name="Strong_20_Emphasis">Тестирование</text:span> – процесс проверки соответствия информационной системы требованиям и выявления дефектов. Тестирование является неотъемлемой частью жизненного цикла ИС и позволяет:</text:p>
      <text:list text:style-name="L61">
        <text:list-item>
          <text:p text:style-name="P131">Выявить ошибки до ввода в эксплуатацию</text:p>
        </text:list-item>
        <text:list-item>
          <text:p text:style-name="P131">Проверить соответствие требованиям</text:p>
        </text:list-item>
        <text:list-item>
          <text:p text:style-name="P131">Оценить качество системы</text:p>
        </text:list-item>
        <text:list-item>
          <text:p text:style-name="P132">Снизить риски при внедрении</text:p>
        </text:list-item>
      </text:list>
      <text:h text:style-name="P9" text:outline-level="2">9.2. Виды тестирования</text:h>
      <text:p text:style-name="P3"><text:span text:style-name="Strong_20_Emphasis">Модульное тестирование</text:span> – проверка отдельных модулей (функций, процедур) системы изолированно. Выполняется разработчиками.</text:p>
      <text:p text:style-name="P3"><text:span text:style-name="Strong_20_Emphasis">Интеграционное тестирование</text:span> – проверка взаимодействия между модулями системы. Выявляет ошибки на стыках компонентов.</text:p>
      <text:p text:style-name="P3"><text:soft-page-break/><text:span text:style-name="Strong_20_Emphasis">Системное тестирование</text:span> – проверка системы в целом на соответствие требованиям. Включает функциональное и нефункциональ</text:p>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6T16:50:57.334958000</meta:creation-date>
    <dc:date>2026-02-26T17:02:42.004230700</dc:date>
    <meta:editing-duration>PT1M17S</meta:editing-duration>
    <meta:editing-cycles>1</meta:editing-cycles>
    <meta:document-statistic meta:table-count="17" meta:image-count="0" meta:object-count="0" meta:page-count="33" meta:paragraph-count="1004" meta:word-count="5420" meta:character-count="45931" meta:non-whitespace-character-count="39414"/>
    <meta:generator>LibreOffice/25.2.7.2$Windows_X86_64 LibreOffice_project/5cbfd1ab6520636bb5f7b99185aa69bd7456825d</meta:generator>
  </office:meta>
</office:document-meta>
</file>